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Open Sans', sans-serif"/>
    <style:font-face style:name="Lohit Devanagari1" svg:font-family="'Lohit Devanagari'"/>
    <style:font-face style:name="monospace" svg:font-family="monospace,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Quotations">
      <style:paragraph-properties fo:margin-left="1cm" fo:margin-right="1cm" fo:margin-top="0cm" fo:margin-bottom="0cm" loext:contextual-spacing="false" fo:line-height="173%" fo:text-indent="0cm" style:auto-text-indent="false" fo:padding-left="0.397cm" fo:padding-right="0.397cm" fo:padding-top="0.265cm" fo:padding-bottom="0.265cm" fo:border="0.06pt solid #cccccc"/>
      <style:text-properties fo:color="#808080"/>
    </style:style>
    <style:style style:name="P2" style:family="paragraph" style:parent-style-name="Quotations">
      <style:paragraph-properties fo:margin-left="1cm" fo:margin-right="1cm" fo:margin-top="0cm" fo:margin-bottom="0cm" loext:contextual-spacing="false" fo:line-height="173%" fo:text-indent="0cm" style:auto-text-indent="false" fo:padding-left="0.397cm" fo:padding-right="0.397cm" fo:padding-top="0.265cm" fo:padding-bottom="0.265cm" fo:border="0.06pt solid #cccccc"/>
      <style:text-properties fo:color="#808080" fo:background-color="transparent"/>
    </style:style>
    <style:style style:name="P3" style:family="paragraph" style:parent-style-name="Quotations">
      <style:paragraph-properties fo:margin-left="1cm" fo:margin-right="1cm" fo:margin-top="0cm" fo:margin-bottom="0cm" loext:contextual-spacing="false" fo:line-height="173%" fo:text-indent="0cm" style:auto-text-indent="false" fo:padding-left="0.397cm" fo:padding-right="0.397cm" fo:padding-top="0.265cm" fo:padding-bottom="0.265cm" fo:border="0.06pt solid #cccccc"/>
    </style:style>
    <style:style style:name="P4" style:family="paragraph" style:parent-style-name="Quotations">
      <style:paragraph-properties fo:margin-left="1cm" fo:margin-right="1cm" fo:margin-top="0cm" fo:margin-bottom="0cm" loext:contextual-spacing="false" fo:line-height="173%" fo:text-indent="0cm" style:auto-text-indent="false" fo:padding-left="0.397cm" fo:padding-right="0.397cm" fo:padding-top="0.265cm" fo:padding-bottom="0.265cm" fo:border="0.06pt solid #cccccc"/>
      <style:text-properties officeooo:paragraph-rsid="0022eb76"/>
    </style:style>
    <style:style style:name="P5" style:family="paragraph" style:parent-style-name="Text_20_body">
      <style:paragraph-properties fo:margin-left="0cm" fo:margin-right="0cm" fo:margin-top="0cm" fo:margin-bottom="0.344cm" loext:contextual-spacing="false" fo:line-height="173%" fo:text-indent="0cm" style:auto-text-indent="false"/>
    </style:style>
    <style:style style:name="P6" style:family="paragraph" style:parent-style-name="Text_20_body">
      <style:paragraph-properties fo:margin-left="0cm" fo:margin-right="0cm" fo:margin-top="0cm" fo:margin-bottom="0.344cm" loext:contextual-spacing="false" fo:line-height="173%" fo:text-indent="0cm" style:auto-text-indent="false"/>
      <style:text-properties officeooo:paragraph-rsid="003e859e"/>
    </style:style>
    <style:style style:name="P7" style:family="paragraph" style:parent-style-name="Text_20_body">
      <style:paragraph-properties fo:margin-left="0cm" fo:margin-right="0cm" fo:margin-top="0cm" fo:margin-bottom="0.344cm" loext:contextual-spacing="false" fo:line-height="173%" fo:text-indent="0cm" style:auto-text-indent="false"/>
      <style:text-properties officeooo:paragraph-rsid="002c3694"/>
    </style:style>
    <style:style style:name="P8" style:family="paragraph" style:parent-style-name="Text_20_body">
      <style:paragraph-properties fo:margin-left="0cm" fo:margin-right="0cm" fo:margin-top="0cm" fo:margin-bottom="0.344cm" loext:contextual-spacing="false" fo:line-height="173%" fo:text-indent="0cm" style:auto-text-indent="false"/>
      <style:text-properties fo:background-color="transparent"/>
    </style:style>
    <style:style style:name="P9" style:family="paragraph" style:parent-style-name="Heading_20_2">
      <style:paragraph-properties fo:margin-left="0cm" fo:margin-right="0cm" fo:margin-top="0cm" fo:margin-bottom="0.397cm" loext:contextual-spacing="false" fo:line-height="130%" fo:text-indent="0cm" style:auto-text-indent="false"/>
      <style:text-properties fo:color="#5a5a5a" fo:font-size="16.5pt" fo:font-weight="normal"/>
    </style:style>
    <style:style style:name="P10" style:family="paragraph" style:parent-style-name="Heading_20_2">
      <style:paragraph-properties fo:margin-left="0cm" fo:margin-right="0cm" fo:margin-top="0cm" fo:margin-bottom="0.397cm" loext:contextual-spacing="false" fo:line-height="130%" fo:text-indent="0cm" style:auto-text-indent="false"/>
      <style:text-properties fo:color="#5a5a5a" fo:font-size="16.5pt" fo:font-weight="normal" fo:background-color="transparent"/>
    </style:style>
    <style:style style:name="P11" style:family="paragraph" style:parent-style-name="Heading_20_2">
      <style:paragraph-properties fo:margin-left="0cm" fo:margin-right="0cm" fo:margin-top="0cm" fo:margin-bottom="0.397cm" loext:contextual-spacing="false" fo:line-height="130%" fo:text-indent="0cm" style:auto-text-indent="false" fo:break-before="page"/>
      <style:text-properties fo:color="#5a5a5a" fo:font-size="16.5pt" fo:font-weight="normal"/>
    </style:style>
    <style:style style:name="P12" style:family="paragraph" style:parent-style-name="Heading_20_2">
      <style:paragraph-properties fo:margin-left="0cm" fo:margin-right="0cm" fo:margin-top="0cm" fo:margin-bottom="0.397cm" loext:contextual-spacing="false" fo:line-height="130%" fo:text-indent="0cm" style:auto-text-indent="false" fo:break-before="page"/>
      <style:text-properties fo:color="#5a5a5a" fo:font-size="16.5pt" fo:font-weight="normal" fo:background-color="transparent"/>
    </style:style>
    <style:style style:name="P13" style:family="paragraph" style:parent-style-name="Heading_20_5">
      <style:paragraph-properties fo:margin-left="0cm" fo:margin-right="0cm" fo:margin-top="0.529cm" fo:margin-bottom="0.265cm" loext:contextual-spacing="false" fo:text-indent="0cm" style:auto-text-indent="false"/>
      <style:text-properties fo:font-weight="bold"/>
    </style:style>
    <style:style style:name="P14" style:family="paragraph" style:parent-style-name="Heading_20_5">
      <style:paragraph-properties fo:margin-left="0cm" fo:margin-right="0cm" fo:margin-top="0.529cm" fo:margin-bottom="0.265cm" loext:contextual-spacing="false" fo:text-indent="0cm" style:auto-text-indent="false"/>
      <style:text-properties fo:font-weight="bold" fo:background-color="transparent"/>
    </style:style>
    <style:style style:name="P15" style:family="paragraph" style:parent-style-name="Heading_20_5">
      <style:paragraph-properties fo:margin-left="0cm" fo:margin-right="0cm" fo:margin-top="0.529cm" fo:margin-bottom="0.265cm" loext:contextual-spacing="false" fo:text-indent="0cm" style:auto-text-indent="false"/>
      <style:text-properties fo:font-weight="bold" officeooo:paragraph-rsid="0064e95c" fo:background-color="transparent"/>
    </style:style>
    <style:style style:name="P16" style:family="paragraph" style:parent-style-name="Heading_20_4">
      <style:paragraph-properties fo:margin-left="0cm" fo:margin-right="0cm" fo:margin-top="0.529cm" fo:margin-bottom="0.265cm" loext:contextual-spacing="false" fo:text-indent="0cm" style:auto-text-indent="false"/>
      <style:text-properties fo:font-size="12pt" fo:font-weight="normal"/>
    </style:style>
    <style:style style:name="P17" style:family="paragraph" style:parent-style-name="Heading_20_4">
      <style:paragraph-properties fo:margin-left="0cm" fo:margin-right="0cm" fo:margin-top="0.529cm" fo:margin-bottom="0.265cm" loext:contextual-spacing="false" fo:text-indent="0cm" style:auto-text-indent="false"/>
      <style:text-properties fo:font-size="12pt" fo:font-weight="normal" fo:background-color="transparent"/>
    </style:style>
    <style:style style:name="P18" style:family="paragraph" style:parent-style-name="Heading_20_3">
      <style:paragraph-properties fo:margin-left="0cm" fo:margin-right="0cm" fo:margin-top="0.794cm" fo:margin-bottom="0.397cm" loext:contextual-spacing="false" fo:text-indent="0cm" style:auto-text-indent="false"/>
      <style:text-properties fo:font-size="13.5pt" fo:font-weight="normal"/>
    </style:style>
    <style:style style:name="P19" style:family="paragraph" style:parent-style-name="Heading_20_3">
      <style:paragraph-properties fo:margin-left="0cm" fo:margin-right="0cm" fo:margin-top="0.794cm" fo:margin-bottom="0.397cm" loext:contextual-spacing="false" fo:text-indent="0cm" style:auto-text-indent="false"/>
      <style:text-properties fo:font-size="13.5pt" fo:font-weight="normal" fo:background-color="transparent"/>
    </style:style>
    <style:style style:name="P20" style:family="paragraph" style:parent-style-name="Preformatted_20_Text">
      <loext:graphic-properties draw:fill="solid" draw:fill-color="#f9f9f9" draw:opacity="100%"/>
      <style:paragraph-properties fo:margin-left="0cm" fo:margin-right="0cm" style:line-height-at-least="0.423cm" fo:text-indent="0cm" style:auto-text-indent="false" fo:background-color="#f9f9f9" fo:padding-left="0.397cm" fo:padding-right="0.397cm" fo:padding-top="0.265cm" fo:padding-bottom="0.265cm" fo:border="0.06pt solid #d1d1d1"/>
    </style:style>
    <style:style style:name="P21" style:family="paragraph" style:parent-style-name="Preformatted_20_Text">
      <loext:graphic-properties draw:fill="solid" draw:fill-color="#f9f9f9" draw:opacity="100%"/>
      <style:paragraph-properties fo:margin-top="0cm" fo:margin-bottom="0.499cm" loext:contextual-spacing="false" style:line-height-at-least="0.423cm" fo:background-color="#f9f9f9" fo:padding-left="0.397cm" fo:padding-right="0.397cm" fo:padding-top="0.265cm" fo:padding-bottom="0.265cm" fo:border="0.06pt solid #d1d1d1"/>
    </style:style>
    <style:style style:name="P22" style:family="paragraph" style:parent-style-name="Preformatted_20_Text">
      <loext:graphic-properties draw:fill="solid" draw:fill-color="#f9f9f9" draw:opacity="100%"/>
      <style:paragraph-properties style:line-height-at-least="0.423cm" fo:background-color="#f9f9f9" fo:padding-left="0.397cm" fo:padding-right="0.397cm" fo:padding-top="0.265cm" fo:padding-bottom="0.265cm" fo:border="0.06pt solid #d1d1d1"/>
    </style:style>
    <style:style style:name="P23" style:family="paragraph" style:parent-style-name="Heading_20_1">
      <style:text-properties fo:font-variant="normal" fo:text-transform="none" fo:color="#0b4e22" style:font-name="Helvetica Neue" fo:letter-spacing="normal" fo:font-style="normal" fo:font-weight="bold"/>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5">
      <style:paragraph-properties>
        <style:tab-stops>
          <style:tab-stop style:position="15.004cm" style:type="right" style:leader-style="dotted" style:leader-text="."/>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4">
      <style:paragraph-properties>
        <style:tab-stops>
          <style:tab-stop style:position="15.503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Text_20_body">
      <style:paragraph-properties fo:break-before="page"/>
    </style:style>
    <style:style style:name="P30" style:family="paragraph" style:parent-style-name="jsonapi">
      <style:text-properties officeooo:rsid="00d95c39" officeooo:paragraph-rsid="00d95c39"/>
    </style:style>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1"/>
    <style:style style:name="P42" style:family="paragraph" style:parent-style-name="Text_20_body" style:list-style-name="L12"/>
    <style:style style:name="P43" style:family="paragraph" style:parent-style-name="Text_20_body" style:list-style-name="L13">
      <style:text-properties fo:background-color="transparent"/>
    </style:style>
    <style:style style:name="P44" style:family="paragraph" style:parent-style-name="Text_20_body" style:list-style-name="L14"/>
    <style:style style:name="P45" style:family="paragraph" style:parent-style-name="Text_20_body" style:list-style-name="L15"/>
    <style:style style:name="P46" style:family="paragraph" style:parent-style-name="Text_20_body" style:list-style-name="L16"/>
    <style:style style:name="P47" style:family="paragraph" style:parent-style-name="Text_20_body" style:list-style-name="L17"/>
    <style:style style:name="P48" style:family="paragraph" style:parent-style-name="Text_20_body" style:list-style-name="L1">
      <style:paragraph-properties fo:margin-top="0cm" fo:margin-bottom="0cm" loext:contextual-spacing="false"/>
    </style:style>
    <style:style style:name="P49" style:family="paragraph" style:parent-style-name="Text_20_body" style:list-style-name="L2">
      <style:paragraph-properties fo:margin-top="0cm" fo:margin-bottom="0cm" loext:contextual-spacing="false"/>
    </style:style>
    <style:style style:name="P50" style:family="paragraph" style:parent-style-name="Text_20_body" style:list-style-name="L3">
      <style:paragraph-properties fo:margin-top="0cm" fo:margin-bottom="0cm" loext:contextual-spacing="false"/>
    </style:style>
    <style:style style:name="P51" style:family="paragraph" style:parent-style-name="Text_20_body" style:list-style-name="L4">
      <style:paragraph-properties fo:margin-top="0cm" fo:margin-bottom="0cm" loext:contextual-spacing="false"/>
    </style:style>
    <style:style style:name="P52" style:family="paragraph" style:parent-style-name="Text_20_body" style:list-style-name="L5">
      <style:paragraph-properties fo:margin-top="0cm" fo:margin-bottom="0cm" loext:contextual-spacing="false"/>
    </style:style>
    <style:style style:name="P53" style:family="paragraph" style:parent-style-name="Text_20_body" style:list-style-name="L6">
      <style:paragraph-properties fo:margin-top="0cm" fo:margin-bottom="0cm" loext:contextual-spacing="false"/>
    </style:style>
    <style:style style:name="P54" style:family="paragraph" style:parent-style-name="Text_20_body" style:list-style-name="L7">
      <style:paragraph-properties fo:margin-top="0cm" fo:margin-bottom="0cm" loext:contextual-spacing="false"/>
    </style:style>
    <style:style style:name="P55" style:family="paragraph" style:parent-style-name="Text_20_body" style:list-style-name="L8">
      <style:paragraph-properties fo:margin-top="0cm" fo:margin-bottom="0cm" loext:contextual-spacing="false"/>
    </style:style>
    <style:style style:name="P56" style:family="paragraph" style:parent-style-name="Text_20_body" style:list-style-name="L9">
      <style:paragraph-properties fo:margin-top="0cm" fo:margin-bottom="0cm" loext:contextual-spacing="false"/>
      <style:text-properties fo:background-color="transparent"/>
    </style:style>
    <style:style style:name="P57" style:family="paragraph" style:parent-style-name="Text_20_body" style:list-style-name="L11">
      <style:paragraph-properties fo:margin-top="0cm" fo:margin-bottom="0cm" loext:contextual-spacing="false"/>
      <style:text-properties fo:background-color="transparent"/>
    </style:style>
    <style:style style:name="P58" style:family="paragraph" style:parent-style-name="Text_20_body" style:list-style-name="L12">
      <style:paragraph-properties fo:margin-top="0cm" fo:margin-bottom="0cm" loext:contextual-spacing="false"/>
      <style:text-properties fo:background-color="transparent"/>
    </style:style>
    <style:style style:name="P59" style:family="paragraph" style:parent-style-name="Text_20_body" style:list-style-name="L13">
      <style:paragraph-properties fo:margin-top="0cm" fo:margin-bottom="0cm" loext:contextual-spacing="false"/>
      <style:text-properties fo:background-color="transparent"/>
    </style:style>
    <style:style style:name="P60" style:family="paragraph" style:parent-style-name="Text_20_body" style:list-style-name="L9">
      <style:paragraph-properties fo:margin-top="0cm" fo:margin-bottom="0cm" loext:contextual-spacing="false"/>
    </style:style>
    <style:style style:name="P61" style:family="paragraph" style:parent-style-name="Text_20_body" style:list-style-name="L10">
      <style:paragraph-properties fo:margin-top="0cm" fo:margin-bottom="0cm" loext:contextual-spacing="false"/>
    </style:style>
    <style:style style:name="P62" style:family="paragraph" style:parent-style-name="Text_20_body" style:list-style-name="L13">
      <style:paragraph-properties fo:margin-top="0cm" fo:margin-bottom="0cm" loext:contextual-spacing="false"/>
    </style:style>
    <style:style style:name="P63" style:family="paragraph" style:parent-style-name="Text_20_body" style:list-style-name="L14">
      <style:paragraph-properties fo:margin-top="0cm" fo:margin-bottom="0cm" loext:contextual-spacing="false"/>
    </style:style>
    <style:style style:name="P64" style:family="paragraph" style:parent-style-name="Text_20_body" style:list-style-name="L15">
      <style:paragraph-properties fo:margin-top="0cm" fo:margin-bottom="0cm" loext:contextual-spacing="false"/>
    </style:style>
    <style:style style:name="P65" style:family="paragraph" style:parent-style-name="Text_20_body" style:list-style-name="L16">
      <style:paragraph-properties fo:margin-top="0cm" fo:margin-bottom="0cm" loext:contextual-spacing="false"/>
    </style:style>
    <style:style style:name="P66" style:family="paragraph" style:parent-style-name="Text_20_body" style:list-style-name="L17">
      <style:paragraph-properties fo:margin-top="0cm" fo:margin-bottom="0cm" loext:contextual-spacing="false"/>
    </style:style>
    <style:style style:name="T1" style:family="text">
      <style:text-properties fo:font-weight="bold"/>
    </style:style>
    <style:style style:name="T2" style:family="text">
      <style:text-properties fo:font-weight="bold" fo:background-color="#fff200" loext:char-shading-value="0"/>
    </style:style>
    <style:style style:name="T3" style:family="text">
      <style:text-properties fo:font-weight="bold" fo:background-color="transparent" loext:char-shading-value="0"/>
    </style:style>
    <style:style style:name="T4" style:family="text">
      <style:text-properties fo:font-weight="bold" fo:background-color="#c2e0ae" loext:char-shading-value="0"/>
    </style:style>
    <style:style style:name="T5" style:family="text">
      <style:text-properties fo:font-weight="bold" fo:background-color="#c2e0ae" loext:char-shading-value="0"/>
    </style:style>
    <style:style style:name="T6" style:family="text">
      <style:text-properties fo:font-weight="bold" fo:background-color="#f7a19a" loext:char-shading-value="0"/>
    </style:style>
    <style:style style:name="T7" style:family="text">
      <style:text-properties fo:color="#5a5a5a"/>
    </style:style>
    <style:style style:name="T8" style:family="text">
      <style:text-properties fo:color="#5a5a5a" style:font-name="monospace"/>
    </style:style>
    <style:style style:name="T9" style:family="text">
      <style:text-properties fo:color="#5a5a5a" fo:background-color="transparent" loext:char-shading-value="0"/>
    </style:style>
    <style:style style:name="T10" style:family="text">
      <style:text-properties fo:color="#5a5a5a" fo:background-color="#c2e0ae" loext:char-shading-value="0"/>
    </style:style>
    <style:style style:name="T11" style:family="text">
      <style:text-properties fo:color="#5a5a5a" fo:background-color="#c2e0ae" loext:char-shading-value="0"/>
    </style:style>
    <style:style style:name="T12" style:family="text">
      <style:text-properties fo:color="#5a5a5a" fo:background-color="#f7a19a" loext:char-shading-value="0"/>
    </style:style>
    <style:style style:name="T13" style:family="text">
      <style:text-properties fo:color="#5a5a5a" fo:background-color="#fff200" loext:char-shading-value="0"/>
    </style:style>
    <style:style style:name="T14" style:family="text">
      <style:text-properties style:font-name="monospace" loext:padding="0cm" loext:border="none"/>
    </style:style>
    <style:style style:name="T15" style:family="text">
      <style:text-properties style:font-name="monospace" fo:background-color="transparent" loext:char-shading-value="0" loext:padding="0cm" loext:border="none"/>
    </style:style>
    <style:style style:name="T16" style:family="text">
      <style:text-properties style:font-name="monospace" fo:background-color="#c2e0ae" loext:char-shading-value="0" loext:padding="0cm" loext:border="none"/>
    </style:style>
    <style:style style:name="T17" style:family="text">
      <style:text-properties style:font-name="monospace" fo:background-color="#c2e0ae" loext:char-shading-value="0" loext:padding="0cm" loext:border="none"/>
    </style:style>
    <style:style style:name="T18" style:family="text">
      <style:text-properties style:font-name="monospace" fo:background-color="#fff200" loext:char-shading-value="0" loext:padding="0cm" loext:border="none"/>
    </style:style>
    <style:style style:name="T19" style:family="text">
      <style:text-properties style:font-name="monospace" fo:background-color="#f7a19a" loext:char-shading-value="0" loext:padding="0cm" loext:border="none"/>
    </style:style>
    <style:style style:name="T20" style:family="text">
      <style:text-properties fo:color="#333333"/>
    </style:style>
    <style:style style:name="T21" style:family="text">
      <style:text-properties fo:color="#333333" style:font-name="monospace" fo:font-size="9pt"/>
    </style:style>
    <style:style style:name="T22" style:family="text">
      <style:text-properties fo:color="#333333" style:font-name="monospace" fo:font-size="9pt" fo:font-weight="bold"/>
    </style:style>
    <style:style style:name="T23" style:family="text">
      <style:text-properties fo:color="#333333" style:font-name="monospace" fo:font-size="9pt" fo:background-color="transparent" loext:char-shading-value="0"/>
    </style:style>
    <style:style style:name="T24" style:family="text">
      <style:text-properties fo:color="#333333" fo:background-color="transparent" loext:char-shading-value="0"/>
    </style:style>
    <style:style style:name="T25" style:family="text">
      <style:text-properties fo:color="#008080" style:font-name="monospace" fo:font-size="9pt"/>
    </style:style>
    <style:style style:name="T26" style:family="text">
      <style:text-properties fo:color="#008080" style:font-name="monospace" fo:font-size="9pt" fo:font-weight="bold"/>
    </style:style>
    <style:style style:name="T27" style:family="text">
      <style:text-properties fo:color="#008080" style:font-name="monospace" fo:font-size="9pt" fo:background-color="transparent" loext:char-shading-value="0"/>
    </style:style>
    <style:style style:name="T28" style:family="text">
      <style:text-properties fo:color="#dd1144" style:font-name="monospace" fo:font-size="9pt"/>
    </style:style>
    <style:style style:name="T29" style:family="text">
      <style:text-properties fo:color="#dd1144" style:font-name="monospace" fo:font-size="9pt" fo:font-weight="bold"/>
    </style:style>
    <style:style style:name="T30" style:family="text">
      <style:text-properties fo:color="#dd1144" style:font-name="monospace" fo:font-size="9pt" fo:background-color="transparent" loext:char-shading-value="0"/>
    </style:style>
    <style:style style:name="T31" style:family="text">
      <style:text-properties fo:color="#999988" style:font-name="monospace" fo:font-size="9pt"/>
    </style:style>
    <style:style style:name="T32" style:family="text">
      <style:text-properties fo:color="#999988" style:font-name="monospace" fo:font-size="9pt" fo:font-style="italic"/>
    </style:style>
    <style:style style:name="T33" style:family="text">
      <style:text-properties fo:color="#999988" style:font-name="monospace" fo:font-size="9pt" fo:font-style="italic" fo:background-color="transparent" loext:char-shading-value="0"/>
    </style:style>
    <style:style style:name="T34" style:family="text">
      <style:text-properties fo:color="#999988" style:font-name="monospace" fo:font-size="9pt" fo:background-color="transparent" loext:char-shading-value="0"/>
    </style:style>
    <style:style style:name="T35" style:family="text">
      <style:text-properties fo:color="#808080"/>
    </style:style>
    <style:style style:name="T36" style:family="text">
      <style:text-properties fo:color="#808080" style:font-name="monospace" loext:padding="0cm" loext:border="none"/>
    </style:style>
    <style:style style:name="T37" style:family="text">
      <style:text-properties fo:background-color="#fff200" loext:char-shading-value="0"/>
    </style:style>
    <style:style style:name="T38" style:family="text">
      <style:text-properties fo:background-color="transparent" loext:char-shading-value="0"/>
    </style:style>
    <style:style style:name="T39" style:family="text">
      <style:text-properties fo:background-color="#c2e0ae" loext:char-shading-value="0"/>
    </style:style>
    <style:style style:name="T40" style:family="text">
      <style:text-properties fo:background-color="#c2e0ae" loext:char-shading-value="0"/>
    </style:style>
    <style:style style:name="T41" style:family="text">
      <style:text-properties fo:background-color="#f7a19a" loext:char-shading-value="0"/>
    </style:style>
    <style:style style:name="T42" style:family="text">
      <style:text-properties officeooo:rsid="00d2524a"/>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6"><text:a xlink:type="simple" xlink:href="#__RefHeading___Toc26431_4225345026" text:style-name="Index_20_Link" text:visited-style-name="Index_20_Link">Latest Specification (v1.0)<text:tab/>3</text:a></text:p>
          <text:p text:style-name="P24"><text:a xlink:type="simple" xlink:href="#__RefHeading___Toc26433_4225345026" text:style-name="Index_20_Link" text:visited-style-name="Index_20_Link">Status<text:tab/>3</text:a></text:p>
          <text:p text:style-name="P24"><text:a xlink:type="simple" xlink:href="#__RefHeading___Toc26435_4225345026" text:style-name="Index_20_Link" text:visited-style-name="Index_20_Link">Introduction<text:tab/>3</text:a></text:p>
          <text:p text:style-name="P24"><text:a xlink:type="simple" xlink:href="#__RefHeading___Toc26437_4225345026" text:style-name="Index_20_Link" text:visited-style-name="Index_20_Link">Conventions<text:tab/>3</text:a></text:p>
          <text:p text:style-name="P24"><text:a xlink:type="simple" xlink:href="#__RefHeading___Toc26439_4225345026" text:style-name="Index_20_Link" text:visited-style-name="Index_20_Link">Content Negotiation<text:tab/>4</text:a></text:p>
          <text:p text:style-name="P28"><text:a xlink:type="simple" xlink:href="#__RefHeading___Toc26441_4225345026" text:style-name="Index_20_Link" text:visited-style-name="Index_20_Link">Client Responsibilities<text:tab/>4</text:a></text:p>
          <text:p text:style-name="P28"><text:a xlink:type="simple" xlink:href="#__RefHeading___Toc26443_4225345026" text:style-name="Index_20_Link" text:visited-style-name="Index_20_Link">Server Responsibilities<text:tab/>4</text:a></text:p>
          <text:p text:style-name="P24"><text:a xlink:type="simple" xlink:href="#__RefHeading___Toc26445_4225345026" text:style-name="Index_20_Link" text:visited-style-name="Index_20_Link">Document Structure<text:tab/>5</text:a></text:p>
          <text:p text:style-name="P28"><text:a xlink:type="simple" xlink:href="#__RefHeading___Toc26447_4225345026" text:style-name="Index_20_Link" text:visited-style-name="Index_20_Link">Top Level<text:tab/>5</text:a></text:p>
          <text:p text:style-name="P28"><text:a xlink:type="simple" xlink:href="#__RefHeading___Toc26449_4225345026" text:style-name="Index_20_Link" text:visited-style-name="Index_20_Link">Resource Objects<text:tab/>6</text:a></text:p>
          <text:p text:style-name="P27"><text:a xlink:type="simple" xlink:href="#__RefHeading___Toc26451_4225345026" text:style-name="Index_20_Link" text:visited-style-name="Index_20_Link">Identification<text:tab/>7</text:a></text:p>
          <text:p text:style-name="P27"><text:a xlink:type="simple" xlink:href="#__RefHeading___Toc26453_4225345026" text:style-name="Index_20_Link" text:visited-style-name="Index_20_Link">Fields<text:tab/>8</text:a></text:p>
          <text:p text:style-name="P27"><text:a xlink:type="simple" xlink:href="#__RefHeading___Toc26455_4225345026" text:style-name="Index_20_Link" text:visited-style-name="Index_20_Link">Attributes<text:tab/>8</text:a></text:p>
          <text:p text:style-name="P27"><text:a xlink:type="simple" xlink:href="#__RefHeading___Toc26457_4225345026" text:style-name="Index_20_Link" text:visited-style-name="Index_20_Link">Relationships<text:tab/>8</text:a></text:p>
          <text:p text:style-name="P27"><text:a xlink:type="simple" xlink:href="#__RefHeading___Toc26459_4225345026" text:style-name="Index_20_Link" text:visited-style-name="Index_20_Link">Related Resource Links<text:tab/>9</text:a></text:p>
          <text:p text:style-name="P27"><text:a xlink:type="simple" xlink:href="#__RefHeading___Toc26461_4225345026" text:style-name="Index_20_Link" text:visited-style-name="Index_20_Link">Resource Linkage<text:tab/>9</text:a></text:p>
          <text:p text:style-name="P27"><text:a xlink:type="simple" xlink:href="#__RefHeading___Toc26463_4225345026" text:style-name="Index_20_Link" text:visited-style-name="Index_20_Link">Resource Links<text:tab/>10</text:a></text:p>
          <text:p text:style-name="P28"><text:a xlink:type="simple" xlink:href="#__RefHeading___Toc26465_4225345026" text:style-name="Index_20_Link" text:visited-style-name="Index_20_Link">Resource Identifier Objects<text:tab/>11</text:a></text:p>
          <text:p text:style-name="P28"><text:a xlink:type="simple" xlink:href="#__RefHeading___Toc26467_4225345026" text:style-name="Index_20_Link" text:visited-style-name="Index_20_Link">Compound Documents<text:tab/>11</text:a></text:p>
          <text:p text:style-name="P28"><text:a xlink:type="simple" xlink:href="#__RefHeading___Toc26469_4225345026" text:style-name="Index_20_Link" text:visited-style-name="Index_20_Link">Meta Information<text:tab/>13</text:a></text:p>
          <text:p text:style-name="P28"><text:a xlink:type="simple" xlink:href="#__RefHeading___Toc26471_4225345026" text:style-name="Index_20_Link" text:visited-style-name="Index_20_Link">Links<text:tab/>14</text:a></text:p>
          <text:p text:style-name="P28"><text:a xlink:type="simple" xlink:href="#__RefHeading___Toc26473_4225345026" text:style-name="Index_20_Link" text:visited-style-name="Index_20_Link">JSON:API Object<text:tab/>15</text:a></text:p>
          <text:p text:style-name="P28"><text:a xlink:type="simple" xlink:href="#__RefHeading___Toc26475_4225345026" text:style-name="Index_20_Link" text:visited-style-name="Index_20_Link">Member Names<text:tab/>15</text:a></text:p>
          <text:p text:style-name="P27"><text:a xlink:type="simple" xlink:href="#__RefHeading___Toc26477_4225345026" text:style-name="Index_20_Link" text:visited-style-name="Index_20_Link">Allowed Characters<text:tab/>15</text:a></text:p>
          <text:p text:style-name="P27"><text:a xlink:type="simple" xlink:href="#__RefHeading___Toc26479_4225345026" text:style-name="Index_20_Link" text:visited-style-name="Index_20_Link">Reserved Characters<text:tab/>16</text:a></text:p>
          <text:p text:style-name="P24"><text:a xlink:type="simple" xlink:href="#__RefHeading___Toc26481_4225345026" text:style-name="Index_20_Link" text:visited-style-name="Index_20_Link">Fetching Data<text:tab/>17</text:a></text:p>
          <text:p text:style-name="P28"><text:a xlink:type="simple" xlink:href="#__RefHeading___Toc26483_4225345026" text:style-name="Index_20_Link" text:visited-style-name="Index_20_Link">Fetching Resources<text:tab/>17</text:a></text:p>
          <text:p text:style-name="P27"><text:a xlink:type="simple" xlink:href="#__RefHeading___Toc26485_4225345026" text:style-name="Index_20_Link" text:visited-style-name="Index_20_Link">Responses<text:tab/>17</text:a></text:p>
          <text:p text:style-name="P25"><text:a xlink:type="simple" xlink:href="#__RefHeading___Toc26487_4225345026" text:style-name="Index_20_Link" text:visited-style-name="Index_20_Link">200 OK<text:tab/>17</text:a></text:p>
          <text:p text:style-name="P25"><text:a xlink:type="simple" xlink:href="#__RefHeading___Toc26489_4225345026" text:style-name="Index_20_Link" text:visited-style-name="Index_20_Link">404 Not Found<text:tab/>19</text:a></text:p>
          <text:p text:style-name="P25"><text:a xlink:type="simple" xlink:href="#__RefHeading___Toc26491_4225345026" text:style-name="Index_20_Link" text:visited-style-name="Index_20_Link">Other Responses<text:tab/>19</text:a></text:p>
          <text:p text:style-name="P28"><text:a xlink:type="simple" xlink:href="#__RefHeading___Toc26493_4225345026" text:style-name="Index_20_Link" text:visited-style-name="Index_20_Link">Fetching Relationships<text:tab/>20</text:a></text:p>
          <text:p text:style-name="P27"><text:a xlink:type="simple" xlink:href="#__RefHeading___Toc26495_4225345026" text:style-name="Index_20_Link" text:visited-style-name="Index_20_Link">Responses<text:tab/>20</text:a></text:p>
          <text:p text:style-name="P25"><text:a xlink:type="simple" xlink:href="#__RefHeading___Toc26497_4225345026" text:style-name="Index_20_Link" text:visited-style-name="Index_20_Link">200 OK<text:tab/>20</text:a></text:p>
          <text:p text:style-name="P25"><text:a xlink:type="simple" xlink:href="#__RefHeading___Toc26499_4225345026" text:style-name="Index_20_Link" text:visited-style-name="Index_20_Link">404 Not Found<text:tab/>21</text:a></text:p>
          <text:p text:style-name="P25"><text:a xlink:type="simple" xlink:href="#__RefHeading___Toc26501_4225345026" text:style-name="Index_20_Link" text:visited-style-name="Index_20_Link">Other Responses<text:tab/>22</text:a></text:p>
          <text:p text:style-name="P28"><text:a xlink:type="simple" xlink:href="#__RefHeading___Toc26503_4225345026" text:style-name="Index_20_Link" text:visited-style-name="Index_20_Link">Inclusion of Related Resources<text:tab/>22</text:a></text:p>
          <text:p text:style-name="P28"><text:a xlink:type="simple" xlink:href="#__RefHeading___Toc26505_4225345026" text:style-name="Index_20_Link" text:visited-style-name="Index_20_Link">Sparse Fieldsets<text:tab/>24</text:a></text:p>
          <text:p text:style-name="P28"><text:a xlink:type="simple" xlink:href="#__RefHeading___Toc26507_4225345026" text:style-name="Index_20_Link" text:visited-style-name="Index_20_Link">Sorting<text:tab/>24</text:a></text:p>
          <text:p text:style-name="P28"><text:a xlink:type="simple" xlink:href="#__RefHeading___Toc26509_4225345026" text:style-name="Index_20_Link" text:visited-style-name="Index_20_Link">Pagination<text:tab/>26</text:a></text:p>
          <text:p text:style-name="P28"><text:a xlink:type="simple" xlink:href="#__RefHeading___Toc26511_4225345026" text:style-name="Index_20_Link" text:visited-style-name="Index_20_Link">Filtering<text:tab/>27</text:a></text:p>
          <text:p text:style-name="P24"><text:a xlink:type="simple" xlink:href="#__RefHeading___Toc26513_4225345026" text:style-name="Index_20_Link" text:visited-style-name="Index_20_Link">Creating, Updating and Deleting Resources<text:tab/>27</text:a></text:p>
          <text:p text:style-name="P28"><text:a xlink:type="simple" xlink:href="#__RefHeading___Toc26515_4225345026" text:style-name="Index_20_Link" text:visited-style-name="Index_20_Link">Creating Resources<text:tab/>27</text:a></text:p>
          <text:p text:style-name="P27"><text:a xlink:type="simple" xlink:href="#__RefHeading___Toc26517_4225345026" text:style-name="Index_20_Link" text:visited-style-name="Index_20_Link">Client-Generated IDs<text:tab/>28</text:a></text:p>
          <text:p text:style-name="P27"><text:a xlink:type="simple" xlink:href="#__RefHeading___Toc26519_4225345026" text:style-name="Index_20_Link" text:visited-style-name="Index_20_Link">Responses<text:tab/>29</text:a></text:p>
          <text:p text:style-name="P25"><text:a xlink:type="simple" xlink:href="#__RefHeading___Toc26521_4225345026" text:style-name="Index_20_Link" text:visited-style-name="Index_20_Link">201 Created<text:tab/>29</text:a></text:p>
          <text:p text:style-name="P25"><text:a xlink:type="simple" xlink:href="#__RefHeading___Toc26523_4225345026" text:style-name="Index_20_Link" text:visited-style-name="Index_20_Link">202 Accepted<text:tab/>30</text:a></text:p>
          <text:p text:style-name="P25"><text:a xlink:type="simple" xlink:href="#__RefHeading___Toc26525_4225345026" text:style-name="Index_20_Link" text:visited-style-name="Index_20_Link">204 No Content<text:tab/>30</text:a></text:p>
          <text:p text:style-name="P25"><text:a xlink:type="simple" xlink:href="#__RefHeading___Toc26527_4225345026" text:style-name="Index_20_Link" text:visited-style-name="Index_20_Link">403 Forbidden<text:tab/>30</text:a></text:p>
          <text:p text:style-name="P25"><text:a xlink:type="simple" xlink:href="#__RefHeading___Toc26529_4225345026" text:style-name="Index_20_Link" text:visited-style-name="Index_20_Link">404 Not Found<text:tab/>30</text:a></text:p>
          <text:p text:style-name="P25"><text:soft-page-break/><text:a xlink:type="simple" xlink:href="#__RefHeading___Toc26531_4225345026" text:style-name="Index_20_Link" text:visited-style-name="Index_20_Link">409 Conflict<text:tab/>30</text:a></text:p>
          <text:p text:style-name="P25"><text:a xlink:type="simple" xlink:href="#__RefHeading___Toc26533_4225345026" text:style-name="Index_20_Link" text:visited-style-name="Index_20_Link">Other Responses<text:tab/>30</text:a></text:p>
          <text:p text:style-name="P28"><text:a xlink:type="simple" xlink:href="#__RefHeading___Toc26535_4225345026" text:style-name="Index_20_Link" text:visited-style-name="Index_20_Link">Updating Resources<text:tab/>31</text:a></text:p>
          <text:p text:style-name="P27"><text:a xlink:type="simple" xlink:href="#__RefHeading___Toc26537_4225345026" text:style-name="Index_20_Link" text:visited-style-name="Index_20_Link">Updating a Resource’s Attributes<text:tab/>31</text:a></text:p>
          <text:p text:style-name="P27"><text:a xlink:type="simple" xlink:href="#__RefHeading___Toc26539_4225345026" text:style-name="Index_20_Link" text:visited-style-name="Index_20_Link">Updating a Resource’s Relationships<text:tab/>32</text:a></text:p>
          <text:p text:style-name="P27"><text:a xlink:type="simple" xlink:href="#__RefHeading___Toc26541_4225345026" text:style-name="Index_20_Link" text:visited-style-name="Index_20_Link">Responses<text:tab/>33</text:a></text:p>
          <text:p text:style-name="P25"><text:a xlink:type="simple" xlink:href="#__RefHeading___Toc26543_4225345026" text:style-name="Index_20_Link" text:visited-style-name="Index_20_Link">202 Accepted<text:tab/>33</text:a></text:p>
          <text:p text:style-name="P25"><text:a xlink:type="simple" xlink:href="#__RefHeading___Toc26545_4225345026" text:style-name="Index_20_Link" text:visited-style-name="Index_20_Link">200 OK<text:tab/>33</text:a></text:p>
          <text:p text:style-name="P25"><text:a xlink:type="simple" xlink:href="#__RefHeading___Toc26547_4225345026" text:style-name="Index_20_Link" text:visited-style-name="Index_20_Link">204 No Content<text:tab/>34</text:a></text:p>
          <text:p text:style-name="P25"><text:a xlink:type="simple" xlink:href="#__RefHeading___Toc26549_4225345026" text:style-name="Index_20_Link" text:visited-style-name="Index_20_Link">403 Forbidden<text:tab/>34</text:a></text:p>
          <text:p text:style-name="P25"><text:a xlink:type="simple" xlink:href="#__RefHeading___Toc26551_4225345026" text:style-name="Index_20_Link" text:visited-style-name="Index_20_Link">404 Not Found<text:tab/>34</text:a></text:p>
          <text:p text:style-name="P25"><text:a xlink:type="simple" xlink:href="#__RefHeading___Toc26553_4225345026" text:style-name="Index_20_Link" text:visited-style-name="Index_20_Link">409 Conflict<text:tab/>34</text:a></text:p>
          <text:p text:style-name="P25"><text:a xlink:type="simple" xlink:href="#__RefHeading___Toc26555_4225345026" text:style-name="Index_20_Link" text:visited-style-name="Index_20_Link">Other Responses<text:tab/>35</text:a></text:p>
          <text:p text:style-name="P28"><text:a xlink:type="simple" xlink:href="#__RefHeading___Toc26557_4225345026" text:style-name="Index_20_Link" text:visited-style-name="Index_20_Link">Updating Relationships<text:tab/>35</text:a></text:p>
          <text:p text:style-name="P27"><text:a xlink:type="simple" xlink:href="#__RefHeading___Toc26559_4225345026" text:style-name="Index_20_Link" text:visited-style-name="Index_20_Link">Updating To-One Relationships<text:tab/>35</text:a></text:p>
          <text:p text:style-name="P27"><text:a xlink:type="simple" xlink:href="#__RefHeading___Toc26561_4225345026" text:style-name="Index_20_Link" text:visited-style-name="Index_20_Link">Updating To-Many Relationships<text:tab/>36</text:a></text:p>
          <text:p text:style-name="P27"><text:a xlink:type="simple" xlink:href="#__RefHeading___Toc26563_4225345026" text:style-name="Index_20_Link" text:visited-style-name="Index_20_Link">Responses<text:tab/>38</text:a></text:p>
          <text:p text:style-name="P25"><text:a xlink:type="simple" xlink:href="#__RefHeading___Toc26565_4225345026" text:style-name="Index_20_Link" text:visited-style-name="Index_20_Link">202 Accepted<text:tab/>38</text:a></text:p>
          <text:p text:style-name="P25"><text:a xlink:type="simple" xlink:href="#__RefHeading___Toc26567_4225345026" text:style-name="Index_20_Link" text:visited-style-name="Index_20_Link">204 No Content<text:tab/>38</text:a></text:p>
          <text:p text:style-name="P25"><text:a xlink:type="simple" xlink:href="#__RefHeading___Toc26569_4225345026" text:style-name="Index_20_Link" text:visited-style-name="Index_20_Link">200 OK<text:tab/>39</text:a></text:p>
          <text:p text:style-name="P25"><text:a xlink:type="simple" xlink:href="#__RefHeading___Toc26571_4225345026" text:style-name="Index_20_Link" text:visited-style-name="Index_20_Link">403 Forbidden<text:tab/>39</text:a></text:p>
          <text:p text:style-name="P25"><text:a xlink:type="simple" xlink:href="#__RefHeading___Toc26573_4225345026" text:style-name="Index_20_Link" text:visited-style-name="Index_20_Link">Other Responses<text:tab/>39</text:a></text:p>
          <text:p text:style-name="P28"><text:a xlink:type="simple" xlink:href="#__RefHeading___Toc26575_4225345026" text:style-name="Index_20_Link" text:visited-style-name="Index_20_Link">Deleting Resources<text:tab/>39</text:a></text:p>
          <text:p text:style-name="P27"><text:a xlink:type="simple" xlink:href="#__RefHeading___Toc26577_4225345026" text:style-name="Index_20_Link" text:visited-style-name="Index_20_Link">Responses<text:tab/>40</text:a></text:p>
          <text:p text:style-name="P25"><text:a xlink:type="simple" xlink:href="#__RefHeading___Toc26579_4225345026" text:style-name="Index_20_Link" text:visited-style-name="Index_20_Link">202 Accepted<text:tab/>40</text:a></text:p>
          <text:p text:style-name="P25"><text:a xlink:type="simple" xlink:href="#__RefHeading___Toc26581_4225345026" text:style-name="Index_20_Link" text:visited-style-name="Index_20_Link">204 No Content<text:tab/>40</text:a></text:p>
          <text:p text:style-name="P25"><text:a xlink:type="simple" xlink:href="#__RefHeading___Toc26583_4225345026" text:style-name="Index_20_Link" text:visited-style-name="Index_20_Link">200 OK<text:tab/>40</text:a></text:p>
          <text:p text:style-name="P25"><text:a xlink:type="simple" xlink:href="#__RefHeading___Toc26585_4225345026" text:style-name="Index_20_Link" text:visited-style-name="Index_20_Link">404 NOT FOUND<text:tab/>40</text:a></text:p>
          <text:p text:style-name="P25"><text:a xlink:type="simple" xlink:href="#__RefHeading___Toc26587_4225345026" text:style-name="Index_20_Link" text:visited-style-name="Index_20_Link">Other Responses<text:tab/>40</text:a></text:p>
          <text:p text:style-name="P24"><text:a xlink:type="simple" xlink:href="#__RefHeading___Toc26589_4225345026" text:style-name="Index_20_Link" text:visited-style-name="Index_20_Link">Query Parameters<text:tab/>40</text:a></text:p>
          <text:p text:style-name="P24"><text:a xlink:type="simple" xlink:href="#__RefHeading___Toc26591_4225345026" text:style-name="Index_20_Link" text:visited-style-name="Index_20_Link">Errors<text:tab/>41</text:a></text:p>
          <text:p text:style-name="P28"><text:a xlink:type="simple" xlink:href="#__RefHeading___Toc26593_4225345026" text:style-name="Index_20_Link" text:visited-style-name="Index_20_Link">Processing Errors<text:tab/>41</text:a></text:p>
          <text:p text:style-name="P28"><text:a xlink:type="simple" xlink:href="#__RefHeading___Toc26595_4225345026" text:style-name="Index_20_Link" text:visited-style-name="Index_20_Link">Error Objects<text:tab/>41</text:a></text:p>
        </text:index-body>
      </text:table-of-content>
      <text:p text:style-name="Text_20_body"/>
      <text:p text:style-name="Text_20_body"/>
      <text:p text:style-name="P29"/>
      <text:h text:style-name="P23" text:outline-level="1"><text:bookmark-start text:name="__RefHeading___Toc26431_4225345026"/>Latest Specification (v1.0)<text:bookmark-end text:name="__RefHeading___Toc26431_4225345026"/></text:h>
      <text:h text:style-name="P9" text:outline-level="2"><text:bookmark text:name="status"/><text:bookmark-start text:name="__RefHeading___Toc26433_4225345026"/><text:bookmark text:name="auto-id--status"/>Status<text:bookmark-end text:name="__RefHeading___Toc26433_4225345026"/></text:h>
      <text:p text:style-name="P5">This page presents the latest published version of JSON:API, which is currently version 1.0. New versions of JSON:API <text:span text:style-name="Strong_20_Emphasis"><text:span text:style-name="T1">will always be backwards compatible</text:span></text:span> using a <text:span text:style-name="Emphasis">never remove, only add</text:span>strategy. Additions can be proposed in our <text:a xlink:type="simple" xlink:href="http://discuss.jsonapi.org/" text:style-name="Internet_20_link" text:visited-style-name="Visited_20_Internet_20_Link"><text:span text:style-name="T7">discussion forum</text:span></text:a>.</text:p>
      <text:p text:style-name="P5">If you catch an error in the specification’s text, or if you write an implementation, please let us know by opening an issue or pull request at our <text:a xlink:type="simple" xlink:href="https://github.com/json-api/json-api" text:style-name="Internet_20_link" text:visited-style-name="Visited_20_Internet_20_Link"><text:span text:style-name="T7">GitHub repository</text:span></text:a>.</text:p>
      <text:h text:style-name="P9" text:outline-level="2"><text:bookmark text:name="introduction"/><text:bookmark-start text:name="__RefHeading___Toc26435_4225345026"/><text:bookmark text:name="auto-id--introduction"/>Introduction<text:bookmark-end text:name="__RefHeading___Toc26435_4225345026"/></text:h>
      <text:p text:style-name="P5">JSON:API is a specification for how a client should request that resources be fetched or modified, and how a server should respond to those requests.</text:p>
      <text:p text:style-name="P5">JSON:API is designed to minimize both the number of requests and the amount of data transmitted between clients and servers. This efficiency is achieved without compromising readability, flexibility, or discoverability.</text:p>
      <text:p text:style-name="P5">JSON:API requires use of the JSON:API media type (<text:a xlink:type="simple" xlink:href="http://www.iana.org/assignments/media-types/application/vnd.api+json" text:style-name="Internet_20_link" text:visited-style-name="Visited_20_Internet_20_Link"><text:span text:style-name="Source_20_Text"><text:span text:style-name="T8">application/vnd.api+json</text:span></text:span></text:a>) for exchanging data.</text:p>
      <text:h text:style-name="P9" text:outline-level="2"><text:bookmark text:name="conventions"/><text:bookmark-start text:name="__RefHeading___Toc26437_4225345026"/><text:bookmark text:name="auto-id--conventions"/>Conventions<text:bookmark-end text:name="__RefHeading___Toc26437_4225345026"/></text:h>
      <text:p text:style-name="P5">The key words “MUST”, “MUST NOT”, “REQUIRED”, “SHALL”, “SHALL NOT”, “SHOULD”, “SHOULD NOT”, “RECOMMENDED”, “MAY”, and “OPTIONAL” in this document are to be interpreted as described in RFC 2119 [<text:a xlink:type="simple" xlink:href="http://tools.ietf.org/html/rfc2119" text:style-name="Internet_20_link" text:visited-style-name="Visited_20_Internet_20_Link"><text:span text:style-name="T7">RFC2119</text:span></text:a>].</text:p>
      <text:h text:style-name="P9" text:outline-level="2"/>
      <text:h text:style-name="P11" text:outline-level="2"><text:bookmark text:name="content-negotiation"/><text:bookmark-start text:name="__RefHeading___Toc26439_4225345026"/><text:bookmark text:name="auto-id--content-negotiation"/>Content Negotiation<text:bookmark-end text:name="__RefHeading___Toc26439_4225345026"/></text:h>
      <text:h text:style-name="P18" text:outline-level="3"><text:bookmark text:name="content-negotiation-clients"/><text:bookmark-start text:name="__RefHeading___Toc26441_4225345026"/><text:bookmark text:name="auto-id--client-responsibilities"/>Client Responsibilities<text:bookmark-end text:name="__RefHeading___Toc26441_4225345026"/></text:h>
      <text:p text:style-name="P5">Clients <text:span text:style-name="Strong_20_Emphasis"><text:span text:style-name="T1">MUST</text:span></text:span> send all JSON:API data in request documents with the header<text:span text:style-name="Source_20_Text"><text:span text:style-name="T14">Content-Type: application/vnd.api+json</text:span></text:span> without any media type parameters.</text:p>
      <text:p text:style-name="P5">Clients that include the JSON:API media type in their <text:span text:style-name="Source_20_Text"><text:span text:style-name="T14">Accept</text:span></text:span> header <text:span text:style-name="Strong_20_Emphasis"><text:span text:style-name="T1">MUST</text:span></text:span> specify the media type there at least once without any media type parameters.</text:p>
      <text:p text:style-name="P5">Clients <text:span text:style-name="Strong_20_Emphasis"><text:span text:style-name="T1">MUST</text:span></text:span> ignore any parameters for the <text:span text:style-name="Source_20_Text"><text:span text:style-name="T14">application/vnd.api+json</text:span></text:span> media type received in the <text:span text:style-name="Source_20_Text"><text:span text:style-name="T14">Content-Type</text:span></text:span> header of response documents.</text:p>
      <text:h text:style-name="P18" text:outline-level="3"><text:bookmark text:name="content-negotiation-servers"/><text:bookmark-start text:name="__RefHeading___Toc26443_4225345026"/><text:bookmark text:name="auto-id--server-responsibilities"/>Server Responsibilities<text:bookmark-end text:name="__RefHeading___Toc26443_4225345026"/></text:h>
      <text:p text:style-name="P5"><text:span text:style-name="T39">Servers </text:span><text:span text:style-name="Strong_20_Emphasis"><text:span text:style-name="T4">MUST</text:span></text:span><text:span text:style-name="T39"> send all JSON:API data in response documents with the header</text:span><text:span text:style-name="Source_20_Text"><text:span text:style-name="T16">Content-Type: application/vnd.api+json</text:span></text:span><text:span text:style-name="T39"> without any media type parameters.</text:span></text:p>
      <text:p text:style-name="P6"><text:span text:style-name="T39">Servers </text:span><text:span text:style-name="Strong_20_Emphasis"><text:span text:style-name="T4">MUST</text:span></text:span><text:span text:style-name="T39"> respond with a </text:span><text:span text:style-name="Source_20_Text"><text:span text:style-name="T16">415 Unsupported Media Type</text:span></text:span><text:span text:style-name="T39"> status code if a request specifies the header </text:span><text:span text:style-name="Source_20_Text"><text:span text:style-name="T16">Content-Type: application/vnd.api+json</text:span></text:span><text:span text:style-name="T39"> with any media type parameters.</text:span></text:p>
      <text:p text:style-name="P5"><text:span text:style-name="T39">Servers </text:span><text:span text:style-name="Strong_20_Emphasis"><text:span text:style-name="T4">MUST</text:span></text:span><text:span text:style-name="T39"> respond with a </text:span><text:span text:style-name="Source_20_Text"><text:span text:style-name="T16">406 Not Acceptable</text:span></text:span><text:span text:style-name="T39"> status code if a request’s </text:span><text:span text:style-name="Source_20_Text"><text:span text:style-name="T16">Accept</text:span></text:span><text:span text:style-name="T39"> header contains the JSON:API media type and all instances of that media type are modified with media type parameters.</text:span></text:p>
      <text:p text:style-name="P1">Note: The content negotiation requirements exist to allow future versions of this specification to use media type parameters for extension negotiation and versioning.</text:p>
      <text:h text:style-name="P9" text:outline-level="2"/>
      <text:h text:style-name="P11" text:outline-level="2"><text:bookmark text:name="document-structure"/><text:bookmark-start text:name="__RefHeading___Toc26445_4225345026"/><text:bookmark text:name="auto-id--document-structure"/>Document Structure<text:bookmark-end text:name="__RefHeading___Toc26445_4225345026"/></text:h>
      <text:p text:style-name="P5">This section describes the structure of a JSON:API document, which is identified by the media type <text:a xlink:type="simple" xlink:href="http://www.iana.org/assignments/media-types/application/vnd.api+json" text:style-name="Internet_20_link" text:visited-style-name="Visited_20_Internet_20_Link"><text:span text:style-name="Source_20_Text"><text:span text:style-name="T8">application/vnd.api+json</text:span></text:span></text:a>. JSON:API documents are defined in JavaScript Object Notation (JSON) [<text:a xlink:type="simple" xlink:href="http://tools.ietf.org/html/rfc7159" text:style-name="Internet_20_link" text:visited-style-name="Visited_20_Internet_20_Link"><text:span text:style-name="T7">RFC7159</text:span></text:a>].</text:p>
      <text:p text:style-name="P5">Although the same media type is used for both request and response documents, certain aspects are only applicable to one or the other. These differences are called out below.</text:p>
      <text:p text:style-name="P5"><text:span text:style-name="T38">Unless otherwise noted, objects defined by this specification </text:span><text:span text:style-name="Strong_20_Emphasis"><text:span text:style-name="T3">MUST NOT</text:span></text:span><text:span text:style-name="T38"> contain any additional members. Client and server implementations </text:span><text:span text:style-name="Strong_20_Emphasis"><text:span text:style-name="T3">MUST</text:span></text:span><text:span text:style-name="T38"> ignore members not recognized by this specification.</text:span></text:p>
      <text:p text:style-name="P1">Note: These conditions allow this specification to evolve through additive changes.</text:p>
      <text:h text:style-name="P18" text:outline-level="3"><text:bookmark text:name="document-top-level"/><text:bookmark-start text:name="__RefHeading___Toc26447_4225345026"/><text:bookmark text:name="auto-id--top-level"/>Top Level<text:bookmark-end text:name="__RefHeading___Toc26447_4225345026"/></text:h>
      <text:p text:style-name="P5"><text:span text:style-name="T38">A JSON object </text:span><text:span text:style-name="Strong_20_Emphasis"><text:span text:style-name="T3">MUST</text:span></text:span><text:span text:style-name="T38"> be at the root of every JSON:API request and response containing data. This object defines a document’s “top level”.</text:span></text:p>
      <text:p text:style-name="P5"><text:span text:style-name="T38">A document </text:span><text:span text:style-name="Strong_20_Emphasis"><text:span text:style-name="T3">MUST</text:span></text:span><text:span text:style-name="T38"> contain at least one of the following top-level members:</text:span></text:p>
      <text:list xml:id="list3858425435" text:style-name="L1">
        <text:list-item>
          <text:p text:style-name="P48"><text:span text:style-name="Source_20_Text"><text:span text:style-name="T15">data</text:span></text:span><text:span text:style-name="T38">: the document’s “primary data”</text:span></text:p>
        </text:list-item>
        <text:list-item>
          <text:p text:style-name="P48"><text:span text:style-name="Source_20_Text"><text:span text:style-name="T15">errors</text:span></text:span><text:span text:style-name="T38">: an array of </text:span><text:a xlink:type="simple" xlink:href="https://jsonapi.org/format/#errors" text:style-name="Internet_20_link" text:visited-style-name="Visited_20_Internet_20_Link"><text:span text:style-name="T9">error objects</text:span></text:a></text:p>
        </text:list-item>
        <text:list-item>
          <text:p text:style-name="P31"><text:span text:style-name="Source_20_Text"><text:span text:style-name="T15">meta</text:span></text:span><text:span text:style-name="T38">: a </text:span><text:a xlink:type="simple" xlink:href="https://jsonapi.org/format/#document-meta" text:style-name="Internet_20_link" text:visited-style-name="Visited_20_Internet_20_Link"><text:span text:style-name="T9">meta object</text:span></text:a><text:span text:style-name="T38"> that contains non-standard meta-information.</text:span></text:p>
        </text:list-item>
      </text:list>
      <text:p text:style-name="P5"><text:span text:style-name="T38">The members </text:span><text:span text:style-name="Source_20_Text"><text:span text:style-name="T15">data</text:span></text:span><text:span text:style-name="T38"> and </text:span><text:span text:style-name="Source_20_Text"><text:span text:style-name="T15">errors</text:span></text:span><text:span text:style-name="T38"> </text:span><text:span text:style-name="Strong_20_Emphasis"><text:span text:style-name="T3">MUST NOT</text:span></text:span><text:span text:style-name="T38"> coexist in the same document.</text:span></text:p>
      <text:p text:style-name="P5"><text:span text:style-name="T38">A document </text:span><text:span text:style-name="Strong_20_Emphasis"><text:span text:style-name="T3">MAY</text:span></text:span><text:span text:style-name="T38"> contain any of these top-level members:</text:span></text:p>
      <text:list xml:id="list3163911023" text:style-name="L2">
        <text:list-item>
          <text:p text:style-name="P49"><text:span text:style-name="Source_20_Text"><text:span text:style-name="T15">jsonapi</text:span></text:span><text:span text:style-name="T38">: an object describing the server’s implementation</text:span></text:p>
        </text:list-item>
        <text:list-item>
          <text:p text:style-name="P49"><text:span text:style-name="Source_20_Text"><text:span text:style-name="T15">links</text:span></text:span><text:span text:style-name="T38">: a </text:span><text:a xlink:type="simple" xlink:href="https://jsonapi.org/format/#document-links" text:style-name="Internet_20_link" text:visited-style-name="Visited_20_Internet_20_Link"><text:span text:style-name="T9">links object</text:span></text:a><text:span text:style-name="T38"> related to the primary data.</text:span></text:p>
        </text:list-item>
        <text:list-item>
          <text:p text:style-name="P32"><text:span text:style-name="Source_20_Text"><text:span text:style-name="T15">included</text:span></text:span><text:span text:style-name="T38">: an array of </text:span><text:a xlink:type="simple" xlink:href="https://jsonapi.org/format/#document-resource-objects" text:style-name="Internet_20_link" text:visited-style-name="Visited_20_Internet_20_Link"><text:span text:style-name="T9">resource objects</text:span></text:a><text:span text:style-name="T38"> that are related to the primary data and/or each other (“included resources”).</text:span></text:p>
        </text:list-item>
      </text:list>
      <text:p text:style-name="P5"><text:span text:style-name="T38">If a document does not contain a top-level </text:span><text:span text:style-name="Source_20_Text"><text:span text:style-name="T15">data</text:span></text:span><text:span text:style-name="T38"> key, the </text:span><text:span text:style-name="Source_20_Text"><text:span text:style-name="T15">included</text:span></text:span><text:span text:style-name="T38"> member </text:span><text:span text:style-name="Strong_20_Emphasis"><text:span text:style-name="T3">MUST NOT</text:span></text:span><text:span text:style-name="T38"> be present either.</text:span></text:p>
      <text:p text:style-name="P5"><text:span text:style-name="T38">The top-level </text:span><text:a xlink:type="simple" xlink:href="https://jsonapi.org/format/#document-links" text:style-name="Internet_20_link" text:visited-style-name="Visited_20_Internet_20_Link"><text:span text:style-name="T9">links object</text:span></text:a><text:span text:style-name="T38"> </text:span><text:span text:style-name="Strong_20_Emphasis"><text:span text:style-name="T3">MAY</text:span></text:span><text:span text:style-name="T38"> contain the following members:</text:span></text:p>
      <text:list xml:id="list1700474105" text:style-name="L3">
        <text:list-item>
          <text:p text:style-name="P50"><text:soft-page-break/><text:span text:style-name="Source_20_Text"><text:span text:style-name="T15">self</text:span></text:span><text:span text:style-name="T38">: the </text:span><text:a xlink:type="simple" xlink:href="https://jsonapi.org/format/#document-links" text:style-name="Internet_20_link" text:visited-style-name="Visited_20_Internet_20_Link"><text:span text:style-name="T9">link</text:span></text:a><text:span text:style-name="T38"> that generated the current response document.</text:span></text:p>
        </text:list-item>
        <text:list-item>
          <text:p text:style-name="P50"><text:span text:style-name="Source_20_Text"><text:span text:style-name="T15">related</text:span></text:span><text:span text:style-name="T38">: a </text:span><text:a xlink:type="simple" xlink:href="https://jsonapi.org/format/#document-resource-object-related-resource-links" text:style-name="Internet_20_link" text:visited-style-name="Visited_20_Internet_20_Link"><text:span text:style-name="T9">related resource link</text:span></text:a><text:span text:style-name="T38"> when the primary data represents a resource relationship.</text:span></text:p>
        </text:list-item>
        <text:list-item>
          <text:p text:style-name="P33"><text:a xlink:type="simple" xlink:href="https://jsonapi.org/format/#fetching-pagination" text:style-name="Internet_20_link" text:visited-style-name="Visited_20_Internet_20_Link"><text:span text:style-name="T9">pagination</text:span></text:a><text:span text:style-name="T38"> links for the primary data.</text:span></text:p>
        </text:list-item>
      </text:list>
      <text:p text:style-name="P8">The document’s “primary data” is a representation of the resource or collection of resources targeted by a request.</text:p>
      <text:p text:style-name="P5"><text:span text:style-name="T38">Primary data </text:span><text:span text:style-name="Strong_20_Emphasis"><text:span text:style-name="T3">MUST</text:span></text:span><text:span text:style-name="T38"> be either:</text:span></text:p>
      <text:list xml:id="list1785905403" text:style-name="L4">
        <text:list-item>
          <text:p text:style-name="P51"><text:span text:style-name="T38">a single </text:span><text:a xlink:type="simple" xlink:href="https://jsonapi.org/format/#document-resource-objects" text:style-name="Internet_20_link" text:visited-style-name="Visited_20_Internet_20_Link"><text:span text:style-name="T9">resource object</text:span></text:a><text:span text:style-name="T38">, a single </text:span><text:a xlink:type="simple" xlink:href="https://jsonapi.org/format/#document-resource-identifier-objects" text:style-name="Internet_20_link" text:visited-style-name="Visited_20_Internet_20_Link"><text:span text:style-name="T9">resource identifier object</text:span></text:a><text:span text:style-name="T38">, or </text:span><text:span text:style-name="Source_20_Text"><text:span text:style-name="T15">null</text:span></text:span><text:span text:style-name="T38">, for requests that target single resources</text:span></text:p>
        </text:list-item>
        <text:list-item>
          <text:p text:style-name="P34"><text:span text:style-name="T38">an array of </text:span><text:a xlink:type="simple" xlink:href="https://jsonapi.org/format/#document-resource-objects" text:style-name="Internet_20_link" text:visited-style-name="Visited_20_Internet_20_Link"><text:span text:style-name="T9">resource objects</text:span></text:a><text:span text:style-name="T38">, an array of </text:span><text:a xlink:type="simple" xlink:href="https://jsonapi.org/format/#document-resource-identifier-objects" text:style-name="Internet_20_link" text:visited-style-name="Visited_20_Internet_20_Link"><text:span text:style-name="T9">resource identifier objects</text:span></text:a><text:span text:style-name="T38">, or an empty array (</text:span><text:span text:style-name="Source_20_Text"><text:span text:style-name="T15">[]</text:span></text:span><text:span text:style-name="T38">), for requests that target resource collections</text:span></text:p>
        </text:list-item>
      </text:list>
      <text:p text:style-name="P5">For example, the following primary data is a single resource object:</text:p>
      <text:p text:style-name="P20"><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data</text:span></text:span><text:span text:style-name="Source_20_Text"><text:span text:style-name="T21">": {</text:span></text:span></text:p>
      <text:p text:style-name="P22"><text:span text:style-name="Source_20_Text"><text:span text:style-name="T20"><text:s text:c="4"/></text:span></text:span><text:span text:style-name="Source_20_Text"><text:span text:style-name="T21">"</text:span></text:span><text:span text:style-name="Source_20_Text"><text:span text:style-name="T25">type</text:span></text:span><text:span text:style-name="Source_20_Text"><text:span text:style-name="T21">": </text:span></text:span><text:span text:style-name="Source_20_Text"><text:span text:style-name="T28">"articles"</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id</text:span></text:span><text:span text:style-name="Source_20_Text"><text:span text:style-name="T21">": </text:span></text:span><text:span text:style-name="Source_20_Text"><text:span text:style-name="T28">"1"</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attributes</text:span></text:span><text:span text:style-name="Source_20_Text"><text:span text:style-name="T21">": {</text:span></text:span></text:p>
      <text:p text:style-name="P22"><text:span text:style-name="Source_20_Text"><text:span text:style-name="T20"><text:s text:c="6"/></text:span></text:span><text:span text:style-name="Source_20_Text"><text:span text:style-name="T32">//</text:span></text:span><text:span text:style-name="Source_20_Text"><text:span text:style-name="T31"> </text:span></text:span><text:span text:style-name="Source_20_Text"><text:span text:style-name="T32">...</text:span></text:span><text:span text:style-name="Source_20_Text"><text:span text:style-name="T31"> </text:span></text:span><text:span text:style-name="Source_20_Text"><text:span text:style-name="T32">this</text:span></text:span><text:span text:style-name="Source_20_Text"><text:span text:style-name="T31"> </text:span></text:span><text:span text:style-name="Source_20_Text"><text:span text:style-name="T32">article's</text:span></text:span><text:span text:style-name="Source_20_Text"><text:span text:style-name="T31"> </text:span></text:span><text:span text:style-name="Source_20_Text"><text:span text:style-name="T32">attributes</text:span></text:span></text:p>
      <text:p text:style-name="P22"><text:span text:style-name="Source_20_Text"><text:span text:style-name="T20"><text:s text:c="4"/></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relationships</text:span></text:span><text:span text:style-name="Source_20_Text"><text:span text:style-name="T21">": {</text:span></text:span></text:p>
      <text:p text:style-name="P22"><text:span text:style-name="Source_20_Text"><text:span text:style-name="T20"><text:s text:c="6"/></text:span></text:span><text:span text:style-name="Source_20_Text"><text:span text:style-name="T32">//</text:span></text:span><text:span text:style-name="Source_20_Text"><text:span text:style-name="T31"> </text:span></text:span><text:span text:style-name="Source_20_Text"><text:span text:style-name="T32">...</text:span></text:span><text:span text:style-name="Source_20_Text"><text:span text:style-name="T31"> </text:span></text:span><text:span text:style-name="Source_20_Text"><text:span text:style-name="T32">this</text:span></text:span><text:span text:style-name="Source_20_Text"><text:span text:style-name="T31"> </text:span></text:span><text:span text:style-name="Source_20_Text"><text:span text:style-name="T32">article's</text:span></text:span><text:span text:style-name="Source_20_Text"><text:span text:style-name="T31"> </text:span></text:span><text:span text:style-name="Source_20_Text"><text:span text:style-name="T32">relationships</text:span></text:span></text:p>
      <text:p text:style-name="P22"><text:span text:style-name="Source_20_Text"><text:span text:style-name="T20"><text:s text:c="4"/></text:span></text:span><text:span text:style-name="Source_20_Text"><text:span text:style-name="T21">}</text:span></text:span></text:p>
      <text:p text:style-name="P22"><text:span text:style-name="Source_20_Text"><text:span text:style-name="T20"><text:s text:c="2"/></text:span></text:span><text:span text:style-name="Source_20_Text"><text:span text:style-name="T21">}</text:span></text:span></text:p>
      <text:p text:style-name="P21"><text:span text:style-name="Source_20_Text"><text:span text:style-name="T21">}</text:span></text:span></text:p>
      <text:p text:style-name="P5">The following primary data is a single <text:a xlink:type="simple" xlink:href="https://jsonapi.org/format/#document-resource-identifier-objects" text:style-name="Internet_20_link" text:visited-style-name="Visited_20_Internet_20_Link"><text:span text:style-name="T7">resource identifier object</text:span></text:a> that references the same resource:</text:p>
      <text:p text:style-name="P20"><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data</text:span></text:span><text:span text:style-name="Source_20_Text"><text:span text:style-name="T21">": {</text:span></text:span></text:p>
      <text:p text:style-name="P22"><text:span text:style-name="Source_20_Text"><text:span text:style-name="T20"><text:s text:c="4"/></text:span></text:span><text:span text:style-name="Source_20_Text"><text:span text:style-name="T21">"</text:span></text:span><text:span text:style-name="Source_20_Text"><text:span text:style-name="T25">type</text:span></text:span><text:span text:style-name="Source_20_Text"><text:span text:style-name="T21">": </text:span></text:span><text:span text:style-name="Source_20_Text"><text:span text:style-name="T28">"articles"</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id</text:span></text:span><text:span text:style-name="Source_20_Text"><text:span text:style-name="T21">": </text:span></text:span><text:span text:style-name="Source_20_Text"><text:span text:style-name="T28">"1"</text:span></text:span></text:p>
      <text:p text:style-name="P22"><text:span text:style-name="Source_20_Text"><text:span text:style-name="T20"><text:s text:c="2"/></text:span></text:span><text:span text:style-name="Source_20_Text"><text:span text:style-name="T21">}</text:span></text:span></text:p>
      <text:p text:style-name="P21"><text:span text:style-name="Source_20_Text"><text:span text:style-name="T21">}</text:span></text:span></text:p>
      <text:p text:style-name="P7"><text:span text:style-name="T38">A logical collection of resources </text:span><text:span text:style-name="Strong_20_Emphasis"><text:span text:style-name="T3">MUST</text:span></text:span><text:span text:style-name="T38"> be represented as an array, even if it only contains one item or is empty.</text:span></text:p>
      <text:h text:style-name="P19" text:outline-level="3"><text:bookmark text:name="document-resource-objects"/><text:bookmark-start text:name="__RefHeading___Toc26449_4225345026"/><text:bookmark text:name="auto-id--resource-objects"/>Resource Objects<text:bookmark-end text:name="__RefHeading___Toc26449_4225345026"/></text:h>
      <text:p text:style-name="P8">“Resource objects” appear in a JSON:API document to represent resources.</text:p>
      <text:p text:style-name="P5"><text:span text:style-name="T38">A resource object </text:span><text:span text:style-name="Strong_20_Emphasis"><text:span text:style-name="T3">MUST</text:span></text:span><text:span text:style-name="T38"> contain at least the following top-level members:</text:span></text:p>
      <text:list xml:id="list1110124783" text:style-name="L5">
        <text:list-item>
          <text:p text:style-name="P52"><text:soft-page-break/><text:span text:style-name="Source_20_Text"><text:span text:style-name="T15">id</text:span></text:span></text:p>
        </text:list-item>
        <text:list-item>
          <text:p text:style-name="P35"><text:span text:style-name="Source_20_Text"><text:span text:style-name="T15">type</text:span></text:span></text:p>
        </text:list-item>
      </text:list>
      <text:p text:style-name="P5"><text:span text:style-name="T38">Exception: The </text:span><text:span text:style-name="Source_20_Text"><text:span text:style-name="T15">id</text:span></text:span><text:span text:style-name="T38"> member is not required when the resource object originates at the client and represents a new resource to be created on the server.</text:span></text:p>
      <text:p text:style-name="P5"><text:span text:style-name="T38">In addition, a resource object </text:span><text:span text:style-name="Strong_20_Emphasis"><text:span text:style-name="T3">MAY</text:span></text:span><text:span text:style-name="T38"> contain any of these top-level members:</text:span></text:p>
      <text:list xml:id="list758602029" text:style-name="L6">
        <text:list-item>
          <text:p text:style-name="P53"><text:span text:style-name="Source_20_Text"><text:span text:style-name="T15">attributes</text:span></text:span><text:span text:style-name="T38">: an </text:span><text:a xlink:type="simple" xlink:href="https://jsonapi.org/format/#document-resource-object-attributes" text:style-name="Internet_20_link" text:visited-style-name="Visited_20_Internet_20_Link"><text:span text:style-name="T9">attributes object</text:span></text:a><text:span text:style-name="T38"> representing some of the resource’s data.</text:span></text:p>
        </text:list-item>
        <text:list-item>
          <text:p text:style-name="P53"><text:span text:style-name="Source_20_Text"><text:span text:style-name="T15">relationships</text:span></text:span><text:span text:style-name="T38">: a </text:span><text:a xlink:type="simple" xlink:href="https://jsonapi.org/format/#document-resource-object-relationships" text:style-name="Internet_20_link" text:visited-style-name="Visited_20_Internet_20_Link"><text:span text:style-name="T9">relationships object</text:span></text:a><text:span text:style-name="T38"> describing relationships between the resource and other JSON:API resources.</text:span></text:p>
        </text:list-item>
        <text:list-item>
          <text:p text:style-name="P53"><text:span text:style-name="Source_20_Text"><text:span text:style-name="T15">links</text:span></text:span><text:span text:style-name="T38">: a </text:span><text:a xlink:type="simple" xlink:href="https://jsonapi.org/format/#document-links" text:style-name="Internet_20_link" text:visited-style-name="Visited_20_Internet_20_Link"><text:span text:style-name="T9">links object</text:span></text:a><text:span text:style-name="T38"> containing links related to the resource.</text:span></text:p>
        </text:list-item>
        <text:list-item>
          <text:p text:style-name="P36"><text:span text:style-name="Source_20_Text"><text:span text:style-name="T15">meta</text:span></text:span><text:span text:style-name="T38">: a </text:span><text:a xlink:type="simple" xlink:href="https://jsonapi.org/format/#document-meta" text:style-name="Internet_20_link" text:visited-style-name="Visited_20_Internet_20_Link"><text:span text:style-name="T9">meta object</text:span></text:a><text:span text:style-name="T38"> containing non-standard meta-information about a resource that can not be represented as an attribute or relationship.</text:span></text:p>
        </text:list-item>
      </text:list>
      <text:p text:style-name="P5">Here’s how an article (i.e. a resource of type “articles”) might appear in a document:</text:p>
      <text:p text:style-name="P20"><text:span text:style-name="Source_20_Text"><text:span text:style-name="T32">//</text:span></text:span><text:span text:style-name="Source_20_Text"><text:span text:style-name="T31"> </text:span></text:span><text:span text:style-name="Source_20_Text"><text:span text:style-name="T32">...</text:span></text:span></text:p>
      <text:p text:style-name="P22"><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type</text:span></text:span><text:span text:style-name="Source_20_Text"><text:span text:style-name="T21">": </text:span></text:span><text:span text:style-name="Source_20_Text"><text:span text:style-name="T28">"articles"</text:span></text:span><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id</text:span></text:span><text:span text:style-name="Source_20_Text"><text:span text:style-name="T21">": </text:span></text:span><text:span text:style-name="Source_20_Text"><text:span text:style-name="T28">"1"</text:span></text:span><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attributes</text:span></text:span><text:span text:style-name="Source_20_Text"><text:span text:style-name="T21">": {</text:span></text:span></text:p>
      <text:p text:style-name="P22"><text:span text:style-name="Source_20_Text"><text:span text:style-name="T20"><text:s text:c="4"/></text:span></text:span><text:span text:style-name="Source_20_Text"><text:span text:style-name="T21">"</text:span></text:span><text:span text:style-name="Source_20_Text"><text:span text:style-name="T25">title</text:span></text:span><text:span text:style-name="Source_20_Text"><text:span text:style-name="T21">": </text:span></text:span><text:span text:style-name="Source_20_Text"><text:span text:style-name="T28">"Rails is Omakase"</text:span></text:span></text:p>
      <text:p text:style-name="P22"><text:span text:style-name="Source_20_Text"><text:span text:style-name="T20"><text:s text:c="2"/></text:span></text:span><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relationships</text:span></text:span><text:span text:style-name="Source_20_Text"><text:span text:style-name="T21">": {</text:span></text:span></text:p>
      <text:p text:style-name="P22"><text:span text:style-name="Source_20_Text"><text:span text:style-name="T20"><text:s text:c="4"/></text:span></text:span><text:span text:style-name="Source_20_Text"><text:span text:style-name="T21">"</text:span></text:span><text:span text:style-name="Source_20_Text"><text:span text:style-name="T25">author</text:span></text:span><text:span text:style-name="Source_20_Text"><text:span text:style-name="T21">": {</text:span></text:span></text:p>
      <text:p text:style-name="P22"><text:span text:style-name="Source_20_Text"><text:span text:style-name="T20"><text:s text:c="6"/></text:span></text:span><text:span text:style-name="Source_20_Text"><text:span text:style-name="T21">"</text:span></text:span><text:span text:style-name="Source_20_Text"><text:span text:style-name="T25">links</text:span></text:span><text:span text:style-name="Source_20_Text"><text:span text:style-name="T21">": {</text:span></text:span></text:p>
      <text:p text:style-name="P22"><text:span text:style-name="Source_20_Text"><text:span text:style-name="T20"><text:s text:c="8"/></text:span></text:span><text:span text:style-name="Source_20_Text"><text:span text:style-name="T21">"</text:span></text:span><text:span text:style-name="Source_20_Text"><text:span text:style-name="T25">self</text:span></text:span><text:span text:style-name="Source_20_Text"><text:span text:style-name="T21">": </text:span></text:span><text:span text:style-name="Source_20_Text"><text:span text:style-name="T28">"/articles/1/relationships/author"</text:span></text:span><text:span text:style-name="Source_20_Text"><text:span text:style-name="T21">,</text:span></text:span></text:p>
      <text:p text:style-name="P22"><text:span text:style-name="Source_20_Text"><text:span text:style-name="T20"><text:s text:c="8"/></text:span></text:span><text:span text:style-name="Source_20_Text"><text:span text:style-name="T21">"</text:span></text:span><text:span text:style-name="Source_20_Text"><text:span text:style-name="T25">related</text:span></text:span><text:span text:style-name="Source_20_Text"><text:span text:style-name="T21">": </text:span></text:span><text:span text:style-name="Source_20_Text"><text:span text:style-name="T28">"/articles/1/author"</text:span></text:span></text:p>
      <text:p text:style-name="P22"><text:span text:style-name="Source_20_Text"><text:span text:style-name="T20"><text:s text:c="6"/></text:span></text:span><text:span text:style-name="Source_20_Text"><text:span text:style-name="T21">},</text:span></text:span></text:p>
      <text:p text:style-name="P22"><text:span text:style-name="Source_20_Text"><text:span text:style-name="T20"><text:s text:c="6"/></text:span></text:span><text:span text:style-name="Source_20_Text"><text:span text:style-name="T21">"</text:span></text:span><text:span text:style-name="Source_20_Text"><text:span text:style-name="T25">data</text:span></text:span><text:span text:style-name="Source_20_Text"><text:span text:style-name="T21">": { "</text:span></text:span><text:span text:style-name="Source_20_Text"><text:span text:style-name="T25">type</text:span></text:span><text:span text:style-name="Source_20_Text"><text:span text:style-name="T21">": </text:span></text:span><text:span text:style-name="Source_20_Text"><text:span text:style-name="T28">"people"</text:span></text:span><text:span text:style-name="Source_20_Text"><text:span text:style-name="T21">, "</text:span></text:span><text:span text:style-name="Source_20_Text"><text:span text:style-name="T25">id</text:span></text:span><text:span text:style-name="Source_20_Text"><text:span text:style-name="T21">": </text:span></text:span><text:span text:style-name="Source_20_Text"><text:span text:style-name="T28">"9"</text:span></text:span><text:span text:style-name="Source_20_Text"><text:span text:style-name="T21"> }</text:span></text:span></text:p>
      <text:p text:style-name="P22"><text:span text:style-name="Source_20_Text"><text:span text:style-name="T20"><text:s text:c="4"/></text:span></text:span><text:span text:style-name="Source_20_Text"><text:span text:style-name="T21">}</text:span></text:span></text:p>
      <text:p text:style-name="P22"><text:span text:style-name="Source_20_Text"><text:span text:style-name="T20"><text:s text:c="2"/></text:span></text:span><text:span text:style-name="Source_20_Text"><text:span text:style-name="T21">}</text:span></text:span></text:p>
      <text:p text:style-name="P22"><text:span text:style-name="Source_20_Text"><text:span text:style-name="T21">}</text:span></text:span></text:p>
      <text:p text:style-name="P21"><text:span text:style-name="Source_20_Text"><text:span text:style-name="T32">//</text:span></text:span><text:span text:style-name="Source_20_Text"><text:span text:style-name="T31"> </text:span></text:span><text:span text:style-name="Source_20_Text"><text:span text:style-name="T32">...</text:span></text:span></text:p>
      <text:h text:style-name="P16" text:outline-level="4"><text:bookmark text:name="document-resource-object-identification"/><text:bookmark-start text:name="__RefHeading___Toc26451_4225345026"/><text:bookmark text:name="auto-id--identification"/>Identification<text:bookmark-end text:name="__RefHeading___Toc26451_4225345026"/></text:h>
      <text:p text:style-name="P5"><text:span text:style-name="T38">Every </text:span><text:a xlink:type="simple" xlink:href="https://jsonapi.org/format/#document-resource-objects" text:style-name="Internet_20_link" text:visited-style-name="Visited_20_Internet_20_Link"><text:span text:style-name="T9">resource object</text:span></text:a><text:span text:style-name="T38"> </text:span><text:span text:style-name="Strong_20_Emphasis"><text:span text:style-name="T3">MUST</text:span></text:span><text:span text:style-name="T38"> contain an </text:span><text:span text:style-name="Source_20_Text"><text:span text:style-name="T15">id</text:span></text:span><text:span text:style-name="T38"> member and a </text:span><text:span text:style-name="Source_20_Text"><text:span text:style-name="T15">type</text:span></text:span><text:span text:style-name="T38"> member. The values of the </text:span><text:span text:style-name="Source_20_Text"><text:span text:style-name="T15">id</text:span></text:span><text:span text:style-name="T38">and </text:span><text:span text:style-name="Source_20_Text"><text:span text:style-name="T15">type</text:span></text:span><text:span text:style-name="T38"> members </text:span><text:span text:style-name="Strong_20_Emphasis"><text:span text:style-name="T3">MUST</text:span></text:span><text:span text:style-name="T38"> be strings.</text:span></text:p>
      <text:p text:style-name="P5"><text:span text:style-name="T38">Within a given API, each resource object’s </text:span><text:span text:style-name="Source_20_Text"><text:span text:style-name="T15">type</text:span></text:span><text:span text:style-name="T38"> and </text:span><text:span text:style-name="Source_20_Text"><text:span text:style-name="T15">id</text:span></text:span><text:span text:style-name="T38"> pair </text:span><text:span text:style-name="Strong_20_Emphasis"><text:span text:style-name="T3">MUST</text:span></text:span><text:span text:style-name="T38"> identify a single, unique resource. (The set of URIs controlled by a server, or multiple servers acting as one, constitute an </text:span>API.)</text:p>
      <text:p text:style-name="P5">The <text:span text:style-name="Source_20_Text"><text:span text:style-name="T14">type</text:span></text:span> member is used to describe <text:a xlink:type="simple" xlink:href="https://jsonapi.org/format/#document-resource-objects" text:style-name="Internet_20_link" text:visited-style-name="Visited_20_Internet_20_Link"><text:span text:style-name="T7">resource objects</text:span></text:a> that share common attributes and relationships.</text:p>
      <text:p text:style-name="P5"><text:soft-page-break/><text:span text:style-name="T38">The values of </text:span><text:span text:style-name="Source_20_Text"><text:span text:style-name="T15">type</text:span></text:span><text:span text:style-name="T38"> members </text:span><text:span text:style-name="Strong_20_Emphasis"><text:span text:style-name="T3">MUST</text:span></text:span><text:span text:style-name="T38"> adhere to the same constraints as </text:span><text:a xlink:type="simple" xlink:href="https://jsonapi.org/format/#document-member-names" text:style-name="Internet_20_link" text:visited-style-name="Visited_20_Internet_20_Link"><text:span text:style-name="T9">member names</text:span></text:a><text:span text:style-name="T38">.</text:span></text:p>
      <text:p text:style-name="P3"><text:span text:style-name="T35">Note: This spec is agnostic about inflection rules, so the value of </text:span><text:span text:style-name="Source_20_Text"><text:span text:style-name="T36">type</text:span></text:span><text:span text:style-name="T35"> can be either plural or singular. However, the same value should be used consistently throughout an implementation.</text:span></text:p>
      <text:h text:style-name="P16" text:outline-level="4"><text:bookmark text:name="document-resource-object-fields"/><text:bookmark-start text:name="__RefHeading___Toc26453_4225345026"/><text:bookmark text:name="auto-id--fields"/>Fields<text:bookmark-end text:name="__RefHeading___Toc26453_4225345026"/></text:h>
      <text:p text:style-name="P5">A resource object’s <text:a xlink:type="simple" xlink:href="https://jsonapi.org/format/#document-resource-object-attributes" text:style-name="Internet_20_link" text:visited-style-name="Visited_20_Internet_20_Link"><text:span text:style-name="T7">attributes</text:span></text:a> and its <text:a xlink:type="simple" xlink:href="https://jsonapi.org/format/#document-resource-object-relationships" text:style-name="Internet_20_link" text:visited-style-name="Visited_20_Internet_20_Link"><text:span text:style-name="T7">relationships</text:span></text:a> are collectively called its “<text:a xlink:type="simple" xlink:href="https://jsonapi.org/format/#document-resource-object-fields" text:style-name="Internet_20_link" text:visited-style-name="Visited_20_Internet_20_Link"><text:span text:style-name="T7">fields</text:span></text:a>”.</text:p>
      <text:h text:style-name="P16" text:outline-level="4"><text:bookmark text:name="document-resource-object-attributes"/><text:bookmark-start text:name="__RefHeading___Toc26455_4225345026"/><text:bookmark text:name="auto-id--attributes"/>Attributes<text:bookmark-end text:name="__RefHeading___Toc26455_4225345026"/></text:h>
      <text:p text:style-name="P5"><text:span text:style-name="T38">The value of the </text:span><text:span text:style-name="Source_20_Text"><text:span text:style-name="T15">attributes</text:span></text:span><text:span text:style-name="T38"> key </text:span><text:span text:style-name="Strong_20_Emphasis"><text:span text:style-name="T3">MUST</text:span></text:span><text:span text:style-name="T38"> be an object (an “attributes object”). Members of the </text:span>attributes object (“attributes”) represent information about the <text:a xlink:type="simple" xlink:href="https://jsonapi.org/format/#document-resource-objects" text:style-name="Internet_20_link" text:visited-style-name="Visited_20_Internet_20_Link"><text:span text:style-name="T7">resource object</text:span></text:a> in which it’s defined.</text:p>
      <text:p text:style-name="P5">Attributes may contain any valid JSON value.</text:p>
      <text:p text:style-name="P5">Complex data structures involving JSON objects and arrays are allowed as attribute values. <text:span text:style-name="T38">However, any object that constitutes or is contained in an attribute </text:span><text:span text:style-name="Strong_20_Emphasis"><text:span text:style-name="T3">MUST NOT</text:span></text:span><text:span text:style-name="T38"> contain a </text:span><text:span text:style-name="Source_20_Text"><text:span text:style-name="T15">relationships</text:span></text:span><text:span text:style-name="T38"> or </text:span><text:span text:style-name="Source_20_Text"><text:span text:style-name="T15">links</text:span></text:span><text:span text:style-name="T38"> member, as those members are reserved by this specification for future use.</text:span></text:p>
      <text:p text:style-name="P5"><text:span text:style-name="T38">Although has-one foreign keys (e.g. </text:span><text:span text:style-name="Source_20_Text"><text:span text:style-name="T15">author_id</text:span></text:span><text:span text:style-name="T38">) are often stored internally alongside other information to be represented in a resource object, these keys </text:span><text:span text:style-name="Strong_20_Emphasis"><text:span text:style-name="T3">SHOULD NOT</text:span></text:span><text:span text:style-name="T38"> appear as attributes.</text:span></text:p>
      <text:p text:style-name="P3"><text:span text:style-name="T35">Note: See </text:span><text:a xlink:type="simple" xlink:href="https://jsonapi.org/format/#document-resource-object-fields" text:style-name="Internet_20_link" text:visited-style-name="Visited_20_Internet_20_Link"><text:span text:style-name="T7">fields</text:span></text:a><text:span text:style-name="T35"> and </text:span><text:a xlink:type="simple" xlink:href="https://jsonapi.org/format/#document-member-names" text:style-name="Internet_20_link" text:visited-style-name="Visited_20_Internet_20_Link"><text:span text:style-name="T7">member names</text:span></text:a><text:span text:style-name="T35"> for more restrictions on this container.</text:span></text:p>
      <text:h text:style-name="P16" text:outline-level="4"><text:bookmark text:name="document-resource-object-relationships"/><text:bookmark-start text:name="__RefHeading___Toc26457_4225345026"/><text:bookmark text:name="auto-id--relationships"/>Relationships<text:bookmark-end text:name="__RefHeading___Toc26457_4225345026"/></text:h>
      <text:p text:style-name="P5"><text:span text:style-name="T38">The value of the </text:span><text:span text:style-name="Source_20_Text"><text:span text:style-name="T15">relationships</text:span></text:span><text:span text:style-name="T38"> key </text:span><text:span text:style-name="Strong_20_Emphasis"><text:span text:style-name="T3">MUST</text:span></text:span><text:span text:style-name="T38"> be an object (a “relationships object”). Members of the relationships object (“relationships”) represent references from the </text:span><text:a xlink:type="simple" xlink:href="https://jsonapi.org/format/#document-resource-objects" text:style-name="Internet_20_link" text:visited-style-name="Visited_20_Internet_20_Link"><text:span text:style-name="T9">resource object</text:span></text:a><text:span text:style-name="T38"> in which it’s defined to other resource objects.</text:span></text:p>
      <text:p text:style-name="P8">Relationships may be to-one or to-many.</text:p>
      <text:p text:style-name="P5"><text:bookmark text:name="document-resource-object-relationships-relationship-object"/><text:span text:style-name="T38">A “relationship object” </text:span><text:span text:style-name="Strong_20_Emphasis"><text:span text:style-name="T3">MUST</text:span></text:span><text:span text:style-name="T38"> contain at least one of the following:</text:span></text:p>
      <text:list xml:id="list2638214848" text:style-name="L7">
        <text:list-item>
          <text:p text:style-name="P54"><text:span text:style-name="Source_20_Text"><text:span text:style-name="T15">links</text:span></text:span><text:span text:style-name="T38">: a </text:span><text:a xlink:type="simple" xlink:href="https://jsonapi.org/format/#document-links" text:style-name="Internet_20_link" text:visited-style-name="Visited_20_Internet_20_Link"><text:span text:style-name="T9">links object</text:span></text:a><text:span text:style-name="T38"> containing at least one of the following:</text:span></text:p>
          <text:list>
            <text:list-item>
              <text:p text:style-name="P54"><text:soft-page-break/><text:span text:style-name="Source_20_Text"><text:span text:style-name="T15">self</text:span></text:span><text:span text:style-name="T38">: a link for the relationship itself (a “relationship link”). This link allows the client to directly manipulate the relationship. For example, removing an </text:span><text:span text:style-name="Source_20_Text"><text:span text:style-name="T15">author</text:span></text:span><text:span text:style-name="T38"> through an </text:span><text:span text:style-name="Source_20_Text"><text:span text:style-name="T15">article</text:span></text:span><text:span text:style-name="T38">’s relationship URL would disconnect the person from the </text:span><text:span text:style-name="Source_20_Text"><text:span text:style-name="T15">article</text:span></text:span><text:span text:style-name="T38"> without deleting the </text:span><text:span text:style-name="Source_20_Text"><text:span text:style-name="T15">people</text:span></text:span><text:span text:style-name="T38"> resource itself. When fetched successfully, this link returns the </text:span><text:a xlink:type="simple" xlink:href="https://jsonapi.org/format/#document-resource-object-linkage" text:style-name="Internet_20_link" text:visited-style-name="Visited_20_Internet_20_Link"><text:span text:style-name="T9">linkage</text:span></text:a><text:span text:style-name="T38"> for the related resources as its primary data. (See </text:span><text:a xlink:type="simple" xlink:href="https://jsonapi.org/format/#fetching-relationships" text:style-name="Internet_20_link" text:visited-style-name="Visited_20_Internet_20_Link"><text:span text:style-name="T9">Fetching Relationships</text:span></text:a><text:span text:style-name="T38">.)</text:span></text:p>
            </text:list-item>
            <text:list-item>
              <text:p text:style-name="P54"><text:span text:style-name="Source_20_Text"><text:span text:style-name="T15">related</text:span></text:span><text:span text:style-name="T38">: a </text:span><text:a xlink:type="simple" xlink:href="https://jsonapi.org/format/#document-resource-object-related-resource-links" text:style-name="Internet_20_link" text:visited-style-name="Visited_20_Internet_20_Link"><text:span text:style-name="T9">related resource link</text:span></text:a></text:p>
            </text:list-item>
          </text:list>
        </text:list-item>
        <text:list-item>
          <text:p text:style-name="P54"><text:span text:style-name="Source_20_Text"><text:span text:style-name="T15">data</text:span></text:span><text:span text:style-name="T38">: </text:span><text:a xlink:type="simple" xlink:href="https://jsonapi.org/format/#document-resource-object-linkage" text:style-name="Internet_20_link" text:visited-style-name="Visited_20_Internet_20_Link"><text:span text:style-name="T9">resource linkage</text:span></text:a></text:p>
        </text:list-item>
        <text:list-item>
          <text:p text:style-name="P37"><text:span text:style-name="Source_20_Text"><text:span text:style-name="T15">meta</text:span></text:span><text:span text:style-name="T38">: a </text:span><text:a xlink:type="simple" xlink:href="https://jsonapi.org/format/#document-meta" text:style-name="Internet_20_link" text:visited-style-name="Visited_20_Internet_20_Link"><text:span text:style-name="T9">meta object</text:span></text:a><text:span text:style-name="T38"> that contains non-standard meta-information about the relationship.</text:span></text:p>
        </text:list-item>
      </text:list>
      <text:p text:style-name="P5"><text:span text:style-name="T38">A relationship object that represents a to-many relationship </text:span><text:span text:style-name="Strong_20_Emphasis"><text:span text:style-name="T3">MAY</text:span></text:span><text:span text:style-name="T38"> also contain </text:span><text:a xlink:type="simple" xlink:href="https://jsonapi.org/format/#fetching-pagination" text:style-name="Internet_20_link" text:visited-style-name="Visited_20_Internet_20_Link"><text:span text:style-name="T9">pagination</text:span></text:a><text:span text:style-name="T38"> links under the </text:span><text:span text:style-name="Source_20_Text"><text:span text:style-name="T15">links</text:span></text:span><text:span text:style-name="T38"> member, as described below. Any </text:span><text:a xlink:type="simple" xlink:href="https://jsonapi.org/format/#fetching-pagination" text:style-name="Internet_20_link" text:visited-style-name="Visited_20_Internet_20_Link"><text:span text:style-name="T9">pagination</text:span></text:a><text:span text:style-name="T38"> links in a relationship object </text:span><text:span text:style-name="Strong_20_Emphasis"><text:span text:style-name="T3">MUST</text:span></text:span><text:span text:style-name="T38"> paginate the relationship data, not the related resources.</text:span></text:p>
      <text:p text:style-name="P4"><text:span text:style-name="T35">Note: See </text:span><text:a xlink:type="simple" xlink:href="https://jsonapi.org/format/#document-resource-object-fields" text:style-name="Internet_20_link" text:visited-style-name="Visited_20_Internet_20_Link"><text:span text:style-name="T7">fields</text:span></text:a><text:span text:style-name="T35"> and </text:span><text:a xlink:type="simple" xlink:href="https://jsonapi.org/format/#document-member-names" text:style-name="Internet_20_link" text:visited-style-name="Visited_20_Internet_20_Link"><text:span text:style-name="T7">member names</text:span></text:a><text:span text:style-name="T35"> for more restrictions on this container.</text:span></text:p>
      <text:h text:style-name="P16" text:outline-level="4"><text:bookmark text:name="document-resource-object-related-resource-links"/><text:bookmark-start text:name="__RefHeading___Toc26459_4225345026"/><text:bookmark text:name="auto-id--related-resource-links"/>Related Resource Links<text:bookmark-end text:name="__RefHeading___Toc26459_4225345026"/></text:h>
      <text:p text:style-name="P5">A “related resource link” provides access to <text:a xlink:type="simple" xlink:href="https://jsonapi.org/format/#document-resource-objects" text:style-name="Internet_20_link" text:visited-style-name="Visited_20_Internet_20_Link"><text:span text:style-name="T7">resource objects</text:span></text:a> <text:a xlink:type="simple" xlink:href="https://jsonapi.org/format/#document-links" text:style-name="Internet_20_link" text:visited-style-name="Visited_20_Internet_20_Link"><text:span text:style-name="T7">linked</text:span></text:a> in a <text:a xlink:type="simple" xlink:href="https://jsonapi.org/format/#document-resource-object-relationships" text:style-name="Internet_20_link" text:visited-style-name="Visited_20_Internet_20_Link"><text:span text:style-name="T7">relationship</text:span></text:a>. When fetched, the related resource object(s) are returned as the response’s primary data.</text:p>
      <text:p text:style-name="P5">For example, an <text:span text:style-name="Source_20_Text"><text:span text:style-name="T14">article</text:span></text:span>’s <text:span text:style-name="Source_20_Text"><text:span text:style-name="T14">comments</text:span></text:span> <text:a xlink:type="simple" xlink:href="https://jsonapi.org/format/#document-resource-object-relationships" text:style-name="Internet_20_link" text:visited-style-name="Visited_20_Internet_20_Link"><text:span text:style-name="T7">relationship</text:span></text:a> could specify a <text:a xlink:type="simple" xlink:href="https://jsonapi.org/format/#document-links" text:style-name="Internet_20_link" text:visited-style-name="Visited_20_Internet_20_Link"><text:span text:style-name="T7">link</text:span></text:a> that returns a collection of comment <text:a xlink:type="simple" xlink:href="https://jsonapi.org/format/#document-resource-objects" text:style-name="Internet_20_link" text:visited-style-name="Visited_20_Internet_20_Link"><text:span text:style-name="T7">resource objects</text:span></text:a> when retrieved through a <text:span text:style-name="Source_20_Text"><text:span text:style-name="T14">GET</text:span></text:span> request.</text:p>
      <text:p text:style-name="P5">If present, a related resource link <text:span text:style-name="Strong_20_Emphasis"><text:span text:style-name="T1">MUST</text:span></text:span> reference a valid URL, even if the relationship isn’t currently associated with any target resources. Additionally, a related resource link <text:span text:style-name="Strong_20_Emphasis"><text:span text:style-name="T1">MUST NOT</text:span></text:span> change because its relationship’s content changes.</text:p>
      <text:h text:style-name="P16" text:outline-level="4"><text:bookmark text:name="document-resource-object-linkage"/><text:bookmark-start text:name="__RefHeading___Toc26461_4225345026"/><text:bookmark text:name="auto-id--resource-linkage"/>Resource Linkage<text:bookmark-end text:name="__RefHeading___Toc26461_4225345026"/></text:h>
      <text:p text:style-name="P5">Resource linkage in a <text:a xlink:type="simple" xlink:href="https://jsonapi.org/format/#document-compound-documents" text:style-name="Internet_20_link" text:visited-style-name="Visited_20_Internet_20_Link"><text:span text:style-name="T7">compound document</text:span></text:a> allows a client to link together all of the included <text:a xlink:type="simple" xlink:href="https://jsonapi.org/format/#document-resource-objects" text:style-name="Internet_20_link" text:visited-style-name="Visited_20_Internet_20_Link"><text:span text:style-name="T7">resource objects</text:span></text:a> without having to <text:span text:style-name="Source_20_Text"><text:span text:style-name="T14">GET</text:span></text:span> any URLs via <text:a xlink:type="simple" xlink:href="https://jsonapi.org/format/#document-links" text:style-name="Internet_20_link" text:visited-style-name="Visited_20_Internet_20_Link"><text:span text:style-name="T7">links</text:span></text:a>.</text:p>
      <text:p text:style-name="P5"><text:span text:style-name="T38">Resource linkage </text:span><text:span text:style-name="Strong_20_Emphasis"><text:span text:style-name="T3">MUST</text:span></text:span><text:span text:style-name="T38"> be represented as one of the following:</text:span></text:p>
      <text:list xml:id="list2469476568" text:style-name="L8">
        <text:list-item>
          <text:p text:style-name="P55"><text:span text:style-name="Source_20_Text"><text:span text:style-name="T15">null</text:span></text:span><text:span text:style-name="T38"> for empty to-one relationships.</text:span></text:p>
        </text:list-item>
        <text:list-item>
          <text:p text:style-name="P55"><text:span text:style-name="T38">an empty array (</text:span><text:span text:style-name="Source_20_Text"><text:span text:style-name="T15">[]</text:span></text:span><text:span text:style-name="T38">) for empty to-many relationships.</text:span></text:p>
        </text:list-item>
        <text:list-item>
          <text:p text:style-name="P55"><text:span text:style-name="T38">a single </text:span><text:a xlink:type="simple" xlink:href="https://jsonapi.org/format/#document-resource-identifier-objects" text:style-name="Internet_20_link" text:visited-style-name="Visited_20_Internet_20_Link"><text:span text:style-name="T9">resource identifier object</text:span></text:a><text:span text:style-name="T38"> for non-empty to-one relationships.</text:span></text:p>
        </text:list-item>
        <text:list-item>
          <text:p text:style-name="P38"><text:span text:style-name="T38">an array of </text:span><text:a xlink:type="simple" xlink:href="https://jsonapi.org/format/#document-resource-identifier-objects" text:style-name="Internet_20_link" text:visited-style-name="Visited_20_Internet_20_Link"><text:span text:style-name="T9">resource identifier objects</text:span></text:a><text:span text:style-name="T38"> for non-empty to-many relationships.</text:span></text:p>
        </text:list-item>
      </text:list>
      <text:p text:style-name="P1"><text:soft-page-break/>Note: The spec does not impart meaning to order of resource identifier objects in linkage arrays of to-many relationships, although implementations may do that. Arrays of resource identifier objects may represent ordered or unordered relationships, and both types can be mixed in one response object.</text:p>
      <text:p text:style-name="P5">For example, the following article is associated with an <text:span text:style-name="Source_20_Text"><text:span text:style-name="T14">author</text:span></text:span>:</text:p>
      <text:p text:style-name="P20"><text:span text:style-name="Source_20_Text"><text:span text:style-name="T32">//</text:span></text:span><text:span text:style-name="Source_20_Text"><text:span text:style-name="T31"> </text:span></text:span><text:span text:style-name="Source_20_Text"><text:span text:style-name="T32">...</text:span></text:span></text:p>
      <text:p text:style-name="P22"><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type</text:span></text:span><text:span text:style-name="Source_20_Text"><text:span text:style-name="T21">": </text:span></text:span><text:span text:style-name="Source_20_Text"><text:span text:style-name="T28">"articles"</text:span></text:span><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id</text:span></text:span><text:span text:style-name="Source_20_Text"><text:span text:style-name="T21">": </text:span></text:span><text:span text:style-name="Source_20_Text"><text:span text:style-name="T28">"1"</text:span></text:span><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attributes</text:span></text:span><text:span text:style-name="Source_20_Text"><text:span text:style-name="T21">": {</text:span></text:span></text:p>
      <text:p text:style-name="P22"><text:span text:style-name="Source_20_Text"><text:span text:style-name="T20"><text:s text:c="4"/></text:span></text:span><text:span text:style-name="Source_20_Text"><text:span text:style-name="T21">"</text:span></text:span><text:span text:style-name="Source_20_Text"><text:span text:style-name="T25">title</text:span></text:span><text:span text:style-name="Source_20_Text"><text:span text:style-name="T21">": </text:span></text:span><text:span text:style-name="Source_20_Text"><text:span text:style-name="T28">"Rails is Omakase"</text:span></text:span></text:p>
      <text:p text:style-name="P22"><text:span text:style-name="Source_20_Text"><text:span text:style-name="T20"><text:s text:c="2"/></text:span></text:span><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relationships</text:span></text:span><text:span text:style-name="Source_20_Text"><text:span text:style-name="T21">": {</text:span></text:span></text:p>
      <text:p text:style-name="P22"><text:span text:style-name="Source_20_Text"><text:span text:style-name="T20"><text:s text:c="4"/></text:span></text:span><text:span text:style-name="Source_20_Text"><text:span text:style-name="T21">"</text:span></text:span><text:span text:style-name="Source_20_Text"><text:span text:style-name="T25">author</text:span></text:span><text:span text:style-name="Source_20_Text"><text:span text:style-name="T21">": {</text:span></text:span></text:p>
      <text:p text:style-name="P22"><text:span text:style-name="Source_20_Text"><text:span text:style-name="T20"><text:s text:c="6"/></text:span></text:span><text:span text:style-name="Source_20_Text"><text:span text:style-name="T21">"</text:span></text:span><text:span text:style-name="Source_20_Text"><text:span text:style-name="T25">links</text:span></text:span><text:span text:style-name="Source_20_Text"><text:span text:style-name="T21">": {</text:span></text:span></text:p>
      <text:p text:style-name="P22"><text:span text:style-name="Source_20_Text"><text:span text:style-name="T20"><text:s text:c="8"/></text:span></text:span><text:span text:style-name="Source_20_Text"><text:span text:style-name="T21">"</text:span></text:span><text:span text:style-name="Source_20_Text"><text:span text:style-name="T25">self</text:span></text:span><text:span text:style-name="Source_20_Text"><text:span text:style-name="T21">": </text:span></text:span><text:span text:style-name="Source_20_Text"><text:span text:style-name="T28">"http://example.com/articles/1/relationships/author"</text:span></text:span><text:span text:style-name="Source_20_Text"><text:span text:style-name="T21">,</text:span></text:span></text:p>
      <text:p text:style-name="P22"><text:span text:style-name="Source_20_Text"><text:span text:style-name="T20"><text:s text:c="8"/></text:span></text:span><text:span text:style-name="Source_20_Text"><text:span text:style-name="T21">"</text:span></text:span><text:span text:style-name="Source_20_Text"><text:span text:style-name="T25">related</text:span></text:span><text:span text:style-name="Source_20_Text"><text:span text:style-name="T21">": </text:span></text:span><text:span text:style-name="Source_20_Text"><text:span text:style-name="T28">"http://example.com/articles/1/author"</text:span></text:span></text:p>
      <text:p text:style-name="P22"><text:span text:style-name="Source_20_Text"><text:span text:style-name="T20"><text:s text:c="6"/></text:span></text:span><text:span text:style-name="Source_20_Text"><text:span text:style-name="T21">},</text:span></text:span></text:p>
      <text:p text:style-name="P22"><text:span text:style-name="Source_20_Text"><text:span text:style-name="T20"><text:s text:c="6"/></text:span></text:span><text:span text:style-name="Source_20_Text"><text:span text:style-name="T21">"</text:span></text:span><text:span text:style-name="Source_20_Text"><text:span text:style-name="T25">data</text:span></text:span><text:span text:style-name="Source_20_Text"><text:span text:style-name="T21">": { "</text:span></text:span><text:span text:style-name="Source_20_Text"><text:span text:style-name="T25">type</text:span></text:span><text:span text:style-name="Source_20_Text"><text:span text:style-name="T21">": </text:span></text:span><text:span text:style-name="Source_20_Text"><text:span text:style-name="T28">"people"</text:span></text:span><text:span text:style-name="Source_20_Text"><text:span text:style-name="T21">, "</text:span></text:span><text:span text:style-name="Source_20_Text"><text:span text:style-name="T25">id</text:span></text:span><text:span text:style-name="Source_20_Text"><text:span text:style-name="T21">": </text:span></text:span><text:span text:style-name="Source_20_Text"><text:span text:style-name="T28">"9"</text:span></text:span><text:span text:style-name="Source_20_Text"><text:span text:style-name="T21"> }</text:span></text:span></text:p>
      <text:p text:style-name="P22"><text:span text:style-name="Source_20_Text"><text:span text:style-name="T20"><text:s text:c="4"/></text:span></text:span><text:span text:style-name="Source_20_Text"><text:span text:style-name="T21">}</text:span></text:span></text:p>
      <text:p text:style-name="P22"><text:span text:style-name="Source_20_Text"><text:span text:style-name="T20"><text:s text:c="2"/></text:span></text:span><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links</text:span></text:span><text:span text:style-name="Source_20_Text"><text:span text:style-name="T21">": {</text:span></text:span></text:p>
      <text:p text:style-name="P22"><text:span text:style-name="Source_20_Text"><text:span text:style-name="T20"><text:s text:c="4"/></text:span></text:span><text:span text:style-name="Source_20_Text"><text:span text:style-name="T21">"</text:span></text:span><text:span text:style-name="Source_20_Text"><text:span text:style-name="T25">self</text:span></text:span><text:span text:style-name="Source_20_Text"><text:span text:style-name="T21">": </text:span></text:span><text:span text:style-name="Source_20_Text"><text:span text:style-name="T28">"http://example.com/articles/1"</text:span></text:span></text:p>
      <text:p text:style-name="P22"><text:span text:style-name="Source_20_Text"><text:span text:style-name="T20"><text:s text:c="2"/></text:span></text:span><text:span text:style-name="Source_20_Text"><text:span text:style-name="T21">}</text:span></text:span></text:p>
      <text:p text:style-name="P22"><text:span text:style-name="Source_20_Text"><text:span text:style-name="T21">}</text:span></text:span></text:p>
      <text:p text:style-name="P21"><text:span text:style-name="Source_20_Text"><text:span text:style-name="T32">//</text:span></text:span><text:span text:style-name="Source_20_Text"><text:span text:style-name="T31"> </text:span></text:span><text:span text:style-name="Source_20_Text"><text:span text:style-name="T32">...</text:span></text:span></text:p>
      <text:p text:style-name="P5">The <text:span text:style-name="Source_20_Text"><text:span text:style-name="T14">author</text:span></text:span> relationship includes a link for the relationship itself (which allows the client to change the related author directly), a related resource link to fetch the resource objects, and linkage information.</text:p>
      <text:h text:style-name="P16" text:outline-level="4"><text:bookmark text:name="document-resource-object-links"/><text:bookmark-start text:name="__RefHeading___Toc26463_4225345026"/><text:bookmark text:name="auto-id--resource-links"/>Resource Links<text:bookmark-end text:name="__RefHeading___Toc26463_4225345026"/></text:h>
      <text:p text:style-name="P5">The optional <text:span text:style-name="Source_20_Text"><text:span text:style-name="T14">links</text:span></text:span> member within each <text:a xlink:type="simple" xlink:href="https://jsonapi.org/format/#document-resource-objects" text:style-name="Internet_20_link" text:visited-style-name="Visited_20_Internet_20_Link"><text:span text:style-name="T7">resource object</text:span></text:a> contains <text:a xlink:type="simple" xlink:href="https://jsonapi.org/format/#document-links" text:style-name="Internet_20_link" text:visited-style-name="Visited_20_Internet_20_Link"><text:span text:style-name="T7">links</text:span></text:a> related to the resource.</text:p>
      <text:p text:style-name="P5"><text:span text:style-name="T38">If present, this links object </text:span><text:span text:style-name="Strong_20_Emphasis"><text:span text:style-name="T3">MAY</text:span></text:span><text:span text:style-name="T38"> contain a </text:span><text:span text:style-name="Source_20_Text"><text:span text:style-name="T15">self</text:span></text:span><text:span text:style-name="T38"> </text:span><text:a xlink:type="simple" xlink:href="https://jsonapi.org/format/#document-links" text:style-name="Internet_20_link" text:visited-style-name="Visited_20_Internet_20_Link"><text:span text:style-name="T9">link</text:span></text:a><text:span text:style-name="T38"> that identifies the resource represented by the resource object.</text:span></text:p>
      <text:p text:style-name="P20"><text:span text:style-name="Source_20_Text"><text:span text:style-name="T32">//</text:span></text:span><text:span text:style-name="Source_20_Text"><text:span text:style-name="T31"> </text:span></text:span><text:span text:style-name="Source_20_Text"><text:span text:style-name="T32">...</text:span></text:span></text:p>
      <text:p text:style-name="P22"><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type</text:span></text:span><text:span text:style-name="Source_20_Text"><text:span text:style-name="T21">": </text:span></text:span><text:span text:style-name="Source_20_Text"><text:span text:style-name="T28">"articles"</text:span></text:span><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id</text:span></text:span><text:span text:style-name="Source_20_Text"><text:span text:style-name="T21">": </text:span></text:span><text:span text:style-name="Source_20_Text"><text:span text:style-name="T28">"1"</text:span></text:span><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attributes</text:span></text:span><text:span text:style-name="Source_20_Text"><text:span text:style-name="T21">": {</text:span></text:span></text:p>
      <text:p text:style-name="P22"><text:span text:style-name="Source_20_Text"><text:span text:style-name="T20"><text:s text:c="4"/></text:span></text:span><text:span text:style-name="Source_20_Text"><text:span text:style-name="T21">"</text:span></text:span><text:span text:style-name="Source_20_Text"><text:span text:style-name="T25">title</text:span></text:span><text:span text:style-name="Source_20_Text"><text:span text:style-name="T21">": </text:span></text:span><text:span text:style-name="Source_20_Text"><text:span text:style-name="T28">"Rails is Omakase"</text:span></text:span></text:p>
      <text:p text:style-name="P22"><text:soft-page-break/><text:span text:style-name="Source_20_Text"><text:span text:style-name="T20"><text:s text:c="2"/></text:span></text:span><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links</text:span></text:span><text:span text:style-name="Source_20_Text"><text:span text:style-name="T21">": {</text:span></text:span></text:p>
      <text:p text:style-name="P22"><text:span text:style-name="Source_20_Text"><text:span text:style-name="T20"><text:s text:c="4"/></text:span></text:span><text:span text:style-name="Source_20_Text"><text:span text:style-name="T21">"</text:span></text:span><text:span text:style-name="Source_20_Text"><text:span text:style-name="T25">self</text:span></text:span><text:span text:style-name="Source_20_Text"><text:span text:style-name="T21">": </text:span></text:span><text:span text:style-name="Source_20_Text"><text:span text:style-name="T28">"http://example.com/articles/1"</text:span></text:span></text:p>
      <text:p text:style-name="P22"><text:span text:style-name="Source_20_Text"><text:span text:style-name="T20"><text:s text:c="2"/></text:span></text:span><text:span text:style-name="Source_20_Text"><text:span text:style-name="T21">}</text:span></text:span></text:p>
      <text:p text:style-name="P22"><text:span text:style-name="Source_20_Text"><text:span text:style-name="T21">}</text:span></text:span></text:p>
      <text:p text:style-name="P21"><text:span text:style-name="Source_20_Text"><text:span text:style-name="T32">//</text:span></text:span><text:span text:style-name="Source_20_Text"><text:span text:style-name="T31"> </text:span></text:span><text:span text:style-name="Source_20_Text"><text:span text:style-name="T32">...</text:span></text:span></text:p>
      <text:p text:style-name="P5">A server <text:span text:style-name="Strong_20_Emphasis"><text:span text:style-name="T1">MUST</text:span></text:span> respond to a <text:span text:style-name="Source_20_Text"><text:span text:style-name="T14">GET</text:span></text:span> request to the specified URL with a response that includes the resource as the primary data.</text:p>
      <text:h text:style-name="P18" text:outline-level="3"><text:bookmark text:name="document-resource-identifier-objects"/><text:bookmark-start text:name="__RefHeading___Toc26465_4225345026"/><text:bookmark text:name="auto-id--resource-identifier-objects"/>Resource Identifier Objects<text:bookmark-end text:name="__RefHeading___Toc26465_4225345026"/></text:h>
      <text:p text:style-name="P5">A “resource identifier object” is an object that identifies an individual resource.</text:p>
      <text:p text:style-name="P5"><text:span text:style-name="T38">A “resource identifier object” </text:span><text:span text:style-name="Strong_20_Emphasis"><text:span text:style-name="T3">MUST</text:span></text:span><text:span text:style-name="T38"> contain </text:span><text:span text:style-name="Source_20_Text"><text:span text:style-name="T15">type</text:span></text:span><text:span text:style-name="T38"> and </text:span><text:span text:style-name="Source_20_Text"><text:span text:style-name="T15">id</text:span></text:span><text:span text:style-name="T38"> members.</text:span></text:p>
      <text:p text:style-name="P5"><text:span text:style-name="T38">A “resource identifier object” </text:span><text:span text:style-name="Strong_20_Emphasis"><text:span text:style-name="T3">MAY</text:span></text:span><text:span text:style-name="T38"> also include a </text:span><text:span text:style-name="Source_20_Text"><text:span text:style-name="T15">meta</text:span></text:span><text:span text:style-name="T38"> member, whose value is a </text:span><text:a xlink:type="simple" xlink:href="https://jsonapi.org/format/#document-meta" text:style-name="Internet_20_link" text:visited-style-name="Visited_20_Internet_20_Link"><text:span text:style-name="T9">meta</text:span></text:a><text:span text:style-name="T38"> object that contains non-standard meta-information.</text:span></text:p>
      <text:h text:style-name="P18" text:outline-level="3"><text:bookmark text:name="document-compound-documents"/><text:bookmark-start text:name="__RefHeading___Toc26467_4225345026"/><text:bookmark text:name="auto-id--compound-documents"/>Compound Documents<text:bookmark-end text:name="__RefHeading___Toc26467_4225345026"/></text:h>
      <text:p text:style-name="P5">To reduce the number of HTTP requests, servers <text:span text:style-name="Strong_20_Emphasis"><text:span text:style-name="T1">MAY</text:span></text:span> allow responses that include related resources along with the requested primary resources. Such responses are called “compound documents”.</text:p>
      <text:p text:style-name="P5"><text:span text:style-name="T38">In a compound document, all included resources </text:span><text:span text:style-name="Strong_20_Emphasis"><text:span text:style-name="T3">MUST</text:span></text:span><text:span text:style-name="T38"> be represented as an array of </text:span><text:a xlink:type="simple" xlink:href="https://jsonapi.org/format/#document-resource-objects" text:style-name="Internet_20_link" text:visited-style-name="Visited_20_Internet_20_Link"><text:span text:style-name="T9">resource objects</text:span></text:a><text:span text:style-name="T38">in a top-level </text:span><text:span text:style-name="Source_20_Text"><text:span text:style-name="T15">included</text:span></text:span><text:span text:style-name="T38"> member.</text:span></text:p>
      <text:p text:style-name="P5"><text:span text:style-name="T38">Compound documents require “full linkage”, meaning that every included resource </text:span><text:span text:style-name="Strong_20_Emphasis"><text:span text:style-name="T3">MUST</text:span></text:span><text:span text:style-name="T38"> be identified by at least one </text:span><text:a xlink:type="simple" xlink:href="https://jsonapi.org/format/#document-resource-identifier-objects" text:style-name="Internet_20_link" text:visited-style-name="Visited_20_Internet_20_Link"><text:span text:style-name="T9">resource identifier object</text:span></text:a><text:span text:style-name="T38"> in the same document. These resource identifier objects could either be primary data or represent resource linkage contained within primary or included resources.</text:span></text:p>
      <text:p text:style-name="P5"><text:span text:style-name="T38">The only exception to the full linkage requirement is when relationship fields that would otherwise contain linkage data are excluded via </text:span><text:a xlink:type="simple" xlink:href="https://jsonapi.org/format/#fetching-sparse-fieldsets" text:style-name="Internet_20_link" text:visited-style-name="Visited_20_Internet_20_Link"><text:span text:style-name="T9">sparse fieldsets</text:span></text:a><text:span text:style-name="T38">.</text:span></text:p>
      <text:p text:style-name="P3"><text:soft-page-break/><text:span text:style-name="T35">Note: Full linkage ensures that included resources are related to either the primary data (which could be </text:span><text:a xlink:type="simple" xlink:href="https://jsonapi.org/format/#document-resource-objects" text:style-name="Internet_20_link" text:visited-style-name="Visited_20_Internet_20_Link"><text:span text:style-name="T7">resource objects</text:span></text:a><text:span text:style-name="T35"> or </text:span><text:a xlink:type="simple" xlink:href="https://jsonapi.org/format/#document-resource-identifier-objects" text:style-name="Internet_20_link" text:visited-style-name="Visited_20_Internet_20_Link"><text:span text:style-name="T7">resource identifier objects</text:span></text:a><text:span text:style-name="T35">) or to each other.</text:span></text:p>
      <text:p text:style-name="P5">A complete example document with multiple included relationships:</text:p>
      <text:p text:style-name="P20"><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data</text:span></text:span><text:span text:style-name="Source_20_Text"><text:span text:style-name="T21">": [{</text:span></text:span></text:p>
      <text:p text:style-name="P22"><text:span text:style-name="Source_20_Text"><text:span text:style-name="T20"><text:s text:c="4"/></text:span></text:span><text:span text:style-name="Source_20_Text"><text:span text:style-name="T21">"</text:span></text:span><text:span text:style-name="Source_20_Text"><text:span text:style-name="T25">type</text:span></text:span><text:span text:style-name="Source_20_Text"><text:span text:style-name="T21">": </text:span></text:span><text:span text:style-name="Source_20_Text"><text:span text:style-name="T28">"articles"</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id</text:span></text:span><text:span text:style-name="Source_20_Text"><text:span text:style-name="T21">": </text:span></text:span><text:span text:style-name="Source_20_Text"><text:span text:style-name="T28">"1"</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attributes</text:span></text:span><text:span text:style-name="Source_20_Text"><text:span text:style-name="T21">": {</text:span></text:span></text:p>
      <text:p text:style-name="P22"><text:span text:style-name="Source_20_Text"><text:span text:style-name="T20"><text:s text:c="6"/></text:span></text:span><text:span text:style-name="Source_20_Text"><text:span text:style-name="T21">"</text:span></text:span><text:span text:style-name="Source_20_Text"><text:span text:style-name="T25">title</text:span></text:span><text:span text:style-name="Source_20_Text"><text:span text:style-name="T21">": </text:span></text:span><text:span text:style-name="Source_20_Text"><text:span text:style-name="T28">"JSON:API paints my bikeshed!"</text:span></text:span></text:p>
      <text:p text:style-name="P22"><text:span text:style-name="Source_20_Text"><text:span text:style-name="T20"><text:s text:c="4"/></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links</text:span></text:span><text:span text:style-name="Source_20_Text"><text:span text:style-name="T21">": {</text:span></text:span></text:p>
      <text:p text:style-name="P22"><text:span text:style-name="Source_20_Text"><text:span text:style-name="T20"><text:s text:c="6"/></text:span></text:span><text:span text:style-name="Source_20_Text"><text:span text:style-name="T21">"</text:span></text:span><text:span text:style-name="Source_20_Text"><text:span text:style-name="T25">self</text:span></text:span><text:span text:style-name="Source_20_Text"><text:span text:style-name="T21">": </text:span></text:span><text:span text:style-name="Source_20_Text"><text:span text:style-name="T28">"http://example.com/articles/1"</text:span></text:span></text:p>
      <text:p text:style-name="P22"><text:span text:style-name="Source_20_Text"><text:span text:style-name="T20"><text:s text:c="4"/></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relationships</text:span></text:span><text:span text:style-name="Source_20_Text"><text:span text:style-name="T21">": {</text:span></text:span></text:p>
      <text:p text:style-name="P22"><text:span text:style-name="Source_20_Text"><text:span text:style-name="T20"><text:s text:c="6"/></text:span></text:span><text:span text:style-name="Source_20_Text"><text:span text:style-name="T21">"</text:span></text:span><text:span text:style-name="Source_20_Text"><text:span text:style-name="T25">author</text:span></text:span><text:span text:style-name="Source_20_Text"><text:span text:style-name="T21">": {</text:span></text:span></text:p>
      <text:p text:style-name="P22"><text:span text:style-name="Source_20_Text"><text:span text:style-name="T20"><text:s text:c="8"/></text:span></text:span><text:span text:style-name="Source_20_Text"><text:span text:style-name="T21">"</text:span></text:span><text:span text:style-name="Source_20_Text"><text:span text:style-name="T25">links</text:span></text:span><text:span text:style-name="Source_20_Text"><text:span text:style-name="T21">": {</text:span></text:span></text:p>
      <text:p text:style-name="P22"><text:span text:style-name="Source_20_Text"><text:span text:style-name="T20"><text:s text:c="10"/></text:span></text:span><text:span text:style-name="Source_20_Text"><text:span text:style-name="T21">"</text:span></text:span><text:span text:style-name="Source_20_Text"><text:span text:style-name="T25">self</text:span></text:span><text:span text:style-name="Source_20_Text"><text:span text:style-name="T21">": </text:span></text:span><text:span text:style-name="Source_20_Text"><text:span text:style-name="T28">"http://example.com/articles/1/relationships/author"</text:span></text:span><text:span text:style-name="Source_20_Text"><text:span text:style-name="T21">,</text:span></text:span></text:p>
      <text:p text:style-name="P22"><text:span text:style-name="Source_20_Text"><text:span text:style-name="T20"><text:s text:c="10"/></text:span></text:span><text:span text:style-name="Source_20_Text"><text:span text:style-name="T21">"</text:span></text:span><text:span text:style-name="Source_20_Text"><text:span text:style-name="T25">related</text:span></text:span><text:span text:style-name="Source_20_Text"><text:span text:style-name="T21">": </text:span></text:span><text:span text:style-name="Source_20_Text"><text:span text:style-name="T28">"http://example.com/articles/1/author"</text:span></text:span></text:p>
      <text:p text:style-name="P22"><text:span text:style-name="Source_20_Text"><text:span text:style-name="T20"><text:s text:c="8"/></text:span></text:span><text:span text:style-name="Source_20_Text"><text:span text:style-name="T21">},</text:span></text:span></text:p>
      <text:p text:style-name="P22"><text:span text:style-name="Source_20_Text"><text:span text:style-name="T20"><text:s text:c="8"/></text:span></text:span><text:span text:style-name="Source_20_Text"><text:span text:style-name="T21">"</text:span></text:span><text:span text:style-name="Source_20_Text"><text:span text:style-name="T25">data</text:span></text:span><text:span text:style-name="Source_20_Text"><text:span text:style-name="T21">": { "</text:span></text:span><text:span text:style-name="Source_20_Text"><text:span text:style-name="T25">type</text:span></text:span><text:span text:style-name="Source_20_Text"><text:span text:style-name="T21">": </text:span></text:span><text:span text:style-name="Source_20_Text"><text:span text:style-name="T28">"people"</text:span></text:span><text:span text:style-name="Source_20_Text"><text:span text:style-name="T21">, "</text:span></text:span><text:span text:style-name="Source_20_Text"><text:span text:style-name="T25">id</text:span></text:span><text:span text:style-name="Source_20_Text"><text:span text:style-name="T21">": </text:span></text:span><text:span text:style-name="Source_20_Text"><text:span text:style-name="T28">"9"</text:span></text:span><text:span text:style-name="Source_20_Text"><text:span text:style-name="T21"> }</text:span></text:span></text:p>
      <text:p text:style-name="P22"><text:span text:style-name="Source_20_Text"><text:span text:style-name="T20"><text:s text:c="6"/></text:span></text:span><text:span text:style-name="Source_20_Text"><text:span text:style-name="T21">},</text:span></text:span></text:p>
      <text:p text:style-name="P22"><text:span text:style-name="Source_20_Text"><text:span text:style-name="T20"><text:s text:c="6"/></text:span></text:span><text:span text:style-name="Source_20_Text"><text:span text:style-name="T21">"</text:span></text:span><text:span text:style-name="Source_20_Text"><text:span text:style-name="T25">comments</text:span></text:span><text:span text:style-name="Source_20_Text"><text:span text:style-name="T21">": {</text:span></text:span></text:p>
      <text:p text:style-name="P22"><text:span text:style-name="Source_20_Text"><text:span text:style-name="T20"><text:s text:c="8"/></text:span></text:span><text:span text:style-name="Source_20_Text"><text:span text:style-name="T21">"</text:span></text:span><text:span text:style-name="Source_20_Text"><text:span text:style-name="T25">links</text:span></text:span><text:span text:style-name="Source_20_Text"><text:span text:style-name="T21">": {</text:span></text:span></text:p>
      <text:p text:style-name="P22"><text:span text:style-name="Source_20_Text"><text:span text:style-name="T20"><text:s text:c="10"/></text:span></text:span><text:span text:style-name="Source_20_Text"><text:span text:style-name="T21">"</text:span></text:span><text:span text:style-name="Source_20_Text"><text:span text:style-name="T25">self</text:span></text:span><text:span text:style-name="Source_20_Text"><text:span text:style-name="T21">": </text:span></text:span><text:span text:style-name="Source_20_Text"><text:span text:style-name="T28">"http://example.com/articles/1/relationships/comments"</text:span></text:span><text:span text:style-name="Source_20_Text"><text:span text:style-name="T21">,</text:span></text:span></text:p>
      <text:p text:style-name="P22"><text:span text:style-name="Source_20_Text"><text:span text:style-name="T20"><text:s text:c="10"/></text:span></text:span><text:span text:style-name="Source_20_Text"><text:span text:style-name="T21">"</text:span></text:span><text:span text:style-name="Source_20_Text"><text:span text:style-name="T25">related</text:span></text:span><text:span text:style-name="Source_20_Text"><text:span text:style-name="T21">": </text:span></text:span><text:span text:style-name="Source_20_Text"><text:span text:style-name="T28">"http://example.com/articles/1/comments"</text:span></text:span></text:p>
      <text:p text:style-name="P22"><text:span text:style-name="Source_20_Text"><text:span text:style-name="T20"><text:s text:c="8"/></text:span></text:span><text:span text:style-name="Source_20_Text"><text:span text:style-name="T21">},</text:span></text:span></text:p>
      <text:p text:style-name="P22"><text:span text:style-name="Source_20_Text"><text:span text:style-name="T20"><text:s text:c="8"/></text:span></text:span><text:span text:style-name="Source_20_Text"><text:span text:style-name="T21">"</text:span></text:span><text:span text:style-name="Source_20_Text"><text:span text:style-name="T25">data</text:span></text:span><text:span text:style-name="Source_20_Text"><text:span text:style-name="T21">": [</text:span></text:span></text:p>
      <text:p text:style-name="P22"><text:span text:style-name="Source_20_Text"><text:span text:style-name="T20"><text:s text:c="10"/></text:span></text:span><text:span text:style-name="Source_20_Text"><text:span text:style-name="T21">{ "</text:span></text:span><text:span text:style-name="Source_20_Text"><text:span text:style-name="T25">type</text:span></text:span><text:span text:style-name="Source_20_Text"><text:span text:style-name="T21">": </text:span></text:span><text:span text:style-name="Source_20_Text"><text:span text:style-name="T28">"comments"</text:span></text:span><text:span text:style-name="Source_20_Text"><text:span text:style-name="T21">, "</text:span></text:span><text:span text:style-name="Source_20_Text"><text:span text:style-name="T25">id</text:span></text:span><text:span text:style-name="Source_20_Text"><text:span text:style-name="T21">": </text:span></text:span><text:span text:style-name="Source_20_Text"><text:span text:style-name="T28">"5"</text:span></text:span><text:span text:style-name="Source_20_Text"><text:span text:style-name="T21"> },</text:span></text:span></text:p>
      <text:p text:style-name="P22"><text:span text:style-name="Source_20_Text"><text:span text:style-name="T20"><text:s text:c="10"/></text:span></text:span><text:span text:style-name="Source_20_Text"><text:span text:style-name="T21">{ "</text:span></text:span><text:span text:style-name="Source_20_Text"><text:span text:style-name="T25">type</text:span></text:span><text:span text:style-name="Source_20_Text"><text:span text:style-name="T21">": </text:span></text:span><text:span text:style-name="Source_20_Text"><text:span text:style-name="T28">"comments"</text:span></text:span><text:span text:style-name="Source_20_Text"><text:span text:style-name="T21">, "</text:span></text:span><text:span text:style-name="Source_20_Text"><text:span text:style-name="T25">id</text:span></text:span><text:span text:style-name="Source_20_Text"><text:span text:style-name="T21">": </text:span></text:span><text:span text:style-name="Source_20_Text"><text:span text:style-name="T28">"12"</text:span></text:span><text:span text:style-name="Source_20_Text"><text:span text:style-name="T21"> }</text:span></text:span></text:p>
      <text:p text:style-name="P22"><text:span text:style-name="Source_20_Text"><text:span text:style-name="T20"><text:s text:c="8"/></text:span></text:span><text:span text:style-name="Source_20_Text"><text:span text:style-name="T21">]</text:span></text:span></text:p>
      <text:p text:style-name="P22"><text:span text:style-name="Source_20_Text"><text:span text:style-name="T20"><text:s text:c="6"/></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p>
      <text:p text:style-name="P22"><text:span text:style-name="Source_20_Text"><text:span text:style-name="T20"><text:s text:c="2"/></text:span></text:span><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included</text:span></text:span><text:span text:style-name="Source_20_Text"><text:span text:style-name="T21">": [{</text:span></text:span></text:p>
      <text:p text:style-name="P22"><text:span text:style-name="Source_20_Text"><text:span text:style-name="T20"><text:s text:c="4"/></text:span></text:span><text:span text:style-name="Source_20_Text"><text:span text:style-name="T21">"</text:span></text:span><text:span text:style-name="Source_20_Text"><text:span text:style-name="T25">type</text:span></text:span><text:span text:style-name="Source_20_Text"><text:span text:style-name="T21">": </text:span></text:span><text:span text:style-name="Source_20_Text"><text:span text:style-name="T28">"people"</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id</text:span></text:span><text:span text:style-name="Source_20_Text"><text:span text:style-name="T21">": </text:span></text:span><text:span text:style-name="Source_20_Text"><text:span text:style-name="T28">"9"</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attributes</text:span></text:span><text:span text:style-name="Source_20_Text"><text:span text:style-name="T21">": {</text:span></text:span></text:p>
      <text:p text:style-name="P22"><text:span text:style-name="Source_20_Text"><text:span text:style-name="T20"><text:s text:c="6"/></text:span></text:span><text:span text:style-name="Source_20_Text"><text:span text:style-name="T21">"</text:span></text:span><text:span text:style-name="Source_20_Text"><text:span text:style-name="T25">first-name</text:span></text:span><text:span text:style-name="Source_20_Text"><text:span text:style-name="T21">": </text:span></text:span><text:span text:style-name="Source_20_Text"><text:span text:style-name="T28">"Dan"</text:span></text:span><text:span text:style-name="Source_20_Text"><text:span text:style-name="T21">,</text:span></text:span></text:p>
      <text:p text:style-name="P22"><text:span text:style-name="Source_20_Text"><text:span text:style-name="T20"><text:s text:c="6"/></text:span></text:span><text:span text:style-name="Source_20_Text"><text:span text:style-name="T21">"</text:span></text:span><text:span text:style-name="Source_20_Text"><text:span text:style-name="T25">last-name</text:span></text:span><text:span text:style-name="Source_20_Text"><text:span text:style-name="T21">": </text:span></text:span><text:span text:style-name="Source_20_Text"><text:span text:style-name="T28">"Gebhardt"</text:span></text:span><text:span text:style-name="Source_20_Text"><text:span text:style-name="T21">,</text:span></text:span></text:p>
      <text:p text:style-name="P22"><text:span text:style-name="Source_20_Text"><text:span text:style-name="T20"><text:s text:c="6"/></text:span></text:span><text:span text:style-name="Source_20_Text"><text:span text:style-name="T21">"</text:span></text:span><text:span text:style-name="Source_20_Text"><text:span text:style-name="T25">twitter</text:span></text:span><text:span text:style-name="Source_20_Text"><text:span text:style-name="T21">": </text:span></text:span><text:span text:style-name="Source_20_Text"><text:span text:style-name="T28">"dgeb"</text:span></text:span></text:p>
      <text:p text:style-name="P22"><text:span text:style-name="Source_20_Text"><text:span text:style-name="T20"><text:s text:c="4"/></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links</text:span></text:span><text:span text:style-name="Source_20_Text"><text:span text:style-name="T21">": {</text:span></text:span></text:p>
      <text:p text:style-name="P22"><text:span text:style-name="Source_20_Text"><text:span text:style-name="T20"><text:s text:c="6"/></text:span></text:span><text:span text:style-name="Source_20_Text"><text:span text:style-name="T21">"</text:span></text:span><text:span text:style-name="Source_20_Text"><text:span text:style-name="T25">self</text:span></text:span><text:span text:style-name="Source_20_Text"><text:span text:style-name="T21">": </text:span></text:span><text:span text:style-name="Source_20_Text"><text:span text:style-name="T28">"http://example.com/people/9"</text:span></text:span></text:p>
      <text:p text:style-name="P22"><text:span text:style-name="Source_20_Text"><text:span text:style-name="T20"><text:s text:c="4"/></text:span></text:span><text:span text:style-name="Source_20_Text"><text:span text:style-name="T21">}</text:span></text:span></text:p>
      <text:p text:style-name="P22"><text:span text:style-name="Source_20_Text"><text:span text:style-name="T20"><text:s text:c="2"/></text:span></text:span><text:span text:style-name="Source_20_Text"><text:span text:style-name="T21">}, {</text:span></text:span></text:p>
      <text:p text:style-name="P22"><text:span text:style-name="Source_20_Text"><text:span text:style-name="T20"><text:s text:c="4"/></text:span></text:span><text:span text:style-name="Source_20_Text"><text:span text:style-name="T21">"</text:span></text:span><text:span text:style-name="Source_20_Text"><text:span text:style-name="T25">type</text:span></text:span><text:span text:style-name="Source_20_Text"><text:span text:style-name="T21">": </text:span></text:span><text:span text:style-name="Source_20_Text"><text:span text:style-name="T28">"comments"</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id</text:span></text:span><text:span text:style-name="Source_20_Text"><text:span text:style-name="T21">": </text:span></text:span><text:span text:style-name="Source_20_Text"><text:span text:style-name="T28">"5"</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attributes</text:span></text:span><text:span text:style-name="Source_20_Text"><text:span text:style-name="T21">": {</text:span></text:span></text:p>
      <text:p text:style-name="P22"><text:span text:style-name="Source_20_Text"><text:span text:style-name="T20"><text:s text:c="6"/></text:span></text:span><text:span text:style-name="Source_20_Text"><text:span text:style-name="T21">"</text:span></text:span><text:span text:style-name="Source_20_Text"><text:span text:style-name="T25">body</text:span></text:span><text:span text:style-name="Source_20_Text"><text:span text:style-name="T21">": </text:span></text:span><text:span text:style-name="Source_20_Text"><text:span text:style-name="T28">"First!"</text:span></text:span></text:p>
      <text:p text:style-name="P22"><text:span text:style-name="Source_20_Text"><text:span text:style-name="T20"><text:s text:c="4"/></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relationships</text:span></text:span><text:span text:style-name="Source_20_Text"><text:span text:style-name="T21">": {</text:span></text:span></text:p>
      <text:p text:style-name="P22"><text:span text:style-name="Source_20_Text"><text:span text:style-name="T20"><text:s text:c="6"/></text:span></text:span><text:span text:style-name="Source_20_Text"><text:span text:style-name="T21">"</text:span></text:span><text:span text:style-name="Source_20_Text"><text:span text:style-name="T25">author</text:span></text:span><text:span text:style-name="Source_20_Text"><text:span text:style-name="T21">": {</text:span></text:span></text:p>
      <text:p text:style-name="P22"><text:soft-page-break/><text:span text:style-name="Source_20_Text"><text:span text:style-name="T20"><text:s text:c="8"/></text:span></text:span><text:span text:style-name="Source_20_Text"><text:span text:style-name="T21">"</text:span></text:span><text:span text:style-name="Source_20_Text"><text:span text:style-name="T25">data</text:span></text:span><text:span text:style-name="Source_20_Text"><text:span text:style-name="T21">": { "</text:span></text:span><text:span text:style-name="Source_20_Text"><text:span text:style-name="T25">type</text:span></text:span><text:span text:style-name="Source_20_Text"><text:span text:style-name="T21">": </text:span></text:span><text:span text:style-name="Source_20_Text"><text:span text:style-name="T28">"people"</text:span></text:span><text:span text:style-name="Source_20_Text"><text:span text:style-name="T21">, "</text:span></text:span><text:span text:style-name="Source_20_Text"><text:span text:style-name="T25">id</text:span></text:span><text:span text:style-name="Source_20_Text"><text:span text:style-name="T21">": </text:span></text:span><text:span text:style-name="Source_20_Text"><text:span text:style-name="T28">"2"</text:span></text:span><text:span text:style-name="Source_20_Text"><text:span text:style-name="T21"> }</text:span></text:span></text:p>
      <text:p text:style-name="P22"><text:span text:style-name="Source_20_Text"><text:span text:style-name="T20"><text:s text:c="6"/></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links</text:span></text:span><text:span text:style-name="Source_20_Text"><text:span text:style-name="T21">": {</text:span></text:span></text:p>
      <text:p text:style-name="P22"><text:span text:style-name="Source_20_Text"><text:span text:style-name="T20"><text:s text:c="6"/></text:span></text:span><text:span text:style-name="Source_20_Text"><text:span text:style-name="T21">"</text:span></text:span><text:span text:style-name="Source_20_Text"><text:span text:style-name="T25">self</text:span></text:span><text:span text:style-name="Source_20_Text"><text:span text:style-name="T21">": </text:span></text:span><text:span text:style-name="Source_20_Text"><text:span text:style-name="T28">"http://example.com/comments/5"</text:span></text:span></text:p>
      <text:p text:style-name="P22"><text:span text:style-name="Source_20_Text"><text:span text:style-name="T20"><text:s text:c="4"/></text:span></text:span><text:span text:style-name="Source_20_Text"><text:span text:style-name="T21">}</text:span></text:span></text:p>
      <text:p text:style-name="P22"><text:span text:style-name="Source_20_Text"><text:span text:style-name="T20"><text:s text:c="2"/></text:span></text:span><text:span text:style-name="Source_20_Text"><text:span text:style-name="T21">}, {</text:span></text:span></text:p>
      <text:p text:style-name="P22"><text:span text:style-name="Source_20_Text"><text:span text:style-name="T20"><text:s text:c="4"/></text:span></text:span><text:span text:style-name="Source_20_Text"><text:span text:style-name="T21">"</text:span></text:span><text:span text:style-name="Source_20_Text"><text:span text:style-name="T25">type</text:span></text:span><text:span text:style-name="Source_20_Text"><text:span text:style-name="T21">": </text:span></text:span><text:span text:style-name="Source_20_Text"><text:span text:style-name="T28">"comments"</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id</text:span></text:span><text:span text:style-name="Source_20_Text"><text:span text:style-name="T21">": </text:span></text:span><text:span text:style-name="Source_20_Text"><text:span text:style-name="T28">"12"</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attributes</text:span></text:span><text:span text:style-name="Source_20_Text"><text:span text:style-name="T21">": {</text:span></text:span></text:p>
      <text:p text:style-name="P22"><text:span text:style-name="Source_20_Text"><text:span text:style-name="T20"><text:s text:c="6"/></text:span></text:span><text:span text:style-name="Source_20_Text"><text:span text:style-name="T21">"</text:span></text:span><text:span text:style-name="Source_20_Text"><text:span text:style-name="T25">body</text:span></text:span><text:span text:style-name="Source_20_Text"><text:span text:style-name="T21">": </text:span></text:span><text:span text:style-name="Source_20_Text"><text:span text:style-name="T28">"I like XML better"</text:span></text:span></text:p>
      <text:p text:style-name="P22"><text:span text:style-name="Source_20_Text"><text:span text:style-name="T20"><text:s text:c="4"/></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relationships</text:span></text:span><text:span text:style-name="Source_20_Text"><text:span text:style-name="T21">": {</text:span></text:span></text:p>
      <text:p text:style-name="P22"><text:span text:style-name="Source_20_Text"><text:span text:style-name="T20"><text:s text:c="6"/></text:span></text:span><text:span text:style-name="Source_20_Text"><text:span text:style-name="T21">"</text:span></text:span><text:span text:style-name="Source_20_Text"><text:span text:style-name="T25">author</text:span></text:span><text:span text:style-name="Source_20_Text"><text:span text:style-name="T21">": {</text:span></text:span></text:p>
      <text:p text:style-name="P22"><text:span text:style-name="Source_20_Text"><text:span text:style-name="T20"><text:s text:c="8"/></text:span></text:span><text:span text:style-name="Source_20_Text"><text:span text:style-name="T21">"</text:span></text:span><text:span text:style-name="Source_20_Text"><text:span text:style-name="T25">data</text:span></text:span><text:span text:style-name="Source_20_Text"><text:span text:style-name="T21">": { "</text:span></text:span><text:span text:style-name="Source_20_Text"><text:span text:style-name="T25">type</text:span></text:span><text:span text:style-name="Source_20_Text"><text:span text:style-name="T21">": </text:span></text:span><text:span text:style-name="Source_20_Text"><text:span text:style-name="T28">"people"</text:span></text:span><text:span text:style-name="Source_20_Text"><text:span text:style-name="T21">, "</text:span></text:span><text:span text:style-name="Source_20_Text"><text:span text:style-name="T25">id</text:span></text:span><text:span text:style-name="Source_20_Text"><text:span text:style-name="T21">": </text:span></text:span><text:span text:style-name="Source_20_Text"><text:span text:style-name="T28">"9"</text:span></text:span><text:span text:style-name="Source_20_Text"><text:span text:style-name="T21"> }</text:span></text:span></text:p>
      <text:p text:style-name="P22"><text:span text:style-name="Source_20_Text"><text:span text:style-name="T20"><text:s text:c="6"/></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links</text:span></text:span><text:span text:style-name="Source_20_Text"><text:span text:style-name="T21">": {</text:span></text:span></text:p>
      <text:p text:style-name="P22"><text:span text:style-name="Source_20_Text"><text:span text:style-name="T20"><text:s text:c="6"/></text:span></text:span><text:span text:style-name="Source_20_Text"><text:span text:style-name="T21">"</text:span></text:span><text:span text:style-name="Source_20_Text"><text:span text:style-name="T25">self</text:span></text:span><text:span text:style-name="Source_20_Text"><text:span text:style-name="T21">": </text:span></text:span><text:span text:style-name="Source_20_Text"><text:span text:style-name="T28">"http://example.com/comments/12"</text:span></text:span></text:p>
      <text:p text:style-name="P22"><text:span text:style-name="Source_20_Text"><text:span text:style-name="T20"><text:s text:c="4"/></text:span></text:span><text:span text:style-name="Source_20_Text"><text:span text:style-name="T21">}</text:span></text:span></text:p>
      <text:p text:style-name="P22"><text:span text:style-name="Source_20_Text"><text:span text:style-name="T20"><text:s text:c="2"/></text:span></text:span><text:span text:style-name="Source_20_Text"><text:span text:style-name="T21">}]</text:span></text:span></text:p>
      <text:p text:style-name="P21"><text:span text:style-name="Source_20_Text"><text:span text:style-name="T21">}</text:span></text:span></text:p>
      <text:p text:style-name="P5"><text:span text:style-name="T38">A </text:span><text:a xlink:type="simple" xlink:href="https://jsonapi.org/format/#document-compound-documents" text:style-name="Internet_20_link" text:visited-style-name="Visited_20_Internet_20_Link"><text:span text:style-name="T9">compound document</text:span></text:a><text:span text:style-name="T38"> </text:span><text:span text:style-name="Strong_20_Emphasis"><text:span text:style-name="T3">MUST NOT</text:span></text:span><text:span text:style-name="T38"> include more than one </text:span><text:a xlink:type="simple" xlink:href="https://jsonapi.org/format/#document-resource-objects" text:style-name="Internet_20_link" text:visited-style-name="Visited_20_Internet_20_Link"><text:span text:style-name="T9">resource object</text:span></text:a><text:span text:style-name="T38"> for each </text:span><text:span text:style-name="Source_20_Text"><text:span text:style-name="T15">type</text:span></text:span><text:span text:style-name="T38"> and </text:span><text:span text:style-name="Source_20_Text"><text:span text:style-name="T15">id</text:span></text:span><text:span text:style-name="T38">pair.</text:span></text:p>
      <text:p text:style-name="P3"><text:span text:style-name="T35">Note: In a single document, you can think of the </text:span><text:span text:style-name="Source_20_Text"><text:span text:style-name="T36">type</text:span></text:span><text:span text:style-name="T35"> and </text:span><text:span text:style-name="Source_20_Text"><text:span text:style-name="T36">id</text:span></text:span><text:span text:style-name="T35"> as a composite key that uniquely references </text:span><text:a xlink:type="simple" xlink:href="https://jsonapi.org/format/#document-resource-objects" text:style-name="Internet_20_link" text:visited-style-name="Visited_20_Internet_20_Link"><text:span text:style-name="T7">resource objects</text:span></text:a><text:span text:style-name="T35"> in another part of the document.</text:span></text:p>
      <text:p text:style-name="P3"><text:span text:style-name="T35">Note: This approach ensures that a single canonical </text:span><text:a xlink:type="simple" xlink:href="https://jsonapi.org/format/#document-resource-objects" text:style-name="Internet_20_link" text:visited-style-name="Visited_20_Internet_20_Link"><text:span text:style-name="T7">resource object</text:span></text:a><text:span text:style-name="T35"> is returned with each response, even when the same resource is referenced multiple times.</text:span></text:p>
      <text:h text:style-name="P18" text:outline-level="3"><text:bookmark text:name="document-meta"/><text:bookmark-start text:name="__RefHeading___Toc26469_4225345026"/><text:bookmark text:name="auto-id--meta-information"/>Meta Information<text:bookmark-end text:name="__RefHeading___Toc26469_4225345026"/></text:h>
      <text:p text:style-name="P5"><text:span text:style-name="T38">Where specified, a </text:span><text:span text:style-name="Source_20_Text"><text:span text:style-name="T15">meta</text:span></text:span><text:span text:style-name="T38"> member can be used to include non-standard meta-information. The value of each </text:span><text:span text:style-name="Source_20_Text"><text:span text:style-name="T15">meta</text:span></text:span><text:span text:style-name="T38"> member </text:span><text:span text:style-name="Strong_20_Emphasis"><text:span text:style-name="T3">MUST</text:span></text:span><text:span text:style-name="T38"> be an object (a “meta object”).</text:span></text:p>
      <text:p text:style-name="P5"><text:span text:style-name="T38">Any members </text:span><text:span text:style-name="Strong_20_Emphasis"><text:span text:style-name="T3">MAY</text:span></text:span><text:span text:style-name="T38"> be specified within </text:span><text:span text:style-name="Source_20_Text"><text:span text:style-name="T15">meta</text:span></text:span><text:span text:style-name="T38"> objects.</text:span></text:p>
      <text:p text:style-name="P8">For example:</text:p>
      <text:p text:style-name="P20"><text:span text:style-name="Source_20_Text"><text:span text:style-name="T23">{</text:span></text:span></text:p>
      <text:p text:style-name="P22"><text:span text:style-name="Source_20_Text"><text:span text:style-name="T24"><text:s text:c="2"/></text:span></text:span><text:span text:style-name="Source_20_Text"><text:span text:style-name="T23">"</text:span></text:span><text:span text:style-name="Source_20_Text"><text:span text:style-name="T27">meta</text:span></text:span><text:span text:style-name="Source_20_Text"><text:span text:style-name="T23">": {</text:span></text:span></text:p>
      <text:p text:style-name="P22"><text:span text:style-name="Source_20_Text"><text:span text:style-name="T24"><text:s text:c="4"/></text:span></text:span><text:span text:style-name="Source_20_Text"><text:span text:style-name="T23">"</text:span></text:span><text:span text:style-name="Source_20_Text"><text:span text:style-name="T27">copyright</text:span></text:span><text:span text:style-name="Source_20_Text"><text:span text:style-name="T23">": </text:span></text:span><text:span text:style-name="Source_20_Text"><text:span text:style-name="T30">"Copyright 2015 Example Corp."</text:span></text:span><text:span text:style-name="Source_20_Text"><text:span text:style-name="T23">,</text:span></text:span></text:p>
      <text:p text:style-name="P22"><text:span text:style-name="Source_20_Text"><text:span text:style-name="T24"><text:s text:c="4"/></text:span></text:span><text:span text:style-name="Source_20_Text"><text:span text:style-name="T23">"</text:span></text:span><text:span text:style-name="Source_20_Text"><text:span text:style-name="T27">authors</text:span></text:span><text:span text:style-name="Source_20_Text"><text:span text:style-name="T23">": [</text:span></text:span></text:p>
      <text:p text:style-name="P22"><text:span text:style-name="Source_20_Text"><text:span text:style-name="T24"><text:s text:c="6"/></text:span></text:span><text:span text:style-name="Source_20_Text"><text:span text:style-name="T30">"Yehuda Katz"</text:span></text:span><text:span text:style-name="Source_20_Text"><text:span text:style-name="T23">,</text:span></text:span></text:p>
      <text:p text:style-name="P22"><text:span text:style-name="Source_20_Text"><text:span text:style-name="T24"><text:s text:c="6"/></text:span></text:span><text:span text:style-name="Source_20_Text"><text:span text:style-name="T30">"Steve Klabnik"</text:span></text:span><text:span text:style-name="Source_20_Text"><text:span text:style-name="T23">,</text:span></text:span></text:p>
      <text:p text:style-name="P22"><text:soft-page-break/><text:span text:style-name="Source_20_Text"><text:span text:style-name="T24"><text:s text:c="6"/></text:span></text:span><text:span text:style-name="Source_20_Text"><text:span text:style-name="T30">"Dan Gebhardt"</text:span></text:span><text:span text:style-name="Source_20_Text"><text:span text:style-name="T23">,</text:span></text:span></text:p>
      <text:p text:style-name="P22"><text:span text:style-name="Source_20_Text"><text:span text:style-name="T24"><text:s text:c="6"/></text:span></text:span><text:span text:style-name="Source_20_Text"><text:span text:style-name="T30">"Tyler Kellen"</text:span></text:span></text:p>
      <text:p text:style-name="P22"><text:span text:style-name="Source_20_Text"><text:span text:style-name="T24"><text:s text:c="4"/></text:span></text:span><text:span text:style-name="Source_20_Text"><text:span text:style-name="T23">]</text:span></text:span></text:p>
      <text:p text:style-name="P22"><text:span text:style-name="Source_20_Text"><text:span text:style-name="T24"><text:s text:c="2"/></text:span></text:span><text:span text:style-name="Source_20_Text"><text:span text:style-name="T23">},</text:span></text:span></text:p>
      <text:p text:style-name="P22"><text:span text:style-name="Source_20_Text"><text:span text:style-name="T24"><text:s text:c="2"/></text:span></text:span><text:span text:style-name="Source_20_Text"><text:span text:style-name="T23">"</text:span></text:span><text:span text:style-name="Source_20_Text"><text:span text:style-name="T27">data</text:span></text:span><text:span text:style-name="Source_20_Text"><text:span text:style-name="T23">": {</text:span></text:span></text:p>
      <text:p text:style-name="P22"><text:span text:style-name="Source_20_Text"><text:span text:style-name="T24"><text:s text:c="4"/></text:span></text:span><text:span text:style-name="Source_20_Text"><text:span text:style-name="T33">//</text:span></text:span><text:span text:style-name="Source_20_Text"><text:span text:style-name="T34"> </text:span></text:span><text:span text:style-name="Source_20_Text"><text:span text:style-name="T33">...</text:span></text:span></text:p>
      <text:p text:style-name="P22"><text:span text:style-name="Source_20_Text"><text:span text:style-name="T24"><text:s text:c="2"/></text:span></text:span><text:span text:style-name="Source_20_Text"><text:span text:style-name="T23">}</text:span></text:span></text:p>
      <text:p text:style-name="P21"><text:span text:style-name="Source_20_Text"><text:span text:style-name="T23">}</text:span></text:span></text:p>
      <text:h text:style-name="P19" text:outline-level="3"><text:bookmark text:name="document-links"/><text:bookmark-start text:name="__RefHeading___Toc26471_4225345026"/><text:bookmark text:name="auto-id--links"/>Links<text:bookmark-end text:name="__RefHeading___Toc26471_4225345026"/></text:h>
      <text:p text:style-name="P5"><text:span text:style-name="T38">Where specified, a </text:span><text:span text:style-name="Source_20_Text"><text:span text:style-name="T15">links</text:span></text:span><text:span text:style-name="T38"> member can be used to represent links. The value of each </text:span><text:span text:style-name="Source_20_Text"><text:span text:style-name="T15">links</text:span></text:span><text:span text:style-name="T38">member </text:span><text:span text:style-name="Strong_20_Emphasis"><text:span text:style-name="T3">MUST</text:span></text:span><text:span text:style-name="T38"> be an object (a “links object”).</text:span></text:p>
      <text:p text:style-name="P5"><text:span text:style-name="T38">Each member of a links object is a “link”. A link </text:span><text:span text:style-name="Strong_20_Emphasis"><text:span text:style-name="T3">MUST</text:span></text:span><text:span text:style-name="T38"> be represented as either:</text:span></text:p>
      <text:list xml:id="list3211972810" text:style-name="L9">
        <text:list-item>
          <text:p text:style-name="P56">a string containing the link’s URL.</text:p>
        </text:list-item>
        <text:list-item>
          <text:p text:style-name="P56"><text:bookmark text:name="document-links-link-object"/>an object (“link object”) which can contain the following members:</text:p>
          <text:list>
            <text:list-item>
              <text:p text:style-name="P60"><text:span text:style-name="Source_20_Text"><text:span text:style-name="T15">href</text:span></text:span><text:span text:style-name="T38">: a string containing the link’s URL.</text:span></text:p>
            </text:list-item>
            <text:list-item>
              <text:p text:style-name="P39"><text:span text:style-name="Source_20_Text"><text:span text:style-name="T15">meta</text:span></text:span><text:span text:style-name="T38">: a meta object containing non-standard meta-information about the link.</text:span></text:p>
            </text:list-item>
          </text:list>
        </text:list-item>
      </text:list>
      <text:p text:style-name="P5">The following <text:span text:style-name="Source_20_Text"><text:span text:style-name="T14">self</text:span></text:span> link is simply a URL:</text:p>
      <text:p text:style-name="P20"><text:span text:style-name="Source_20_Text"><text:span text:style-name="T25">"links"</text:span></text:span><text:span text:style-name="Source_20_Text"><text:span text:style-name="T21">: {</text:span></text:span></text:p>
      <text:p text:style-name="P22"><text:span text:style-name="Source_20_Text"><text:span text:style-name="T20"><text:s text:c="2"/></text:span></text:span><text:span text:style-name="Source_20_Text"><text:span text:style-name="T21">"</text:span></text:span><text:span text:style-name="Source_20_Text"><text:span text:style-name="T25">self</text:span></text:span><text:span text:style-name="Source_20_Text"><text:span text:style-name="T21">": </text:span></text:span><text:span text:style-name="Source_20_Text"><text:span text:style-name="T28">"http://example.com/posts"</text:span></text:span></text:p>
      <text:p text:style-name="P21"><text:span text:style-name="Source_20_Text"><text:span text:style-name="T21">}</text:span></text:span></text:p>
      <text:p text:style-name="P5">The following <text:span text:style-name="Source_20_Text"><text:span text:style-name="T14">related</text:span></text:span> link includes a URL as well as meta-information about a related resource collection:</text:p>
      <text:p text:style-name="P20"><text:span text:style-name="Source_20_Text"><text:span text:style-name="T25">"links"</text:span></text:span><text:span text:style-name="Source_20_Text"><text:span text:style-name="T21">: {</text:span></text:span></text:p>
      <text:p text:style-name="P22"><text:span text:style-name="Source_20_Text"><text:span text:style-name="T20"><text:s text:c="2"/></text:span></text:span><text:span text:style-name="Source_20_Text"><text:span text:style-name="T21">"</text:span></text:span><text:span text:style-name="Source_20_Text"><text:span text:style-name="T25">related</text:span></text:span><text:span text:style-name="Source_20_Text"><text:span text:style-name="T21">": {</text:span></text:span></text:p>
      <text:p text:style-name="P22"><text:span text:style-name="Source_20_Text"><text:span text:style-name="T20"><text:s text:c="4"/></text:span></text:span><text:span text:style-name="Source_20_Text"><text:span text:style-name="T21">"</text:span></text:span><text:span text:style-name="Source_20_Text"><text:span text:style-name="T25">href</text:span></text:span><text:span text:style-name="Source_20_Text"><text:span text:style-name="T21">": </text:span></text:span><text:span text:style-name="Source_20_Text"><text:span text:style-name="T28">"http://example.com/articles/1/comments"</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meta</text:span></text:span><text:span text:style-name="Source_20_Text"><text:span text:style-name="T21">": {</text:span></text:span></text:p>
      <text:p text:style-name="P22"><text:span text:style-name="Source_20_Text"><text:span text:style-name="T20"><text:s text:c="6"/></text:span></text:span><text:span text:style-name="Source_20_Text"><text:span text:style-name="T21">"</text:span></text:span><text:span text:style-name="Source_20_Text"><text:span text:style-name="T25">count</text:span></text:span><text:span text:style-name="Source_20_Text"><text:span text:style-name="T21">": 10</text:span></text:span></text:p>
      <text:p text:style-name="P22"><text:span text:style-name="Source_20_Text"><text:span text:style-name="T20"><text:s text:c="4"/></text:span></text:span><text:span text:style-name="Source_20_Text"><text:span text:style-name="T21">}</text:span></text:span></text:p>
      <text:p text:style-name="P22"><text:span text:style-name="Source_20_Text"><text:span text:style-name="T20"><text:s text:c="2"/></text:span></text:span><text:span text:style-name="Source_20_Text"><text:span text:style-name="T21">}</text:span></text:span></text:p>
      <text:p text:style-name="P21"><text:span text:style-name="Source_20_Text"><text:span text:style-name="T21">}</text:span></text:span></text:p>
      <text:p text:style-name="P3"><text:span text:style-name="T35">Note: Additional members may be specified for links objects and link objects in the future. It is also possible that the allowed values of additional members will be expanded (e.g. a </text:span><text:span text:style-name="Source_20_Text"><text:span text:style-name="T36">collection</text:span></text:span><text:span text:style-name="T35">link may support an array of values, whereas a </text:span><text:span text:style-name="Source_20_Text"><text:span text:style-name="T36">self</text:span></text:span><text:span text:style-name="T35"> link does not).</text:span></text:p>
      <text:h text:style-name="P18" text:outline-level="3"><text:bookmark text:name="document-jsonapi-object"/><text:bookmark-start text:name="__RefHeading___Toc26473_4225345026"/><text:bookmark text:name="auto-id--jsonapi-object"/><text:soft-page-break/>JSON:API Object<text:bookmark-end text:name="__RefHeading___Toc26473_4225345026"/></text:h>
      <text:p text:style-name="P5"><text:span text:style-name="T38">A JSON:API document </text:span><text:span text:style-name="Strong_20_Emphasis"><text:span text:style-name="T3">MAY</text:span></text:span><text:span text:style-name="T38"> include information about its implementation under a top level </text:span><text:span text:style-name="Source_20_Text"><text:span text:style-name="T15">jsonapi</text:span></text:span><text:span text:style-name="T38">member. If present, the value of the </text:span><text:span text:style-name="Source_20_Text"><text:span text:style-name="T15">jsonapi</text:span></text:span><text:span text:style-name="T38"> member </text:span><text:span text:style-name="Strong_20_Emphasis"><text:span text:style-name="T3">MUST</text:span></text:span><text:span text:style-name="T38"> be an object (a “jsonapi object”). The jsonapi object </text:span><text:span text:style-name="Strong_20_Emphasis"><text:span text:style-name="T3">MAY</text:span></text:span><text:span text:style-name="T38"> contain a </text:span><text:span text:style-name="Source_20_Text"><text:span text:style-name="T15">version</text:span></text:span><text:span text:style-name="T38"> member whose value is a string indicating the highest JSON API version supported. This object </text:span><text:span text:style-name="Strong_20_Emphasis"><text:span text:style-name="T3">MAY</text:span></text:span><text:span text:style-name="T38"> also contain a </text:span><text:span text:style-name="Source_20_Text"><text:span text:style-name="T15">meta</text:span></text:span><text:span text:style-name="T38"> member, whose value is a </text:span><text:a xlink:type="simple" xlink:href="https://jsonapi.org/format/#document-meta" text:style-name="Internet_20_link" text:visited-style-name="Visited_20_Internet_20_Link"><text:span text:style-name="T9">meta</text:span></text:a><text:span text:style-name="T38"> object that contains non-standard meta-information.</text:span></text:p>
      <text:p text:style-name="P20"><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jsonapi</text:span></text:span><text:span text:style-name="Source_20_Text"><text:span text:style-name="T21">": {</text:span></text:span></text:p>
      <text:p text:style-name="P22"><text:span text:style-name="Source_20_Text"><text:span text:style-name="T20"><text:s text:c="4"/></text:span></text:span><text:span text:style-name="Source_20_Text"><text:span text:style-name="T21">"</text:span></text:span><text:span text:style-name="Source_20_Text"><text:span text:style-name="T25">version</text:span></text:span><text:span text:style-name="Source_20_Text"><text:span text:style-name="T21">": </text:span></text:span><text:span text:style-name="Source_20_Text"><text:span text:style-name="T28">"1.0"</text:span></text:span></text:p>
      <text:p text:style-name="P22"><text:span text:style-name="Source_20_Text"><text:span text:style-name="T20"><text:s text:c="2"/></text:span></text:span><text:span text:style-name="Source_20_Text"><text:span text:style-name="T21">}</text:span></text:span></text:p>
      <text:p text:style-name="P21"><text:span text:style-name="Source_20_Text"><text:span text:style-name="T21">}</text:span></text:span></text:p>
      <text:p text:style-name="P5">If the <text:span text:style-name="Source_20_Text"><text:span text:style-name="T14">version</text:span></text:span> member is not present, clients should assume the server implements at least version 1.0 of the specification.</text:p>
      <text:p text:style-name="P1">Note: Because JSON:API is committed to making additive changes only, the version string primarily indicates which new features a server may support.</text:p>
      <text:h text:style-name="P18" text:outline-level="3"><text:bookmark text:name="document-member-names"/><text:bookmark-start text:name="__RefHeading___Toc26475_4225345026"/><text:bookmark text:name="auto-id--member-names"/>Member Names<text:bookmark-end text:name="__RefHeading___Toc26475_4225345026"/></text:h>
      <text:p text:style-name="P5"><text:span text:style-name="T38">All member names used in a JSON:API document </text:span><text:span text:style-name="Strong_20_Emphasis"><text:span text:style-name="T3">MUST</text:span></text:span><text:span text:style-name="T38"> be treated as case sensitive by clients and servers, and they </text:span><text:span text:style-name="Strong_20_Emphasis"><text:span text:style-name="T3">MUST</text:span></text:span><text:span text:style-name="T38"> meet all of the following conditions:</text:span></text:p>
      <text:list xml:id="list1209628929" text:style-name="L10">
        <text:list-item>
          <text:p text:style-name="P61"><text:span text:style-name="T38">Member names </text:span><text:span text:style-name="Strong_20_Emphasis"><text:span text:style-name="T3">MUST</text:span></text:span><text:span text:style-name="T38"> contain at least one character.</text:span></text:p>
        </text:list-item>
        <text:list-item>
          <text:p text:style-name="P61"><text:span text:style-name="T38">Member names </text:span><text:span text:style-name="Strong_20_Emphasis"><text:span text:style-name="T3">MUST</text:span></text:span><text:span text:style-name="T38"> contain only the allowed characters listed below.</text:span></text:p>
        </text:list-item>
        <text:list-item>
          <text:p text:style-name="P40"><text:span text:style-name="T38">Member names </text:span><text:span text:style-name="Strong_20_Emphasis"><text:span text:style-name="T3">MUST</text:span></text:span><text:span text:style-name="T38"> start and end with a “globally allowed character”, as defined below.</text:span></text:p>
        </text:list-item>
      </text:list>
      <text:p text:style-name="P5"><text:span text:style-name="T38">To enable an easy mapping of member names to URLs, it is </text:span><text:span text:style-name="Strong_20_Emphasis"><text:span text:style-name="T3">RECOMMENDED</text:span></text:span><text:span text:style-name="T38"> that member names use only non-reserved, URL safe characters specified in </text:span><text:a xlink:type="simple" xlink:href="http://tools.ietf.org/html/rfc3986#page-13" text:style-name="Internet_20_link" text:visited-style-name="Visited_20_Internet_20_Link"><text:span text:style-name="T9">RFC 3986</text:span></text:a><text:span text:style-name="T38">.</text:span></text:p>
      <text:h text:style-name="P17" text:outline-level="4"><text:bookmark text:name="document-member-names-allowed-characters"/><text:bookmark-start text:name="__RefHeading___Toc26477_4225345026"/><text:bookmark text:name="auto-id--allowed-characters"/>Allowed Characters<text:bookmark-end text:name="__RefHeading___Toc26477_4225345026"/></text:h>
      <text:p text:style-name="P5"><text:span text:style-name="T38">The following “globally allowed characters” </text:span><text:span text:style-name="Strong_20_Emphasis"><text:span text:style-name="T3">MAY</text:span></text:span><text:span text:style-name="T38"> be used anywhere in a member name:</text:span></text:p>
      <text:list xml:id="list2351748595" text:style-name="L11">
        <text:list-item>
          <text:p text:style-name="P57">U+0061 to U+007A, “a-z”</text:p>
        </text:list-item>
        <text:list-item>
          <text:p text:style-name="P57">U+0041 to U+005A, “A-Z”</text:p>
        </text:list-item>
        <text:list-item>
          <text:p text:style-name="P57">U+0030 to U+0039, “0-9”</text:p>
        </text:list-item>
        <text:list-item>
          <text:p text:style-name="P41"><text:span text:style-name="T38">U+0080 and above (non-ASCII Unicode characters; </text:span><text:span text:style-name="Emphasis"><text:span text:style-name="T38">not recommended, not URL safe</text:span></text:span><text:span text:style-name="T38">)</text:span></text:p>
        </text:list-item>
      </text:list>
      <text:p text:style-name="P8"><text:soft-page-break/>Additionally, the following characters are allowed in member names, except as the first or last character:</text:p>
      <text:list xml:id="list1169566694" text:style-name="L12">
        <text:list-item>
          <text:p text:style-name="P58">U+002D HYPHEN-MINUS, “-“</text:p>
        </text:list-item>
        <text:list-item>
          <text:p text:style-name="P58">U+005F LOW LINE, “_”</text:p>
        </text:list-item>
        <text:list-item>
          <text:p text:style-name="P42"><text:span text:style-name="T38">U+0020 SPACE, “ “ </text:span><text:span text:style-name="Emphasis"><text:span text:style-name="T38">(not recommended, not URL safe)</text:span></text:span></text:p>
        </text:list-item>
      </text:list>
      <text:h text:style-name="P16" text:outline-level="4"><text:bookmark text:name="document-member-names-reserved-characters"/><text:bookmark-start text:name="__RefHeading___Toc26479_4225345026"/><text:bookmark text:name="auto-id--reserved-characters"/>Reserved Characters<text:bookmark-end text:name="__RefHeading___Toc26479_4225345026"/></text:h>
      <text:p text:style-name="P5"><text:span text:style-name="T38">The following characters </text:span><text:span text:style-name="Strong_20_Emphasis"><text:span text:style-name="T3">MUST NOT</text:span></text:span><text:span text:style-name="T38"> be used in member names:</text:span></text:p>
      <text:list xml:id="list2421347291" text:style-name="L13">
        <text:list-item>
          <text:p text:style-name="P62"><text:span text:style-name="T38">U+002B PLUS SIGN, “+” </text:span><text:span text:style-name="Emphasis"><text:span text:style-name="T38">(used for ordering)</text:span></text:span></text:p>
        </text:list-item>
        <text:list-item>
          <text:p text:style-name="P62"><text:span text:style-name="T38">U+002C COMMA, “,” </text:span><text:span text:style-name="Emphasis"><text:span text:style-name="T38">(used as a separator between relationship paths)</text:span></text:span></text:p>
        </text:list-item>
        <text:list-item>
          <text:p text:style-name="P62"><text:span text:style-name="T38">U+002E PERIOD, “.” </text:span><text:span text:style-name="Emphasis"><text:span text:style-name="T38">(used as a separator within relationship paths)</text:span></text:span></text:p>
        </text:list-item>
        <text:list-item>
          <text:p text:style-name="P62"><text:span text:style-name="T38">U+005B LEFT SQUARE BRACKET, “[” </text:span><text:span text:style-name="Emphasis"><text:span text:style-name="T38">(used in sparse fieldsets)</text:span></text:span></text:p>
        </text:list-item>
        <text:list-item>
          <text:p text:style-name="P62"><text:span text:style-name="T38">U+005D RIGHT SQUARE BRACKET, “]” </text:span><text:span text:style-name="Emphasis"><text:span text:style-name="T38">(used in sparse fieldsets)</text:span></text:span></text:p>
        </text:list-item>
        <text:list-item>
          <text:p text:style-name="P59">U+0021 EXCLAMATION MARK, “!”</text:p>
        </text:list-item>
        <text:list-item>
          <text:p text:style-name="P59">U+0022 QUOTATION MARK, ‘”’</text:p>
        </text:list-item>
        <text:list-item>
          <text:p text:style-name="P59">U+0023 NUMBER SIGN, “#”</text:p>
        </text:list-item>
        <text:list-item>
          <text:p text:style-name="P59">U+0024 DOLLAR SIGN, “$”</text:p>
        </text:list-item>
        <text:list-item>
          <text:p text:style-name="P59">U+0025 PERCENT SIGN, “%”</text:p>
        </text:list-item>
        <text:list-item>
          <text:p text:style-name="P59">U+0026 AMPERSAND, “&amp;”</text:p>
        </text:list-item>
        <text:list-item>
          <text:p text:style-name="P59">U+0027 APOSTROPHE, “’”</text:p>
        </text:list-item>
        <text:list-item>
          <text:p text:style-name="P59">U+0028 LEFT PARENTHESIS, “(“</text:p>
        </text:list-item>
        <text:list-item>
          <text:p text:style-name="P59">U+0029 RIGHT PARENTHESIS, “)”</text:p>
        </text:list-item>
        <text:list-item>
          <text:p text:style-name="P59">U+002A ASTERISK, “*”</text:p>
        </text:list-item>
        <text:list-item>
          <text:p text:style-name="P59">U+002F SOLIDUS, “/”</text:p>
        </text:list-item>
        <text:list-item>
          <text:p text:style-name="P59">U+003A COLON, “:”</text:p>
        </text:list-item>
        <text:list-item>
          <text:p text:style-name="P59">U+003B SEMICOLON, “;”</text:p>
        </text:list-item>
        <text:list-item>
          <text:p text:style-name="P59">U+003C LESS-THAN SIGN, “&lt;”</text:p>
        </text:list-item>
        <text:list-item>
          <text:p text:style-name="P59">U+003D EQUALS SIGN, “=”</text:p>
        </text:list-item>
        <text:list-item>
          <text:p text:style-name="P59">U+003E GREATER-THAN SIGN, “&gt;”</text:p>
        </text:list-item>
        <text:list-item>
          <text:p text:style-name="P59">U+003F QUESTION MARK, “?”</text:p>
        </text:list-item>
        <text:list-item>
          <text:p text:style-name="P59">U+0040 COMMERCIAL AT, “@”</text:p>
        </text:list-item>
        <text:list-item>
          <text:p text:style-name="P59">U+005C REVERSE SOLIDUS, “\”</text:p>
        </text:list-item>
        <text:list-item>
          <text:p text:style-name="P59">U+005E CIRCUMFLEX ACCENT, “^”</text:p>
        </text:list-item>
        <text:list-item>
          <text:p text:style-name="P59">U+0060 GRAVE ACCENT, “`”</text:p>
        </text:list-item>
        <text:list-item>
          <text:p text:style-name="P59">U+007B LEFT CURLY BRACKET, “{“</text:p>
        </text:list-item>
        <text:list-item>
          <text:p text:style-name="P59">U+007C VERTICAL LINE, “|”</text:p>
        </text:list-item>
        <text:list-item>
          <text:p text:style-name="P59">U+007D RIGHT CURLY BRACKET, “}”</text:p>
        </text:list-item>
        <text:list-item>
          <text:p text:style-name="P59">U+007E TILDE, “~”</text:p>
        </text:list-item>
        <text:list-item>
          <text:p text:style-name="P59">U+007F DELETE</text:p>
        </text:list-item>
        <text:list-item>
          <text:p text:style-name="P43">U+0000 to U+001F (C0 Controls)</text:p>
        </text:list-item>
      </text:list>
      <text:h text:style-name="P10" text:outline-level="2"/>
      <text:h text:style-name="P12" text:outline-level="2"><text:bookmark text:name="fetching"/><text:bookmark-start text:name="__RefHeading___Toc26481_4225345026"/><text:bookmark text:name="auto-id--fetching-data"/>Fetching Data<text:bookmark-end text:name="__RefHeading___Toc26481_4225345026"/></text:h>
      <text:p text:style-name="P5"><text:span text:style-name="T39">Data, including resources and relationships, can be fetched by sending a </text:span><text:span text:style-name="Source_20_Text"><text:span text:style-name="T16">GET</text:span></text:span><text:span text:style-name="T39"> request to an endpoint.</text:span></text:p>
      <text:p text:style-name="P5">Responses can be further refined with the optional features described below.</text:p>
      <text:h text:style-name="P18" text:outline-level="3"><text:bookmark text:name="fetching-resources"/><text:bookmark-start text:name="__RefHeading___Toc26483_4225345026"/><text:bookmark text:name="auto-id--fetching-resources"/>Fetching Resources<text:bookmark-end text:name="__RefHeading___Toc26483_4225345026"/></text:h>
      <text:p text:style-name="P5">A server <text:span text:style-name="Strong_20_Emphasis"><text:span text:style-name="T1">MUST</text:span></text:span> support fetching resource data for every URL provided as:</text:p>
      <text:list xml:id="list1176579033" text:style-name="L14">
        <text:list-item>
          <text:p text:style-name="P63">a <text:span text:style-name="Source_20_Text"><text:span text:style-name="T14">self</text:span></text:span> link as part of the top-level links object</text:p>
        </text:list-item>
        <text:list-item>
          <text:p text:style-name="P63">a <text:span text:style-name="Source_20_Text"><text:span text:style-name="T14">self</text:span></text:span> link as part of a resource-level links object</text:p>
        </text:list-item>
        <text:list-item>
          <text:p text:style-name="P44">a <text:span text:style-name="Source_20_Text"><text:span text:style-name="T14">related</text:span></text:span> link as part of a relationship-level links object</text:p>
        </text:list-item>
      </text:list>
      <text:p text:style-name="P5">For example, the following request fetches a collection of articles:</text:p>
      <text:p text:style-name="P20"><text:span text:style-name="Source_20_Text"><text:span text:style-name="T22">GET</text:span></text:span><text:span text:style-name="Source_20_Text"><text:span text:style-name="T21"> </text:span></text:span><text:span text:style-name="Source_20_Text"><text:span text:style-name="T29">/articles</text:span></text:span><text:span text:style-name="Source_20_Text"><text:span text:style-name="T21"> </text:span></text:span><text:span text:style-name="Source_20_Text"><text:span text:style-name="T22">HTTP/1.1</text:span></text:span></text:p>
      <text:p text:style-name="P21"><text:span text:style-name="Source_20_Text"><text:span text:style-name="T25">Accept</text:span></text:span><text:span text:style-name="Source_20_Text"><text:span text:style-name="T21">: </text:span></text:span><text:span text:style-name="Source_20_Text"><text:span text:style-name="T28">application/vnd.api+json</text:span></text:span></text:p>
      <text:p text:style-name="P5">The following request fetches an article:</text:p>
      <text:p text:style-name="P20"><text:span text:style-name="Source_20_Text"><text:span text:style-name="T22">GET</text:span></text:span><text:span text:style-name="Source_20_Text"><text:span text:style-name="T21"> </text:span></text:span><text:span text:style-name="Source_20_Text"><text:span text:style-name="T29">/articles/1</text:span></text:span><text:span text:style-name="Source_20_Text"><text:span text:style-name="T21"> </text:span></text:span><text:span text:style-name="Source_20_Text"><text:span text:style-name="T22">HTTP/1.1</text:span></text:span></text:p>
      <text:p text:style-name="P21"><text:span text:style-name="Source_20_Text"><text:span text:style-name="T25">Accept</text:span></text:span><text:span text:style-name="Source_20_Text"><text:span text:style-name="T21">: </text:span></text:span><text:span text:style-name="Source_20_Text"><text:span text:style-name="T28">application/vnd.api+json</text:span></text:span></text:p>
      <text:p text:style-name="P5">And the following request fetches an article’s author:</text:p>
      <text:p text:style-name="P20"><text:span text:style-name="Source_20_Text"><text:span text:style-name="T22">GET</text:span></text:span><text:span text:style-name="Source_20_Text"><text:span text:style-name="T21"> </text:span></text:span><text:span text:style-name="Source_20_Text"><text:span text:style-name="T29">/articles/1/author</text:span></text:span><text:span text:style-name="Source_20_Text"><text:span text:style-name="T21"> </text:span></text:span><text:span text:style-name="Source_20_Text"><text:span text:style-name="T22">HTTP/1.1</text:span></text:span></text:p>
      <text:p text:style-name="P21"><text:span text:style-name="Source_20_Text"><text:span text:style-name="T25">Accept</text:span></text:span><text:span text:style-name="Source_20_Text"><text:span text:style-name="T21">: </text:span></text:span><text:span text:style-name="Source_20_Text"><text:span text:style-name="T28">application/vnd.api+json</text:span></text:span></text:p>
      <text:h text:style-name="P16" text:outline-level="4"><text:bookmark text:name="fetching-resources-responses"/><text:bookmark-start text:name="__RefHeading___Toc26485_4225345026"/><text:bookmark text:name="auto-id--responses"/>Responses<text:bookmark-end text:name="__RefHeading___Toc26485_4225345026"/></text:h>
      <text:h text:style-name="P13" text:outline-level="5"><text:bookmark text:name="fetching-resources-responses-200"/><text:bookmark-start text:name="__RefHeading___Toc26487_4225345026"/><text:bookmark text:name="auto-id--200-ok"/>200 OK<text:bookmark-end text:name="__RefHeading___Toc26487_4225345026"/></text:h>
      <text:p text:style-name="P5"><text:span text:style-name="T39">A server </text:span><text:span text:style-name="Strong_20_Emphasis"><text:span text:style-name="T4">MUST</text:span></text:span><text:span text:style-name="T39"> respond to a successful request to fetch an individual resource or resource collection with a </text:span><text:span text:style-name="Source_20_Text"><text:span text:style-name="T16">200 OK</text:span></text:span><text:span text:style-name="T39"> response.</text:span></text:p>
      <text:p text:style-name="P5"><text:span text:style-name="T39">A server </text:span><text:span text:style-name="Strong_20_Emphasis"><text:span text:style-name="T4">MUST</text:span></text:span><text:span text:style-name="T39"> respond to a successful request to fetch a resource collection with an array of </text:span><text:a xlink:type="simple" xlink:href="https://jsonapi.org/format/#document-resource-objects" text:style-name="Internet_20_link" text:visited-style-name="Visited_20_Internet_20_Link"><text:span text:style-name="T10">resource objects</text:span></text:a><text:span text:style-name="T39"> or an empty array (</text:span><text:span text:style-name="Source_20_Text"><text:span text:style-name="T16">[]</text:span></text:span><text:span text:style-name="T39">) as the response document’s primary data.</text:span></text:p>
      <text:p text:style-name="P5">For example, a <text:span text:style-name="Source_20_Text"><text:span text:style-name="T14">GET</text:span></text:span> request to a collection of articles could return:</text:p>
      <text:p text:style-name="P20"><text:soft-page-break/><text:span text:style-name="Source_20_Text"><text:span text:style-name="T22">HTTP/1.1</text:span></text:span><text:span text:style-name="Source_20_Text"><text:span text:style-name="T21"> </text:span></text:span><text:span text:style-name="Source_20_Text"><text:span text:style-name="T26">200</text:span></text:span><text:span text:style-name="Source_20_Text"><text:span text:style-name="T21"> </text:span></text:span><text:span text:style-name="Source_20_Text"><text:span text:style-name="T26">OK</text:span></text:span></text:p>
      <text:p text:style-name="P22"><text:span text:style-name="Source_20_Text"><text:span text:style-name="T25">Content-Type</text:span></text:span><text:span text:style-name="Source_20_Text"><text:span text:style-name="T21">: </text:span></text:span><text:span text:style-name="Source_20_Text"><text:span text:style-name="T28">application/vnd.api+json</text:span></text:span></text:p>
      <text:p text:style-name="P22"/>
      <text:p text:style-name="P22"><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links</text:span></text:span><text:span text:style-name="Source_20_Text"><text:span text:style-name="T21">": {</text:span></text:span></text:p>
      <text:p text:style-name="P22"><text:span text:style-name="Source_20_Text"><text:span text:style-name="T20"><text:s text:c="4"/></text:span></text:span><text:span text:style-name="Source_20_Text"><text:span text:style-name="T21">"</text:span></text:span><text:span text:style-name="Source_20_Text"><text:span text:style-name="T25">self</text:span></text:span><text:span text:style-name="Source_20_Text"><text:span text:style-name="T21">": </text:span></text:span><text:span text:style-name="Source_20_Text"><text:span text:style-name="T28">"http://example.com/articles"</text:span></text:span></text:p>
      <text:p text:style-name="P22"><text:span text:style-name="Source_20_Text"><text:span text:style-name="T20"><text:s text:c="2"/></text:span></text:span><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data</text:span></text:span><text:span text:style-name="Source_20_Text"><text:span text:style-name="T21">": [{</text:span></text:span></text:p>
      <text:p text:style-name="P22"><text:span text:style-name="Source_20_Text"><text:span text:style-name="T20"><text:s text:c="4"/></text:span></text:span><text:span text:style-name="Source_20_Text"><text:span text:style-name="T21">"</text:span></text:span><text:span text:style-name="Source_20_Text"><text:span text:style-name="T25">type</text:span></text:span><text:span text:style-name="Source_20_Text"><text:span text:style-name="T21">": </text:span></text:span><text:span text:style-name="Source_20_Text"><text:span text:style-name="T28">"articles"</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id</text:span></text:span><text:span text:style-name="Source_20_Text"><text:span text:style-name="T21">": </text:span></text:span><text:span text:style-name="Source_20_Text"><text:span text:style-name="T28">"1"</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attributes</text:span></text:span><text:span text:style-name="Source_20_Text"><text:span text:style-name="T21">": {</text:span></text:span></text:p>
      <text:p text:style-name="P22"><text:span text:style-name="Source_20_Text"><text:span text:style-name="T20"><text:s text:c="6"/></text:span></text:span><text:span text:style-name="Source_20_Text"><text:span text:style-name="T21">"</text:span></text:span><text:span text:style-name="Source_20_Text"><text:span text:style-name="T25">title</text:span></text:span><text:span text:style-name="Source_20_Text"><text:span text:style-name="T21">": </text:span></text:span><text:span text:style-name="Source_20_Text"><text:span text:style-name="T28">"JSON:API paints my bikeshed!"</text:span></text:span></text:p>
      <text:p text:style-name="P22"><text:span text:style-name="Source_20_Text"><text:span text:style-name="T20"><text:s text:c="4"/></text:span></text:span><text:span text:style-name="Source_20_Text"><text:span text:style-name="T21">}</text:span></text:span></text:p>
      <text:p text:style-name="P22"><text:span text:style-name="Source_20_Text"><text:span text:style-name="T20"><text:s text:c="2"/></text:span></text:span><text:span text:style-name="Source_20_Text"><text:span text:style-name="T21">}, {</text:span></text:span></text:p>
      <text:p text:style-name="P22"><text:span text:style-name="Source_20_Text"><text:span text:style-name="T20"><text:s text:c="4"/></text:span></text:span><text:span text:style-name="Source_20_Text"><text:span text:style-name="T21">"</text:span></text:span><text:span text:style-name="Source_20_Text"><text:span text:style-name="T25">type</text:span></text:span><text:span text:style-name="Source_20_Text"><text:span text:style-name="T21">": </text:span></text:span><text:span text:style-name="Source_20_Text"><text:span text:style-name="T28">"articles"</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id</text:span></text:span><text:span text:style-name="Source_20_Text"><text:span text:style-name="T21">": </text:span></text:span><text:span text:style-name="Source_20_Text"><text:span text:style-name="T28">"2"</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attributes</text:span></text:span><text:span text:style-name="Source_20_Text"><text:span text:style-name="T21">": {</text:span></text:span></text:p>
      <text:p text:style-name="P22"><text:span text:style-name="Source_20_Text"><text:span text:style-name="T20"><text:s text:c="6"/></text:span></text:span><text:span text:style-name="Source_20_Text"><text:span text:style-name="T21">"</text:span></text:span><text:span text:style-name="Source_20_Text"><text:span text:style-name="T25">title</text:span></text:span><text:span text:style-name="Source_20_Text"><text:span text:style-name="T21">": </text:span></text:span><text:span text:style-name="Source_20_Text"><text:span text:style-name="T28">"Rails is Omakase"</text:span></text:span></text:p>
      <text:p text:style-name="P22"><text:span text:style-name="Source_20_Text"><text:span text:style-name="T20"><text:s text:c="4"/></text:span></text:span><text:span text:style-name="Source_20_Text"><text:span text:style-name="T21">}</text:span></text:span></text:p>
      <text:p text:style-name="P22"><text:span text:style-name="Source_20_Text"><text:span text:style-name="T20"><text:s text:c="2"/></text:span></text:span><text:span text:style-name="Source_20_Text"><text:span text:style-name="T21">}]</text:span></text:span></text:p>
      <text:p text:style-name="P21"><text:span text:style-name="Source_20_Text"><text:span text:style-name="T21">}</text:span></text:span></text:p>
      <text:p text:style-name="P5">A similar response representing an empty collection would be:</text:p>
      <text:p text:style-name="P20"><text:span text:style-name="Source_20_Text"><text:span text:style-name="T22">HTTP/1.1</text:span></text:span><text:span text:style-name="Source_20_Text"><text:span text:style-name="T21"> </text:span></text:span><text:span text:style-name="Source_20_Text"><text:span text:style-name="T26">200</text:span></text:span><text:span text:style-name="Source_20_Text"><text:span text:style-name="T21"> </text:span></text:span><text:span text:style-name="Source_20_Text"><text:span text:style-name="T26">OK</text:span></text:span></text:p>
      <text:p text:style-name="P22"><text:span text:style-name="Source_20_Text"><text:span text:style-name="T25">Content-Type</text:span></text:span><text:span text:style-name="Source_20_Text"><text:span text:style-name="T21">: </text:span></text:span><text:span text:style-name="Source_20_Text"><text:span text:style-name="T28">application/vnd.api+json</text:span></text:span></text:p>
      <text:p text:style-name="P22"/>
      <text:p text:style-name="P22"><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links</text:span></text:span><text:span text:style-name="Source_20_Text"><text:span text:style-name="T21">": {</text:span></text:span></text:p>
      <text:p text:style-name="P22"><text:span text:style-name="Source_20_Text"><text:span text:style-name="T20"><text:s text:c="4"/></text:span></text:span><text:span text:style-name="Source_20_Text"><text:span text:style-name="T21">"</text:span></text:span><text:span text:style-name="Source_20_Text"><text:span text:style-name="T25">self</text:span></text:span><text:span text:style-name="Source_20_Text"><text:span text:style-name="T21">": </text:span></text:span><text:span text:style-name="Source_20_Text"><text:span text:style-name="T28">"http://example.com/articles"</text:span></text:span></text:p>
      <text:p text:style-name="P22"><text:span text:style-name="Source_20_Text"><text:span text:style-name="T20"><text:s text:c="2"/></text:span></text:span><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data</text:span></text:span><text:span text:style-name="Source_20_Text"><text:span text:style-name="T21">": []</text:span></text:span></text:p>
      <text:p text:style-name="P21"><text:span text:style-name="Source_20_Text"><text:span text:style-name="T21">}</text:span></text:span></text:p>
      <text:p text:style-name="P5"><text:span text:style-name="T39">A server </text:span><text:span text:style-name="Strong_20_Emphasis"><text:span text:style-name="T4">MUST</text:span></text:span><text:span text:style-name="T39"> respond to a successful request to fetch an individual resource with a </text:span><text:a xlink:type="simple" xlink:href="https://jsonapi.org/format/#document-resource-objects" text:style-name="Internet_20_link" text:visited-style-name="Visited_20_Internet_20_Link"><text:span text:style-name="T10">resource object</text:span></text:a><text:span text:style-name="T39">or </text:span><text:span text:style-name="Source_20_Text"><text:span text:style-name="T16">null</text:span></text:span><text:span text:style-name="T39"> provided as the response document’s primary data.</text:span></text:p>
      <text:p text:style-name="P5"><text:span text:style-name="Source_20_Text"><text:span text:style-name="T16">null</text:span></text:span><text:span text:style-name="T39"> is only an appropriate response when the requested URL is one that might correspond to a single resource, but doesn’t currently.</text:span></text:p>
      <text:p text:style-name="P3"><text:span text:style-name="T35">Note: Consider, for example, a request to fetch a to-one related resource link. This request would respond with </text:span><text:span text:style-name="Source_20_Text"><text:span text:style-name="T36">null</text:span></text:span><text:span text:style-name="T35"> when the relationship is empty (such that the link is corresponding to no resources) but with the single related resource’s </text:span><text:a xlink:type="simple" xlink:href="https://jsonapi.org/format/#document-resource-objects" text:style-name="Internet_20_link" text:visited-style-name="Visited_20_Internet_20_Link"><text:span text:style-name="T7">resource object</text:span></text:a><text:span text:style-name="T35"> otherwise.</text:span></text:p>
      <text:p text:style-name="P5">For example, a <text:span text:style-name="Source_20_Text"><text:span text:style-name="T14">GET</text:span></text:span> request to an individual article could return:</text:p>
      <text:p text:style-name="P20"><text:soft-page-break/><text:span text:style-name="Source_20_Text"><text:span text:style-name="T22">HTTP/1.1</text:span></text:span><text:span text:style-name="Source_20_Text"><text:span text:style-name="T21"> </text:span></text:span><text:span text:style-name="Source_20_Text"><text:span text:style-name="T26">200</text:span></text:span><text:span text:style-name="Source_20_Text"><text:span text:style-name="T21"> </text:span></text:span><text:span text:style-name="Source_20_Text"><text:span text:style-name="T26">OK</text:span></text:span></text:p>
      <text:p text:style-name="P22"><text:span text:style-name="Source_20_Text"><text:span text:style-name="T25">Content-Type</text:span></text:span><text:span text:style-name="Source_20_Text"><text:span text:style-name="T21">: </text:span></text:span><text:span text:style-name="Source_20_Text"><text:span text:style-name="T28">application/vnd.api+json</text:span></text:span></text:p>
      <text:p text:style-name="P22"/>
      <text:p text:style-name="P22"><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links</text:span></text:span><text:span text:style-name="Source_20_Text"><text:span text:style-name="T21">": {</text:span></text:span></text:p>
      <text:p text:style-name="P22"><text:span text:style-name="Source_20_Text"><text:span text:style-name="T20"><text:s text:c="4"/></text:span></text:span><text:span text:style-name="Source_20_Text"><text:span text:style-name="T21">"</text:span></text:span><text:span text:style-name="Source_20_Text"><text:span text:style-name="T25">self</text:span></text:span><text:span text:style-name="Source_20_Text"><text:span text:style-name="T21">": </text:span></text:span><text:span text:style-name="Source_20_Text"><text:span text:style-name="T28">"http://example.com/articles/1"</text:span></text:span></text:p>
      <text:p text:style-name="P22"><text:span text:style-name="Source_20_Text"><text:span text:style-name="T20"><text:s text:c="2"/></text:span></text:span><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data</text:span></text:span><text:span text:style-name="Source_20_Text"><text:span text:style-name="T21">": {</text:span></text:span></text:p>
      <text:p text:style-name="P22"><text:span text:style-name="Source_20_Text"><text:span text:style-name="T20"><text:s text:c="4"/></text:span></text:span><text:span text:style-name="Source_20_Text"><text:span text:style-name="T21">"</text:span></text:span><text:span text:style-name="Source_20_Text"><text:span text:style-name="T25">type</text:span></text:span><text:span text:style-name="Source_20_Text"><text:span text:style-name="T21">": </text:span></text:span><text:span text:style-name="Source_20_Text"><text:span text:style-name="T28">"articles"</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id</text:span></text:span><text:span text:style-name="Source_20_Text"><text:span text:style-name="T21">": </text:span></text:span><text:span text:style-name="Source_20_Text"><text:span text:style-name="T28">"1"</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attributes</text:span></text:span><text:span text:style-name="Source_20_Text"><text:span text:style-name="T21">": {</text:span></text:span></text:p>
      <text:p text:style-name="P22"><text:span text:style-name="Source_20_Text"><text:span text:style-name="T20"><text:s text:c="6"/></text:span></text:span><text:span text:style-name="Source_20_Text"><text:span text:style-name="T21">"</text:span></text:span><text:span text:style-name="Source_20_Text"><text:span text:style-name="T25">title</text:span></text:span><text:span text:style-name="Source_20_Text"><text:span text:style-name="T21">": </text:span></text:span><text:span text:style-name="Source_20_Text"><text:span text:style-name="T28">"JSON:API paints my bikeshed!"</text:span></text:span></text:p>
      <text:p text:style-name="P22"><text:span text:style-name="Source_20_Text"><text:span text:style-name="T20"><text:s text:c="4"/></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relationships</text:span></text:span><text:span text:style-name="Source_20_Text"><text:span text:style-name="T21">": {</text:span></text:span></text:p>
      <text:p text:style-name="P22"><text:span text:style-name="Source_20_Text"><text:span text:style-name="T20"><text:s text:c="6"/></text:span></text:span><text:span text:style-name="Source_20_Text"><text:span text:style-name="T21">"</text:span></text:span><text:span text:style-name="Source_20_Text"><text:span text:style-name="T25">author</text:span></text:span><text:span text:style-name="Source_20_Text"><text:span text:style-name="T21">": {</text:span></text:span></text:p>
      <text:p text:style-name="P22"><text:span text:style-name="Source_20_Text"><text:span text:style-name="T20"><text:s text:c="8"/></text:span></text:span><text:span text:style-name="Source_20_Text"><text:span text:style-name="T21">"</text:span></text:span><text:span text:style-name="Source_20_Text"><text:span text:style-name="T25">links</text:span></text:span><text:span text:style-name="Source_20_Text"><text:span text:style-name="T21">": {</text:span></text:span></text:p>
      <text:p text:style-name="P22"><text:span text:style-name="Source_20_Text"><text:span text:style-name="T20"><text:s text:c="10"/></text:span></text:span><text:span text:style-name="Source_20_Text"><text:span text:style-name="T21">"</text:span></text:span><text:span text:style-name="Source_20_Text"><text:span text:style-name="T25">related</text:span></text:span><text:span text:style-name="Source_20_Text"><text:span text:style-name="T21">": </text:span></text:span><text:span text:style-name="Source_20_Text"><text:span text:style-name="T28">"http://example.com/articles/1/author"</text:span></text:span></text:p>
      <text:p text:style-name="P22"><text:span text:style-name="Source_20_Text"><text:span text:style-name="T20"><text:s text:c="8"/></text:span></text:span><text:span text:style-name="Source_20_Text"><text:span text:style-name="T21">}</text:span></text:span></text:p>
      <text:p text:style-name="P22"><text:span text:style-name="Source_20_Text"><text:span text:style-name="T20"><text:s text:c="6"/></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p>
      <text:p text:style-name="P22"><text:span text:style-name="Source_20_Text"><text:span text:style-name="T20"><text:s text:c="2"/></text:span></text:span><text:span text:style-name="Source_20_Text"><text:span text:style-name="T21">}</text:span></text:span></text:p>
      <text:p text:style-name="P21"><text:span text:style-name="Source_20_Text"><text:span text:style-name="T21">}</text:span></text:span></text:p>
      <text:p text:style-name="P5">If the above article’s author is missing, then a <text:span text:style-name="Source_20_Text"><text:span text:style-name="T14">GET</text:span></text:span> request to that related resource would return:</text:p>
      <text:p text:style-name="P20"><text:span text:style-name="Source_20_Text"><text:span text:style-name="T22">HTTP/1.1</text:span></text:span><text:span text:style-name="Source_20_Text"><text:span text:style-name="T21"> </text:span></text:span><text:span text:style-name="Source_20_Text"><text:span text:style-name="T26">200</text:span></text:span><text:span text:style-name="Source_20_Text"><text:span text:style-name="T21"> </text:span></text:span><text:span text:style-name="Source_20_Text"><text:span text:style-name="T26">OK</text:span></text:span></text:p>
      <text:p text:style-name="P22"><text:span text:style-name="Source_20_Text"><text:span text:style-name="T25">Content-Type</text:span></text:span><text:span text:style-name="Source_20_Text"><text:span text:style-name="T21">: </text:span></text:span><text:span text:style-name="Source_20_Text"><text:span text:style-name="T28">application/vnd.api+json</text:span></text:span></text:p>
      <text:p text:style-name="P22"/>
      <text:p text:style-name="P22"><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links</text:span></text:span><text:span text:style-name="Source_20_Text"><text:span text:style-name="T21">": {</text:span></text:span></text:p>
      <text:p text:style-name="P22"><text:span text:style-name="Source_20_Text"><text:span text:style-name="T20"><text:s text:c="4"/></text:span></text:span><text:span text:style-name="Source_20_Text"><text:span text:style-name="T21">"</text:span></text:span><text:span text:style-name="Source_20_Text"><text:span text:style-name="T25">self</text:span></text:span><text:span text:style-name="Source_20_Text"><text:span text:style-name="T21">": </text:span></text:span><text:span text:style-name="Source_20_Text"><text:span text:style-name="T28">"http://example.com/articles/1/author"</text:span></text:span></text:p>
      <text:p text:style-name="P22"><text:span text:style-name="Source_20_Text"><text:span text:style-name="T20"><text:s text:c="2"/></text:span></text:span><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data</text:span></text:span><text:span text:style-name="Source_20_Text"><text:span text:style-name="T21">": null</text:span></text:span></text:p>
      <text:p text:style-name="P21"><text:span text:style-name="Source_20_Text"><text:span text:style-name="T21">}</text:span></text:span></text:p>
      <text:h text:style-name="P13" text:outline-level="5"><text:bookmark text:name="fetching-resources-responses-404"/><text:bookmark-start text:name="__RefHeading___Toc26489_4225345026"/><text:bookmark text:name="auto-id--404-not-found"/>404 Not Found<text:bookmark-end text:name="__RefHeading___Toc26489_4225345026"/></text:h>
      <text:p text:style-name="P5"><text:span text:style-name="T39">A server </text:span><text:span text:style-name="Strong_20_Emphasis"><text:span text:style-name="T4">MUST</text:span></text:span><text:span text:style-name="T39"> respond with </text:span><text:span text:style-name="Source_20_Text"><text:span text:style-name="T16">404 Not Found</text:span></text:span><text:span text:style-name="T39"> when processing a request to fetch a single resource that does not exist, except when the request warrants a </text:span><text:span text:style-name="Source_20_Text"><text:span text:style-name="T16">200 OK</text:span></text:span><text:span text:style-name="T39"> response with </text:span><text:span text:style-name="Source_20_Text"><text:span text:style-name="T16">null</text:span></text:span><text:span text:style-name="T39"> as the primary data (as described above).</text:span></text:p>
      <text:h text:style-name="P13" text:outline-level="5"><text:bookmark text:name="fetching-resources-responses-other"/><text:bookmark-start text:name="__RefHeading___Toc26491_4225345026"/><text:bookmark text:name="auto-id--other-responses"/>Other Responses<text:bookmark-end text:name="__RefHeading___Toc26491_4225345026"/></text:h>
      <text:p text:style-name="P5">A server <text:span text:style-name="Strong_20_Emphasis"><text:span text:style-name="T1">MAY</text:span></text:span> respond with other HTTP status codes.</text:p>
      <text:p text:style-name="P5">A server <text:span text:style-name="Strong_20_Emphasis"><text:span text:style-name="T1">MAY</text:span></text:span> include <text:a xlink:type="simple" xlink:href="https://jsonapi.org/format/#errors" text:style-name="Internet_20_link" text:visited-style-name="Visited_20_Internet_20_Link"><text:span text:style-name="T7">error details</text:span></text:a> with error responses.</text:p>
      <text:p text:style-name="P5">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8">HTTP semantics</text:span></text:span></text:a>.</text:p>
      <text:h text:style-name="P18" text:outline-level="3"><text:bookmark text:name="fetching-relationships"/><text:bookmark-start text:name="__RefHeading___Toc26493_4225345026"/><text:bookmark text:name="auto-id--fetching-relationships"/><text:soft-page-break/>Fetching Relationships<text:bookmark-end text:name="__RefHeading___Toc26493_4225345026"/></text:h>
      <text:p text:style-name="P5"><text:span text:style-name="T39">A server </text:span><text:span text:style-name="Strong_20_Emphasis"><text:span text:style-name="T4">MUST</text:span></text:span><text:span text:style-name="T39"> support fetching relationship data for every relationship URL provided as a </text:span><text:span text:style-name="Source_20_Text"><text:span text:style-name="T16">self</text:span></text:span><text:span text:style-name="T39"> link as part of a relationship’s </text:span><text:span text:style-name="Source_20_Text"><text:span text:style-name="T16">links</text:span></text:span><text:span text:style-name="T39"> object.</text:span></text:p>
      <text:p text:style-name="P5">For example, the following request fetches data about an article’s comments:</text:p>
      <text:p text:style-name="P20"><text:span text:style-name="Source_20_Text"><text:span text:style-name="T22">GET</text:span></text:span><text:span text:style-name="Source_20_Text"><text:span text:style-name="T21"> </text:span></text:span><text:span text:style-name="Source_20_Text"><text:span text:style-name="T29">/articles/1/relationships/comments</text:span></text:span><text:span text:style-name="Source_20_Text"><text:span text:style-name="T21"> </text:span></text:span><text:span text:style-name="Source_20_Text"><text:span text:style-name="T22">HTTP/1.1</text:span></text:span></text:p>
      <text:p text:style-name="P21"><text:span text:style-name="Source_20_Text"><text:span text:style-name="T25">Accept</text:span></text:span><text:span text:style-name="Source_20_Text"><text:span text:style-name="T21">: </text:span></text:span><text:span text:style-name="Source_20_Text"><text:span text:style-name="T28">application/vnd.api+json</text:span></text:span></text:p>
      <text:p text:style-name="P5">And the following request fetches data about an article’s author:</text:p>
      <text:p text:style-name="P20"><text:span text:style-name="Source_20_Text"><text:span text:style-name="T22">GET</text:span></text:span><text:span text:style-name="Source_20_Text"><text:span text:style-name="T21"> </text:span></text:span><text:span text:style-name="Source_20_Text"><text:span text:style-name="T29">/articles/1/relationships/author</text:span></text:span><text:span text:style-name="Source_20_Text"><text:span text:style-name="T21"> </text:span></text:span><text:span text:style-name="Source_20_Text"><text:span text:style-name="T22">HTTP/1.1</text:span></text:span></text:p>
      <text:p text:style-name="P21"><text:span text:style-name="Source_20_Text"><text:span text:style-name="T25">Accept</text:span></text:span><text:span text:style-name="Source_20_Text"><text:span text:style-name="T21">: </text:span></text:span><text:span text:style-name="Source_20_Text"><text:span text:style-name="T28">application/vnd.api+json</text:span></text:span></text:p>
      <text:h text:style-name="P16" text:outline-level="4"><text:bookmark text:name="fetching-relationships-responses"/><text:bookmark-start text:name="__RefHeading___Toc26495_4225345026"/><text:bookmark text:name="auto-id--responses-1"/>Responses<text:bookmark-end text:name="__RefHeading___Toc26495_4225345026"/></text:h>
      <text:h text:style-name="P13" text:outline-level="5"><text:bookmark text:name="fetching-relationships-responses-200"/><text:bookmark-start text:name="__RefHeading___Toc26497_4225345026"/><text:bookmark text:name="auto-id--200-ok-1"/>200 OK<text:bookmark-end text:name="__RefHeading___Toc26497_4225345026"/></text:h>
      <text:p text:style-name="P5"><text:span text:style-name="T39">A server </text:span><text:span text:style-name="Strong_20_Emphasis"><text:span text:style-name="T4">MUST</text:span></text:span><text:span text:style-name="T39"> respond to a successful request to fetch a relationship with a </text:span><text:span text:style-name="Source_20_Text"><text:span text:style-name="T16">200 OK</text:span></text:span><text:span text:style-name="T39"> response.</text:span></text:p>
      <text:p text:style-name="P5"><text:span text:style-name="T39">The primary data in the response document </text:span><text:span text:style-name="Strong_20_Emphasis"><text:span text:style-name="T4">MUST</text:span></text:span><text:span text:style-name="T39"> match the appropriate value for </text:span><text:a xlink:type="simple" xlink:href="https://jsonapi.org/format/#document-resource-object-linkage" text:style-name="Internet_20_link" text:visited-style-name="Visited_20_Internet_20_Link"><text:span text:style-name="T10">resource linkage</text:span></text:a><text:span text:style-name="T39">, as described above for </text:span><text:a xlink:type="simple" xlink:href="https://jsonapi.org/format/#document-resource-object-relationships" text:style-name="Internet_20_link" text:visited-style-name="Visited_20_Internet_20_Link"><text:span text:style-name="T10">relationship objects</text:span></text:a><text:span text:style-name="T39">.</text:span></text:p>
      <text:p text:style-name="P5"><text:span text:style-name="T39">The top-level </text:span><text:a xlink:type="simple" xlink:href="https://jsonapi.org/format/#document-links" text:style-name="Internet_20_link" text:visited-style-name="Visited_20_Internet_20_Link"><text:span text:style-name="T10">links object</text:span></text:a><text:span text:style-name="T39"> </text:span><text:span text:style-name="Strong_20_Emphasis"><text:span text:style-name="T4">MAY</text:span></text:span><text:span text:style-name="T39"> contain </text:span><text:span text:style-name="Source_20_Text"><text:span text:style-name="T16">self</text:span></text:span><text:span text:style-name="T39"> and </text:span><text:span text:style-name="Source_20_Text"><text:span text:style-name="T16">related</text:span></text:span><text:span text:style-name="T39"> links, as described above for </text:span><text:a xlink:type="simple" xlink:href="https://jsonapi.org/format/#document-resource-object-relationships" text:style-name="Internet_20_link" text:visited-style-name="Visited_20_Internet_20_Link"><text:span text:style-name="T10">relationship objects</text:span></text:a><text:span text:style-name="T39">.</text:span></text:p>
      <text:p text:style-name="P5">For example, a <text:span text:style-name="Source_20_Text"><text:span text:style-name="T14">GET</text:span></text:span> request to a URL from a to-one relationship link could return:</text:p>
      <text:p text:style-name="P20"><text:span text:style-name="Source_20_Text"><text:span text:style-name="T22">HTTP/1.1</text:span></text:span><text:span text:style-name="Source_20_Text"><text:span text:style-name="T21"> </text:span></text:span><text:span text:style-name="Source_20_Text"><text:span text:style-name="T26">200</text:span></text:span><text:span text:style-name="Source_20_Text"><text:span text:style-name="T21"> </text:span></text:span><text:span text:style-name="Source_20_Text"><text:span text:style-name="T26">OK</text:span></text:span></text:p>
      <text:p text:style-name="P22"><text:span text:style-name="Source_20_Text"><text:span text:style-name="T25">Content-Type</text:span></text:span><text:span text:style-name="Source_20_Text"><text:span text:style-name="T21">: </text:span></text:span><text:span text:style-name="Source_20_Text"><text:span text:style-name="T28">application/vnd.api+json</text:span></text:span></text:p>
      <text:p text:style-name="P22"/>
      <text:p text:style-name="P22"><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links</text:span></text:span><text:span text:style-name="Source_20_Text"><text:span text:style-name="T21">": {</text:span></text:span></text:p>
      <text:p text:style-name="P22"><text:span text:style-name="Source_20_Text"><text:span text:style-name="T20"><text:s text:c="4"/></text:span></text:span><text:span text:style-name="Source_20_Text"><text:span text:style-name="T21">"</text:span></text:span><text:span text:style-name="Source_20_Text"><text:span text:style-name="T25">self</text:span></text:span><text:span text:style-name="Source_20_Text"><text:span text:style-name="T21">": </text:span></text:span><text:span text:style-name="Source_20_Text"><text:span text:style-name="T28">"/articles/1/relationships/author"</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related</text:span></text:span><text:span text:style-name="Source_20_Text"><text:span text:style-name="T21">": </text:span></text:span><text:span text:style-name="Source_20_Text"><text:span text:style-name="T28">"/articles/1/author"</text:span></text:span></text:p>
      <text:p text:style-name="P22"><text:span text:style-name="Source_20_Text"><text:span text:style-name="T20"><text:s text:c="2"/></text:span></text:span><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data</text:span></text:span><text:span text:style-name="Source_20_Text"><text:span text:style-name="T21">": {</text:span></text:span></text:p>
      <text:p text:style-name="P22"><text:span text:style-name="Source_20_Text"><text:span text:style-name="T20"><text:s text:c="4"/></text:span></text:span><text:span text:style-name="Source_20_Text"><text:span text:style-name="T21">"</text:span></text:span><text:span text:style-name="Source_20_Text"><text:span text:style-name="T25">type</text:span></text:span><text:span text:style-name="Source_20_Text"><text:span text:style-name="T21">": </text:span></text:span><text:span text:style-name="Source_20_Text"><text:span text:style-name="T28">"people"</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id</text:span></text:span><text:span text:style-name="Source_20_Text"><text:span text:style-name="T21">": </text:span></text:span><text:span text:style-name="Source_20_Text"><text:span text:style-name="T28">"12"</text:span></text:span></text:p>
      <text:p text:style-name="P22"><text:span text:style-name="Source_20_Text"><text:span text:style-name="T20"><text:s text:c="2"/></text:span></text:span><text:span text:style-name="Source_20_Text"><text:span text:style-name="T21">}</text:span></text:span></text:p>
      <text:p text:style-name="P21"><text:span text:style-name="Source_20_Text"><text:span text:style-name="T21">}</text:span></text:span></text:p>
      <text:p text:style-name="P5">If the above relationship is empty, then a <text:span text:style-name="Source_20_Text"><text:span text:style-name="T14">GET</text:span></text:span> request to the same URL would return:</text:p>
      <text:p text:style-name="P20"><text:soft-page-break/><text:span text:style-name="Source_20_Text"><text:span text:style-name="T22">HTTP/1.1</text:span></text:span><text:span text:style-name="Source_20_Text"><text:span text:style-name="T21"> </text:span></text:span><text:span text:style-name="Source_20_Text"><text:span text:style-name="T26">200</text:span></text:span><text:span text:style-name="Source_20_Text"><text:span text:style-name="T21"> </text:span></text:span><text:span text:style-name="Source_20_Text"><text:span text:style-name="T26">OK</text:span></text:span></text:p>
      <text:p text:style-name="P22"><text:span text:style-name="Source_20_Text"><text:span text:style-name="T25">Content-Type</text:span></text:span><text:span text:style-name="Source_20_Text"><text:span text:style-name="T21">: </text:span></text:span><text:span text:style-name="Source_20_Text"><text:span text:style-name="T28">application/vnd.api+json</text:span></text:span></text:p>
      <text:p text:style-name="P22"/>
      <text:p text:style-name="P22"><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links</text:span></text:span><text:span text:style-name="Source_20_Text"><text:span text:style-name="T21">": {</text:span></text:span></text:p>
      <text:p text:style-name="P22"><text:span text:style-name="Source_20_Text"><text:span text:style-name="T20"><text:s text:c="4"/></text:span></text:span><text:span text:style-name="Source_20_Text"><text:span text:style-name="T21">"</text:span></text:span><text:span text:style-name="Source_20_Text"><text:span text:style-name="T25">self</text:span></text:span><text:span text:style-name="Source_20_Text"><text:span text:style-name="T21">": </text:span></text:span><text:span text:style-name="Source_20_Text"><text:span text:style-name="T28">"/articles/1/relationships/author"</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related</text:span></text:span><text:span text:style-name="Source_20_Text"><text:span text:style-name="T21">": </text:span></text:span><text:span text:style-name="Source_20_Text"><text:span text:style-name="T28">"/articles/1/author"</text:span></text:span></text:p>
      <text:p text:style-name="P22"><text:span text:style-name="Source_20_Text"><text:span text:style-name="T20"><text:s text:c="2"/></text:span></text:span><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data</text:span></text:span><text:span text:style-name="Source_20_Text"><text:span text:style-name="T21">": null</text:span></text:span></text:p>
      <text:p text:style-name="P21"><text:span text:style-name="Source_20_Text"><text:span text:style-name="T21">}</text:span></text:span></text:p>
      <text:p text:style-name="P5">A <text:span text:style-name="Source_20_Text"><text:span text:style-name="T14">GET</text:span></text:span> request to a URL from a to-many relationship link could return:</text:p>
      <text:p text:style-name="P20"><text:span text:style-name="Source_20_Text"><text:span text:style-name="T22">HTTP/1.1</text:span></text:span><text:span text:style-name="Source_20_Text"><text:span text:style-name="T21"> </text:span></text:span><text:span text:style-name="Source_20_Text"><text:span text:style-name="T26">200</text:span></text:span><text:span text:style-name="Source_20_Text"><text:span text:style-name="T21"> </text:span></text:span><text:span text:style-name="Source_20_Text"><text:span text:style-name="T26">OK</text:span></text:span></text:p>
      <text:p text:style-name="P22"><text:span text:style-name="Source_20_Text"><text:span text:style-name="T25">Content-Type</text:span></text:span><text:span text:style-name="Source_20_Text"><text:span text:style-name="T21">: </text:span></text:span><text:span text:style-name="Source_20_Text"><text:span text:style-name="T28">application/vnd.api+json</text:span></text:span></text:p>
      <text:p text:style-name="P22"/>
      <text:p text:style-name="P22"><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links</text:span></text:span><text:span text:style-name="Source_20_Text"><text:span text:style-name="T21">": {</text:span></text:span></text:p>
      <text:p text:style-name="P22"><text:span text:style-name="Source_20_Text"><text:span text:style-name="T20"><text:s text:c="4"/></text:span></text:span><text:span text:style-name="Source_20_Text"><text:span text:style-name="T21">"</text:span></text:span><text:span text:style-name="Source_20_Text"><text:span text:style-name="T25">self</text:span></text:span><text:span text:style-name="Source_20_Text"><text:span text:style-name="T21">": </text:span></text:span><text:span text:style-name="Source_20_Text"><text:span text:style-name="T28">"/articles/1/relationships/tags"</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related</text:span></text:span><text:span text:style-name="Source_20_Text"><text:span text:style-name="T21">": </text:span></text:span><text:span text:style-name="Source_20_Text"><text:span text:style-name="T28">"/articles/1/tags"</text:span></text:span></text:p>
      <text:p text:style-name="P22"><text:span text:style-name="Source_20_Text"><text:span text:style-name="T20"><text:s text:c="2"/></text:span></text:span><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data</text:span></text:span><text:span text:style-name="Source_20_Text"><text:span text:style-name="T21">": [</text:span></text:span></text:p>
      <text:p text:style-name="P22"><text:span text:style-name="Source_20_Text"><text:span text:style-name="T20"><text:s text:c="4"/></text:span></text:span><text:span text:style-name="Source_20_Text"><text:span text:style-name="T21">{ "</text:span></text:span><text:span text:style-name="Source_20_Text"><text:span text:style-name="T25">type</text:span></text:span><text:span text:style-name="Source_20_Text"><text:span text:style-name="T21">": </text:span></text:span><text:span text:style-name="Source_20_Text"><text:span text:style-name="T28">"tags"</text:span></text:span><text:span text:style-name="Source_20_Text"><text:span text:style-name="T21">, "</text:span></text:span><text:span text:style-name="Source_20_Text"><text:span text:style-name="T25">id</text:span></text:span><text:span text:style-name="Source_20_Text"><text:span text:style-name="T21">": </text:span></text:span><text:span text:style-name="Source_20_Text"><text:span text:style-name="T28">"2"</text:span></text:span><text:span text:style-name="Source_20_Text"><text:span text:style-name="T21"> },</text:span></text:span></text:p>
      <text:p text:style-name="P22"><text:span text:style-name="Source_20_Text"><text:span text:style-name="T20"><text:s text:c="4"/></text:span></text:span><text:span text:style-name="Source_20_Text"><text:span text:style-name="T21">{ "</text:span></text:span><text:span text:style-name="Source_20_Text"><text:span text:style-name="T25">type</text:span></text:span><text:span text:style-name="Source_20_Text"><text:span text:style-name="T21">": </text:span></text:span><text:span text:style-name="Source_20_Text"><text:span text:style-name="T28">"tags"</text:span></text:span><text:span text:style-name="Source_20_Text"><text:span text:style-name="T21">, "</text:span></text:span><text:span text:style-name="Source_20_Text"><text:span text:style-name="T25">id</text:span></text:span><text:span text:style-name="Source_20_Text"><text:span text:style-name="T21">": </text:span></text:span><text:span text:style-name="Source_20_Text"><text:span text:style-name="T28">"3"</text:span></text:span><text:span text:style-name="Source_20_Text"><text:span text:style-name="T21"> }</text:span></text:span></text:p>
      <text:p text:style-name="P22"><text:span text:style-name="Source_20_Text"><text:span text:style-name="T20"><text:s text:c="2"/></text:span></text:span><text:span text:style-name="Source_20_Text"><text:span text:style-name="T21">]</text:span></text:span></text:p>
      <text:p text:style-name="P21"><text:span text:style-name="Source_20_Text"><text:span text:style-name="T21">}</text:span></text:span></text:p>
      <text:p text:style-name="P5">If the above relationship is empty, then a <text:span text:style-name="Source_20_Text"><text:span text:style-name="T14">GET</text:span></text:span> request to the same URL would return:</text:p>
      <text:p text:style-name="P20"><text:span text:style-name="Source_20_Text"><text:span text:style-name="T22">HTTP/1.1</text:span></text:span><text:span text:style-name="Source_20_Text"><text:span text:style-name="T21"> </text:span></text:span><text:span text:style-name="Source_20_Text"><text:span text:style-name="T26">200</text:span></text:span><text:span text:style-name="Source_20_Text"><text:span text:style-name="T21"> </text:span></text:span><text:span text:style-name="Source_20_Text"><text:span text:style-name="T26">OK</text:span></text:span></text:p>
      <text:p text:style-name="P22"><text:span text:style-name="Source_20_Text"><text:span text:style-name="T25">Content-Type</text:span></text:span><text:span text:style-name="Source_20_Text"><text:span text:style-name="T21">: </text:span></text:span><text:span text:style-name="Source_20_Text"><text:span text:style-name="T28">application/vnd.api+json</text:span></text:span></text:p>
      <text:p text:style-name="P22"/>
      <text:p text:style-name="P22"><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links</text:span></text:span><text:span text:style-name="Source_20_Text"><text:span text:style-name="T21">": {</text:span></text:span></text:p>
      <text:p text:style-name="P22"><text:span text:style-name="Source_20_Text"><text:span text:style-name="T20"><text:s text:c="4"/></text:span></text:span><text:span text:style-name="Source_20_Text"><text:span text:style-name="T21">"</text:span></text:span><text:span text:style-name="Source_20_Text"><text:span text:style-name="T25">self</text:span></text:span><text:span text:style-name="Source_20_Text"><text:span text:style-name="T21">": </text:span></text:span><text:span text:style-name="Source_20_Text"><text:span text:style-name="T28">"/articles/1/relationships/tags"</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related</text:span></text:span><text:span text:style-name="Source_20_Text"><text:span text:style-name="T21">": </text:span></text:span><text:span text:style-name="Source_20_Text"><text:span text:style-name="T28">"/articles/1/tags"</text:span></text:span></text:p>
      <text:p text:style-name="P22"><text:span text:style-name="Source_20_Text"><text:span text:style-name="T20"><text:s text:c="2"/></text:span></text:span><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data</text:span></text:span><text:span text:style-name="Source_20_Text"><text:span text:style-name="T21">": []</text:span></text:span></text:p>
      <text:p text:style-name="P21"><text:span text:style-name="Source_20_Text"><text:span text:style-name="T21">}</text:span></text:span></text:p>
      <text:h text:style-name="P13" text:outline-level="5"><text:bookmark text:name="fetching-relationships-responses-404"/><text:bookmark-start text:name="__RefHeading___Toc26499_4225345026"/><text:bookmark text:name="auto-id--404-not-found-1"/>404 Not Found<text:bookmark-end text:name="__RefHeading___Toc26499_4225345026"/></text:h>
      <text:p text:style-name="P5"><text:span text:style-name="T39">A server </text:span><text:span text:style-name="Strong_20_Emphasis"><text:span text:style-name="T4">MUST</text:span></text:span><text:span text:style-name="T39"> return </text:span><text:span text:style-name="Source_20_Text"><text:span text:style-name="T16">404 Not Found</text:span></text:span><text:span text:style-name="T39"> when processing a request to fetch a relationship link URL that does not exist.</text:span></text:p>
      <text:p text:style-name="P3"><text:span text:style-name="T35">Note: This can happen when the parent resource of the relationship does not exist. For example, when </text:span><text:span text:style-name="Source_20_Text"><text:span text:style-name="T36">/articles/1</text:span></text:span><text:span text:style-name="T35"> does not exist, request to </text:span><text:span text:style-name="Source_20_Text"><text:span text:style-name="T36">/articles/1/relationships/tags</text:span></text:span><text:span text:style-name="T35">returns </text:span><text:span text:style-name="Source_20_Text"><text:span text:style-name="T36">404 Not Found</text:span></text:span><text:span text:style-name="T35">.</text:span></text:p>
      <text:p text:style-name="P5"><text:soft-page-break/><text:span text:style-name="T39">If a relationship link URL exists but the relationship is empty, then </text:span><text:span text:style-name="Source_20_Text"><text:span text:style-name="T16">200 OK</text:span></text:span><text:span text:style-name="T39"> </text:span><text:span text:style-name="Strong_20_Emphasis"><text:span text:style-name="T4">MUST</text:span></text:span><text:span text:style-name="T39"> be returned, as described above.</text:span></text:p>
      <text:h text:style-name="P13" text:outline-level="5"><text:bookmark text:name="fetching-relationships-responses-other"/><text:bookmark-start text:name="__RefHeading___Toc26501_4225345026"/><text:bookmark text:name="auto-id--other-responses-1"/>Other Responses<text:bookmark-end text:name="__RefHeading___Toc26501_4225345026"/></text:h>
      <text:p text:style-name="P5">A server <text:span text:style-name="Strong_20_Emphasis"><text:span text:style-name="T1">MAY</text:span></text:span> respond with other HTTP status codes.</text:p>
      <text:p text:style-name="P5">A server <text:span text:style-name="Strong_20_Emphasis"><text:span text:style-name="T1">MAY</text:span></text:span> include <text:a xlink:type="simple" xlink:href="https://jsonapi.org/format/#errors" text:style-name="Internet_20_link" text:visited-style-name="Visited_20_Internet_20_Link"><text:span text:style-name="T7">error details</text:span></text:a> with error responses.</text:p>
      <text:p text:style-name="P5">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8">HTTP semantics</text:span></text:span></text:a>.</text:p>
      <text:h text:style-name="P18" text:outline-level="3"><text:bookmark text:name="fetching-includes"/><text:bookmark-start text:name="__RefHeading___Toc26503_4225345026"/><text:bookmark text:name="auto-id--inclusion-of-related-resources"/>Inclusion of Related Resources<text:bookmark-end text:name="__RefHeading___Toc26503_4225345026"/></text:h>
      <text:p text:style-name="P5">An endpoint <text:span text:style-name="Strong_20_Emphasis"><text:span text:style-name="T1">MAY</text:span></text:span> return resources related to the primary data by default.</text:p>
      <text:p text:style-name="P5">An endpoint <text:span text:style-name="Strong_20_Emphasis"><text:span text:style-name="T1">MAY</text:span></text:span> also support an <text:span text:style-name="Source_20_Text"><text:span text:style-name="T14">include</text:span></text:span> request parameter to allow the client to customize which related resources should be returned.</text:p>
      <text:p text:style-name="P5"><text:span text:style-name="T38">If an endpoint does not support the </text:span><text:span text:style-name="Source_20_Text"><text:span text:style-name="T15">include</text:span></text:span><text:span text:style-name="T38"> parameter, it </text:span><text:span text:style-name="Strong_20_Emphasis"><text:span text:style-name="T3">MUST</text:span></text:span><text:span text:style-name="T38"> respond with </text:span><text:span text:style-name="Source_20_Text"><text:span text:style-name="T15">400 Bad Request</text:span></text:span><text:span text:style-name="T38">to any requests that include it.</text:span></text:p>
      <text:p text:style-name="P5"><text:span text:style-name="T38">If an endpoint supports the </text:span><text:span text:style-name="Source_20_Text"><text:span text:style-name="T15">include</text:span></text:span><text:span text:style-name="T38"> parameter and a client supplies it, the server </text:span><text:span text:style-name="Strong_20_Emphasis"><text:span text:style-name="T3">MUST NOT</text:span></text:span><text:span text:style-name="T38">include unrequested </text:span><text:a xlink:type="simple" xlink:href="https://jsonapi.org/format/#document-resource-objects" text:style-name="Internet_20_link" text:visited-style-name="Visited_20_Internet_20_Link"><text:span text:style-name="T9">resource objects</text:span></text:a><text:span text:style-name="T38"> in the </text:span><text:span text:style-name="Source_20_Text"><text:span text:style-name="T15">included</text:span></text:span><text:span text:style-name="T38"> section of the </text:span><text:a xlink:type="simple" xlink:href="https://jsonapi.org/format/#document-compound-documents" text:style-name="Internet_20_link" text:visited-style-name="Visited_20_Internet_20_Link"><text:span text:style-name="T9">compound document</text:span></text:a><text:span text:style-name="T38">.</text:span></text:p>
      <text:p text:style-name="P5"><text:span text:style-name="T38">The value of the </text:span><text:span text:style-name="Source_20_Text"><text:span text:style-name="T15">include</text:span></text:span><text:span text:style-name="T38"> parameter </text:span><text:span text:style-name="Strong_20_Emphasis"><text:span text:style-name="T3">MUST</text:span></text:span><text:span text:style-name="T38"> be a comma-separated (U+002C COMMA, “,”) list of relationship paths. A relationship path is a dot-separated (U+002E FULL-STOP, “.”) list of </text:span><text:a xlink:type="simple" xlink:href="https://jsonapi.org/format/#document-resource-object-relationships" text:style-name="Internet_20_link" text:visited-style-name="Visited_20_Internet_20_Link"><text:span text:style-name="T9">relationship</text:span></text:a><text:span text:style-name="T38">names.</text:span></text:p>
      <text:p text:style-name="P5"><text:span text:style-name="T38">If a server is unable to identify a relationship path or does not support inclusion of resources from a path, it </text:span><text:span text:style-name="Strong_20_Emphasis"><text:span text:style-name="T3">MUST</text:span></text:span><text:span text:style-name="T38"> respond with 400 Bad Request.</text:span></text:p>
      <text:p text:style-name="P3"><text:span text:style-name="T35">Note: For example, a relationship path could be </text:span><text:span text:style-name="Source_20_Text"><text:span text:style-name="T36">comments.author</text:span></text:span><text:span text:style-name="T35">, where </text:span><text:span text:style-name="Source_20_Text"><text:span text:style-name="T36">comments</text:span></text:span><text:span text:style-name="T35"> is a relationship listed under a </text:span><text:span text:style-name="Source_20_Text"><text:span text:style-name="T36">articles</text:span></text:span><text:span text:style-name="T35"> </text:span><text:a xlink:type="simple" xlink:href="https://jsonapi.org/format/#document-resource-objects" text:style-name="Internet_20_link" text:visited-style-name="Visited_20_Internet_20_Link"><text:span text:style-name="T7">resource object</text:span></text:a><text:span text:style-name="T35">, and </text:span><text:span text:style-name="Source_20_Text"><text:span text:style-name="T36">author</text:span></text:span><text:span text:style-name="T35"> is a relationship listed under a </text:span><text:span text:style-name="Source_20_Text"><text:span text:style-name="T36">comments</text:span></text:span><text:span text:style-name="T35"> </text:span><text:a xlink:type="simple" xlink:href="https://jsonapi.org/format/#document-resource-objects" text:style-name="Internet_20_link" text:visited-style-name="Visited_20_Internet_20_Link"><text:span text:style-name="T7">resource object</text:span></text:a><text:span text:style-name="T35">.</text:span></text:p>
      <text:p text:style-name="P5">For instance, comments could be requested with an article:</text:p>
      <text:p text:style-name="P20"><text:soft-page-break/><text:span text:style-name="Source_20_Text"><text:span text:style-name="T22">GET</text:span></text:span><text:span text:style-name="Source_20_Text"><text:span text:style-name="T21"> </text:span></text:span><text:span text:style-name="Source_20_Text"><text:span text:style-name="T29">/articles/1?include=comments</text:span></text:span><text:span text:style-name="Source_20_Text"><text:span text:style-name="T21"> </text:span></text:span><text:span text:style-name="Source_20_Text"><text:span text:style-name="T22">HTTP/1.1</text:span></text:span></text:p>
      <text:p text:style-name="P21"><text:span text:style-name="Source_20_Text"><text:span text:style-name="T25">Accept</text:span></text:span><text:span text:style-name="Source_20_Text"><text:span text:style-name="T21">: </text:span></text:span><text:span text:style-name="Source_20_Text"><text:span text:style-name="T28">application/vnd.api+json</text:span></text:span></text:p>
      <text:p text:style-name="P5">In order to request resources related to other resources, a dot-separated path for each relationship name can be specified:</text:p>
      <text:p text:style-name="P20"><text:span text:style-name="Source_20_Text"><text:span text:style-name="T22">GET</text:span></text:span><text:span text:style-name="Source_20_Text"><text:span text:style-name="T21"> </text:span></text:span><text:span text:style-name="Source_20_Text"><text:span text:style-name="T29">/articles/1?include=comments.author</text:span></text:span><text:span text:style-name="Source_20_Text"><text:span text:style-name="T21"> </text:span></text:span><text:span text:style-name="Source_20_Text"><text:span text:style-name="T22">HTTP/1.1</text:span></text:span></text:p>
      <text:p text:style-name="P21"><text:span text:style-name="Source_20_Text"><text:span text:style-name="T25">Accept</text:span></text:span><text:span text:style-name="Source_20_Text"><text:span text:style-name="T21">: </text:span></text:span><text:span text:style-name="Source_20_Text"><text:span text:style-name="T28">application/vnd.api+json</text:span></text:span></text:p>
      <text:p text:style-name="P3"><text:span text:style-name="T35">Note: Because </text:span><text:a xlink:type="simple" xlink:href="https://jsonapi.org/format/#document-compound-documents" text:style-name="Internet_20_link" text:visited-style-name="Visited_20_Internet_20_Link"><text:span text:style-name="T7">compound documents</text:span></text:a><text:span text:style-name="T35"> require full linkage (except when relationship linkage is excluded by sparse fieldsets), intermediate resources in a multi-part path must be returned along with the leaf nodes. For example, a response to a request for </text:span><text:span text:style-name="Source_20_Text"><text:span text:style-name="T36">comments.author</text:span></text:span><text:span text:style-name="T35"> should include </text:span><text:span text:style-name="Source_20_Text"><text:span text:style-name="T36">comments</text:span></text:span><text:span text:style-name="T35"> as well as the </text:span><text:span text:style-name="Source_20_Text"><text:span text:style-name="T36">author</text:span></text:span><text:span text:style-name="T35"> of each of those </text:span><text:span text:style-name="Source_20_Text"><text:span text:style-name="T36">comments</text:span></text:span><text:span text:style-name="T35">.</text:span></text:p>
      <text:p text:style-name="P3"><text:span text:style-name="T35">Note: A server may choose to expose a deeply nested relationship such as </text:span><text:span text:style-name="Source_20_Text"><text:span text:style-name="T36">comments.author</text:span></text:span><text:span text:style-name="T35">as a direct relationship with an alias such as </text:span><text:span text:style-name="Source_20_Text"><text:span text:style-name="T36">comment-authors</text:span></text:span><text:span text:style-name="T35">. This would allow a client to request </text:span><text:span text:style-name="Source_20_Text"><text:span text:style-name="T36">/articles/1?include=comment-authors</text:span></text:span><text:span text:style-name="T35"> instead of</text:span><text:span text:style-name="Source_20_Text"><text:span text:style-name="T36">/articles/1?include=comments.author</text:span></text:span><text:span text:style-name="T35">. By abstracting the nested relationship with an alias, the server can still provide full linkage in compound documents without including potentially unwanted intermediate resources.</text:span></text:p>
      <text:p text:style-name="P5">Multiple related resources can be requested in a comma-separated list:</text:p>
      <text:p text:style-name="P20"><text:span text:style-name="Source_20_Text"><text:span text:style-name="T22">GET</text:span></text:span><text:span text:style-name="Source_20_Text"><text:span text:style-name="T21"> </text:span></text:span><text:span text:style-name="Source_20_Text"><text:span text:style-name="T29">/articles/1?include=author,comments.author</text:span></text:span><text:span text:style-name="Source_20_Text"><text:span text:style-name="T21"> </text:span></text:span><text:span text:style-name="Source_20_Text"><text:span text:style-name="T22">HTTP/1.1</text:span></text:span></text:p>
      <text:p text:style-name="P21"><text:span text:style-name="Source_20_Text"><text:span text:style-name="T25">Accept</text:span></text:span><text:span text:style-name="Source_20_Text"><text:span text:style-name="T21">: </text:span></text:span><text:span text:style-name="Source_20_Text"><text:span text:style-name="T28">application/vnd.api+json</text:span></text:span></text:p>
      <text:p text:style-name="P5">Furthermore, related resources can be requested from a relationship endpoint:</text:p>
      <text:p text:style-name="P20"><text:span text:style-name="Source_20_Text"><text:span text:style-name="T22">GET</text:span></text:span><text:span text:style-name="Source_20_Text"><text:span text:style-name="T21"> </text:span></text:span><text:span text:style-name="Source_20_Text"><text:span text:style-name="T29">/articles/1/relationships/comments?include=comments.author</text:span></text:span><text:span text:style-name="Source_20_Text"><text:span text:style-name="T21"> </text:span></text:span><text:span text:style-name="Source_20_Text"><text:span text:style-name="T22">HTTP/1.1</text:span></text:span></text:p>
      <text:p text:style-name="P21"><text:span text:style-name="Source_20_Text"><text:span text:style-name="T25">Accept</text:span></text:span><text:span text:style-name="Source_20_Text"><text:span text:style-name="T21">: </text:span></text:span><text:span text:style-name="Source_20_Text"><text:span text:style-name="T28">application/vnd.api+json</text:span></text:span></text:p>
      <text:p text:style-name="P5"><text:span text:style-name="T38">In this case, the primary data would be a collection of </text:span><text:a xlink:type="simple" xlink:href="https://jsonapi.org/format/#document-resource-identifier-objects" text:style-name="Internet_20_link" text:visited-style-name="Visited_20_Internet_20_Link"><text:span text:style-name="T9">resource identifier objects</text:span></text:a><text:span text:style-name="T38"> that represent linkage to comments for an article, while the full comments and comment authors would be returned as included data.</text:span></text:p>
      <text:p text:style-name="P3"><text:soft-page-break/><text:span text:style-name="T35">Note: This section applies to any endpoint that responds with primary data, regardless of the request type. For instance, a server could support the inclusion of related resources along with a </text:span><text:span text:style-name="Source_20_Text"><text:span text:style-name="T36">POST</text:span></text:span><text:span text:style-name="T35"> request to create a resource or relationship.</text:span></text:p>
      <text:h text:style-name="P18" text:outline-level="3"><text:bookmark text:name="fetching-sparse-fieldsets"/><text:bookmark-start text:name="__RefHeading___Toc26505_4225345026"/><text:bookmark text:name="auto-id--sparse-fieldsets"/>Sparse Fieldsets<text:bookmark-end text:name="__RefHeading___Toc26505_4225345026"/></text:h>
      <text:p text:style-name="P5">A client <text:span text:style-name="Strong_20_Emphasis"><text:span text:style-name="T1">MAY</text:span></text:span> request that an endpoint return only specific <text:a xlink:type="simple" xlink:href="https://jsonapi.org/format/#document-resource-object-fields" text:style-name="Internet_20_link" text:visited-style-name="Visited_20_Internet_20_Link"><text:span text:style-name="T7">fields</text:span></text:a> in the response on a per-type basis by including a <text:span text:style-name="Source_20_Text"><text:span text:style-name="T14">fields[TYPE]</text:span></text:span> parameter.</text:p>
      <text:p text:style-name="P5"><text:span text:style-name="T38">The value of the </text:span><text:span text:style-name="Source_20_Text"><text:span text:style-name="T15">fields</text:span></text:span><text:span text:style-name="T38"> parameter </text:span><text:span text:style-name="Strong_20_Emphasis"><text:span text:style-name="T3">MUST</text:span></text:span><text:span text:style-name="T38"> be a comma-separated (U+002C COMMA, “,”) list that refers to the name(s) of the fields to be returned.</text:span></text:p>
      <text:p text:style-name="P5"><text:span text:style-name="T38">If a client requests a restricted set of </text:span><text:a xlink:type="simple" xlink:href="https://jsonapi.org/format/#document-resource-object-fields" text:style-name="Internet_20_link" text:visited-style-name="Visited_20_Internet_20_Link"><text:span text:style-name="T9">fields</text:span></text:a><text:span text:style-name="T38"> for a given resource type, an endpoint </text:span><text:span text:style-name="Strong_20_Emphasis"><text:span text:style-name="T3">MUST NOT</text:span></text:span><text:span text:style-name="T38"> include additional </text:span><text:a xlink:type="simple" xlink:href="https://jsonapi.org/format/#document-resource-object-fields" text:style-name="Internet_20_link" text:visited-style-name="Visited_20_Internet_20_Link"><text:span text:style-name="T9">fields</text:span></text:a><text:span text:style-name="T38"> in resource objects of that type in its response.</text:span></text:p>
      <text:p text:style-name="P20"><text:span text:style-name="Source_20_Text"><text:span text:style-name="T22">GET</text:span></text:span><text:span text:style-name="Source_20_Text"><text:span text:style-name="T21"> </text:span></text:span><text:span text:style-name="Source_20_Text"><text:span text:style-name="T29">/articles?include=author&amp;fields[articles]=title,body&amp;fields[people]=name</text:span></text:span><text:span text:style-name="Source_20_Text"><text:span text:style-name="T21"> </text:span></text:span><text:span text:style-name="Source_20_Text"><text:span text:style-name="T22">HTTP/1.1</text:span></text:span></text:p>
      <text:p text:style-name="P21"><text:span text:style-name="Source_20_Text"><text:span text:style-name="T25">Accept</text:span></text:span><text:span text:style-name="Source_20_Text"><text:span text:style-name="T21">: </text:span></text:span><text:span text:style-name="Source_20_Text"><text:span text:style-name="T28">application/vnd.api+json</text:span></text:span></text:p>
      <text:p text:style-name="P3"><text:span text:style-name="T35">Note: The above example URI shows unencoded </text:span><text:span text:style-name="Source_20_Text"><text:span text:style-name="T36">[</text:span></text:span><text:span text:style-name="T35"> and </text:span><text:span text:style-name="Source_20_Text"><text:span text:style-name="T36">]</text:span></text:span><text:span text:style-name="T35"> characters simply for readability. In practice, these characters must be percent-encoded, per the requirements </text:span><text:a xlink:type="simple" xlink:href="http://tools.ietf.org/html/rfc3986#section-3.4" text:style-name="Internet_20_link" text:visited-style-name="Visited_20_Internet_20_Link"><text:span text:style-name="T7">in RFC 3986</text:span></text:a><text:span text:style-name="T35">.</text:span></text:p>
      <text:p text:style-name="P3"><text:span text:style-name="T35">Note: This section applies to any endpoint that responds with resources as primary or included data, regardless of the request type. For instance, a server could support sparse fieldsets along with a </text:span><text:span text:style-name="Source_20_Text"><text:span text:style-name="T36">POST</text:span></text:span><text:span text:style-name="T35"> request to create a resource.</text:span></text:p>
      <text:h text:style-name="P18" text:outline-level="3"><text:bookmark text:name="fetching-sorting"/><text:bookmark-start text:name="__RefHeading___Toc26507_4225345026"/><text:bookmark text:name="auto-id--sorting"/>Sorting<text:bookmark-end text:name="__RefHeading___Toc26507_4225345026"/></text:h>
      <text:p text:style-name="P5">A server <text:span text:style-name="Strong_20_Emphasis"><text:span text:style-name="T1">MAY</text:span></text:span> choose to support requests to sort resource collections according to one or more criteria (“sort fields”).</text:p>
      <text:p text:style-name="P1">Note: Although recommended, sort fields do not necessarily need to correspond to resource attribute and association names.</text:p>
      <text:p text:style-name="P3"><text:soft-page-break/><text:span text:style-name="T35">Note: It is recommended that dot-separated (U+002E FULL-STOP, “.”) sort fields be used to request sorting based upon relationship attributes. For example, a sort field of </text:span><text:span text:style-name="Source_20_Text"><text:span text:style-name="T36">author.name</text:span></text:span><text:span text:style-name="T35">could be used to request that the primary data be sorted based upon the </text:span><text:span text:style-name="Source_20_Text"><text:span text:style-name="T36">name</text:span></text:span><text:span text:style-name="T35"> attribute of the </text:span><text:span text:style-name="Source_20_Text"><text:span text:style-name="T36">author</text:span></text:span><text:span text:style-name="T35"> relationship.</text:span></text:p>
      <text:p text:style-name="P5"><text:span text:style-name="T38">An endpoint </text:span><text:span text:style-name="Strong_20_Emphasis"><text:span text:style-name="T3">MAY</text:span></text:span><text:span text:style-name="T38"> support requests to sort the primary data with a </text:span><text:span text:style-name="Source_20_Text"><text:span text:style-name="T15">sort</text:span></text:span><text:span text:style-name="T38"> query parameter. The value for </text:span><text:span text:style-name="Source_20_Text"><text:span text:style-name="T15">sort</text:span></text:span><text:span text:style-name="T38"> </text:span><text:span text:style-name="Strong_20_Emphasis"><text:span text:style-name="T3">MUST</text:span></text:span><text:span text:style-name="T38"> represent sort fields.</text:span></text:p>
      <text:p text:style-name="P20"><text:span text:style-name="Source_20_Text"><text:span text:style-name="T22">GET</text:span></text:span><text:span text:style-name="Source_20_Text"><text:span text:style-name="T21"> </text:span></text:span><text:span text:style-name="Source_20_Text"><text:span text:style-name="T29">/people?sort=age</text:span></text:span><text:span text:style-name="Source_20_Text"><text:span text:style-name="T21"> </text:span></text:span><text:span text:style-name="Source_20_Text"><text:span text:style-name="T22">HTTP/1.1</text:span></text:span></text:p>
      <text:p text:style-name="P21"><text:span text:style-name="Source_20_Text"><text:span text:style-name="T25">Accept</text:span></text:span><text:span text:style-name="Source_20_Text"><text:span text:style-name="T21">: </text:span></text:span><text:span text:style-name="Source_20_Text"><text:span text:style-name="T28">application/vnd.api+json</text:span></text:span></text:p>
      <text:p text:style-name="P5"><text:span text:style-name="T38">An endpoint </text:span><text:span text:style-name="Strong_20_Emphasis"><text:span text:style-name="T3">MAY</text:span></text:span><text:span text:style-name="T38"> support multiple sort fields by allowing comma-separated (U+002C COMMA, “,”) sort fields. Sort fields </text:span><text:span text:style-name="Strong_20_Emphasis"><text:span text:style-name="T3">SHOULD</text:span></text:span><text:span text:style-name="T38"> be applied in the order specified.</text:span></text:p>
      <text:p text:style-name="P20"><text:span text:style-name="Source_20_Text"><text:span text:style-name="T22">GET</text:span></text:span><text:span text:style-name="Source_20_Text"><text:span text:style-name="T21"> </text:span></text:span><text:span text:style-name="Source_20_Text"><text:span text:style-name="T29">/people?sort=age,name</text:span></text:span><text:span text:style-name="Source_20_Text"><text:span text:style-name="T21"> </text:span></text:span><text:span text:style-name="Source_20_Text"><text:span text:style-name="T22">HTTP/1.1</text:span></text:span></text:p>
      <text:p text:style-name="P21"><text:span text:style-name="Source_20_Text"><text:span text:style-name="T25">Accept</text:span></text:span><text:span text:style-name="Source_20_Text"><text:span text:style-name="T21">: </text:span></text:span><text:span text:style-name="Source_20_Text"><text:span text:style-name="T28">application/vnd.api+json</text:span></text:span></text:p>
      <text:p text:style-name="P5"><text:span text:style-name="T38">The sort order for each sort field </text:span><text:span text:style-name="Strong_20_Emphasis"><text:span text:style-name="T3">MUST</text:span></text:span><text:span text:style-name="T38"> be ascending unless it is prefixed with a minus (U+002D HYPHEN-MINUS, “-“), in which case it </text:span><text:span text:style-name="Strong_20_Emphasis"><text:span text:style-name="T3">MUST</text:span></text:span><text:span text:style-name="T38"> be descending.</text:span></text:p>
      <text:p text:style-name="P20"><text:span text:style-name="Source_20_Text"><text:span text:style-name="T22">GET</text:span></text:span><text:span text:style-name="Source_20_Text"><text:span text:style-name="T21"> </text:span></text:span><text:span text:style-name="Source_20_Text"><text:span text:style-name="T29">/articles?sort=-created,title</text:span></text:span><text:span text:style-name="Source_20_Text"><text:span text:style-name="T21"> </text:span></text:span><text:span text:style-name="Source_20_Text"><text:span text:style-name="T22">HTTP/1.1</text:span></text:span></text:p>
      <text:p text:style-name="P21"><text:span text:style-name="Source_20_Text"><text:span text:style-name="T25">Accept</text:span></text:span><text:span text:style-name="Source_20_Text"><text:span text:style-name="T21">: </text:span></text:span><text:span text:style-name="Source_20_Text"><text:span text:style-name="T28">application/vnd.api+json</text:span></text:span></text:p>
      <text:p text:style-name="P5">The above example should return the newest articles first. Any articles created on the same date will then be sorted by their title in ascending alphabetical order.</text:p>
      <text:p text:style-name="P5"><text:span text:style-name="T38">If the server does not support sorting as specified in the query parameter </text:span><text:span text:style-name="Source_20_Text"><text:span text:style-name="T15">sort</text:span></text:span><text:span text:style-name="T38">, it </text:span><text:span text:style-name="Strong_20_Emphasis"><text:span text:style-name="T3">MUST</text:span></text:span><text:span text:style-name="T38"> return </text:span><text:span text:style-name="Source_20_Text"><text:span text:style-name="T15">400 Bad Request</text:span></text:span><text:span text:style-name="T38">.</text:span></text:p>
      <text:p text:style-name="P5"><text:span text:style-name="T38">If sorting is supported by the server and requested by the client via query parameter </text:span><text:span text:style-name="Source_20_Text"><text:span text:style-name="T15">sort</text:span></text:span><text:span text:style-name="T38">, the server </text:span><text:span text:style-name="Strong_20_Emphasis"><text:span text:style-name="T3">MUST</text:span></text:span><text:span text:style-name="T38"> return elements of the top-level </text:span><text:span text:style-name="Source_20_Text"><text:span text:style-name="T15">data</text:span></text:span><text:span text:style-name="T38"> array of the response ordered according to the criteria specified. The server </text:span><text:span text:style-name="Strong_20_Emphasis"><text:span text:style-name="T3">MAY</text:span></text:span><text:span text:style-name="T38"> apply default sorting rules to top-level </text:span><text:span text:style-name="Source_20_Text"><text:span text:style-name="T15">data</text:span></text:span><text:span text:style-name="T38"> if request parameter </text:span><text:span text:style-name="Source_20_Text"><text:span text:style-name="T15">sort</text:span></text:span><text:span text:style-name="T38"> is not specified.</text:span></text:p>
      <text:p text:style-name="P1">Note: This section applies to any endpoint that responds with a resource collection as primary data, regardless of the request type.</text:p>
      <text:h text:style-name="P18" text:outline-level="3"><text:bookmark text:name="fetching-pagination"/><text:bookmark-start text:name="__RefHeading___Toc26509_4225345026"/><text:bookmark text:name="auto-id--pagination"/><text:soft-page-break/>Pagination<text:bookmark-end text:name="__RefHeading___Toc26509_4225345026"/></text:h>
      <text:p text:style-name="P5">A server <text:span text:style-name="Strong_20_Emphasis"><text:span text:style-name="T1">MAY</text:span></text:span> choose to limit the number of resources returned in a response to a subset (“page”) of the whole set available.</text:p>
      <text:p text:style-name="P5"><text:span text:style-name="T38">A server </text:span><text:span text:style-name="Strong_20_Emphasis"><text:span text:style-name="T3">MAY</text:span></text:span><text:span text:style-name="T38"> provide links to traverse a paginated data set (“pagination links”).</text:span></text:p>
      <text:p text:style-name="P5"><text:span text:style-name="T38">Pagination links </text:span><text:span text:style-name="Strong_20_Emphasis"><text:span text:style-name="T3">MUST</text:span></text:span><text:span text:style-name="T38"> appear in the links object that corresponds to a collection. To paginate the primary data, supply pagination links in the top-level </text:span><text:span text:style-name="Source_20_Text"><text:span text:style-name="T15">links</text:span></text:span><text:span text:style-name="T38"> object. To paginate an included collection returned in a </text:span><text:a xlink:type="simple" xlink:href="https://jsonapi.org/format/#document-compound-documents" text:style-name="Internet_20_link" text:visited-style-name="Visited_20_Internet_20_Link"><text:span text:style-name="T9">compound document</text:span></text:a><text:span text:style-name="T38">, supply pagination links in the corresponding links object.</text:span></text:p>
      <text:p text:style-name="P5"><text:span text:style-name="T38">The following keys </text:span><text:span text:style-name="Strong_20_Emphasis"><text:span text:style-name="T3">MUST</text:span></text:span><text:span text:style-name="T38"> be used for pagination links:</text:span></text:p>
      <text:list xml:id="list739492662" text:style-name="L15">
        <text:list-item>
          <text:p text:style-name="P64"><text:span text:style-name="Source_20_Text"><text:span text:style-name="T15">first</text:span></text:span><text:span text:style-name="T38">: the first page of data</text:span></text:p>
        </text:list-item>
        <text:list-item>
          <text:p text:style-name="P64"><text:span text:style-name="Source_20_Text"><text:span text:style-name="T15">last</text:span></text:span><text:span text:style-name="T38">: the last page of data</text:span></text:p>
        </text:list-item>
        <text:list-item>
          <text:p text:style-name="P64"><text:span text:style-name="Source_20_Text"><text:span text:style-name="T15">prev</text:span></text:span><text:span text:style-name="T38">: the previous page of data</text:span></text:p>
        </text:list-item>
        <text:list-item>
          <text:p text:style-name="P45"><text:span text:style-name="Source_20_Text"><text:span text:style-name="T15">next</text:span></text:span><text:span text:style-name="T38">: the next page of data</text:span></text:p>
        </text:list-item>
      </text:list>
      <text:p text:style-name="P5"><text:span text:style-name="T38">Keys </text:span><text:span text:style-name="Strong_20_Emphasis"><text:span text:style-name="T3">MUST</text:span></text:span><text:span text:style-name="T38"> either be omitted or have a </text:span><text:span text:style-name="Source_20_Text"><text:span text:style-name="T15">null</text:span></text:span><text:span text:style-name="T38"> value to indicate that a particular link is unavailable.</text:span></text:p>
      <text:p text:style-name="P5"><text:span text:style-name="T38">Concepts of order, as expressed in the naming of pagination links, </text:span><text:span text:style-name="Strong_20_Emphasis"><text:span text:style-name="T3">MUST</text:span></text:span><text:span text:style-name="T38"> remain consistent with JSON:API’s </text:span><text:a xlink:type="simple" xlink:href="https://jsonapi.org/format/#fetching-sorting" text:style-name="Internet_20_link" text:visited-style-name="Visited_20_Internet_20_Link"><text:span text:style-name="T9">sorting rules</text:span></text:a><text:span text:style-name="T38">.</text:span></text:p>
      <text:p text:style-name="P5"><text:span text:style-name="T38">The </text:span><text:span text:style-name="Source_20_Text"><text:span text:style-name="T15">page</text:span></text:span><text:span text:style-name="T38"> query parameter is reserved for pagination. Servers and clients </text:span><text:span text:style-name="Strong_20_Emphasis"><text:span text:style-name="T3">SHOULD</text:span></text:span><text:span text:style-name="T38"> use this key for pagination operations.</text:span></text:p>
      <text:p text:style-name="P3"><text:span text:style-name="T35">Note: JSON:API is agnostic about the pagination strategy used by a server. Effective pagination strategies include (but are not limited to): page-based, offset-based, and cursor-based. The </text:span><text:span text:style-name="Source_20_Text"><text:span text:style-name="T36">page</text:span></text:span><text:span text:style-name="T35">query parameter can be used as a basis for any of these strategies. For example, a page-based strategy might use query parameters such as </text:span><text:span text:style-name="Source_20_Text"><text:span text:style-name="T36">page[number]</text:span></text:span><text:span text:style-name="T35"> and </text:span><text:span text:style-name="Source_20_Text"><text:span text:style-name="T36">page[size]</text:span></text:span><text:span text:style-name="T35">, an offset-based strategy might use </text:span><text:span text:style-name="Source_20_Text"><text:span text:style-name="T36">page[offset]</text:span></text:span><text:span text:style-name="T35"> and </text:span><text:span text:style-name="Source_20_Text"><text:span text:style-name="T36">page[limit]</text:span></text:span><text:span text:style-name="T35">, while a cursor-based strategy might use </text:span><text:span text:style-name="Source_20_Text"><text:span text:style-name="T36">page[cursor]</text:span></text:span><text:span text:style-name="T35">.</text:span></text:p>
      <text:p text:style-name="P3"><text:span text:style-name="T35">Note: The example query parameters above use unencoded </text:span><text:span text:style-name="Source_20_Text"><text:span text:style-name="T36">[</text:span></text:span><text:span text:style-name="T35"> and </text:span><text:span text:style-name="Source_20_Text"><text:span text:style-name="T36">]</text:span></text:span><text:span text:style-name="T35"> characters simply for readability. In practice, these characters must be percent-encoded, per the requirements in </text:span><text:a xlink:type="simple" xlink:href="http://tools.ietf.org/html/rfc3986#section-3.4" text:style-name="Internet_20_link" text:visited-style-name="Visited_20_Internet_20_Link"><text:span text:style-name="T7">RFC 3986</text:span></text:a><text:span text:style-name="T35">.</text:span></text:p>
      <text:p text:style-name="P1"><text:soft-page-break/>Note: This section applies to any endpoint that responds with a resource collection as primary data, regardless of the request type.</text:p>
      <text:h text:style-name="P18" text:outline-level="3"><text:bookmark text:name="fetching-filtering"/><text:bookmark-start text:name="__RefHeading___Toc26511_4225345026"/><text:bookmark text:name="auto-id--filtering"/>Filtering<text:bookmark-end text:name="__RefHeading___Toc26511_4225345026"/></text:h>
      <text:p text:style-name="P5">The <text:span text:style-name="Source_20_Text"><text:span text:style-name="T14">filter</text:span></text:span> query parameter is reserved for filtering data. Servers and clients <text:span text:style-name="Strong_20_Emphasis"><text:span text:style-name="T1">SHOULD</text:span></text:span> use this key for filtering operations.</text:p>
      <text:p text:style-name="P3"><text:span text:style-name="T35">Note: JSON:API is agnostic about the strategies supported by a server. The </text:span><text:span text:style-name="Source_20_Text"><text:span text:style-name="T36">filter</text:span></text:span><text:span text:style-name="T35"> query parameter can be used as the basis for any number of filtering strategies.</text:span></text:p>
      <text:h text:style-name="P9" text:outline-level="2"><text:bookmark text:name="crud"/><text:bookmark-start text:name="__RefHeading___Toc26513_4225345026"/><text:bookmark text:name="auto-id--creating-updating-and-deleting-resources"/>Creating, Updating and Deleting Resources<text:bookmark-end text:name="__RefHeading___Toc26513_4225345026"/></text:h>
      <text:p text:style-name="P5">A server <text:span text:style-name="Strong_20_Emphasis"><text:span text:style-name="T1">MAY</text:span></text:span> allow resources of a given type to be created. It <text:span text:style-name="Strong_20_Emphasis"><text:span text:style-name="T1">MAY</text:span></text:span> also allow existing resources to be modified or deleted.</text:p>
      <text:p text:style-name="P5"><text:span text:style-name="T37">A request </text:span><text:span text:style-name="Strong_20_Emphasis"><text:span text:style-name="T2">MUST</text:span></text:span><text:span text:style-name="T37"> completely succeed or fail (in a single “transaction”). No partial updates are allowed.</text:span></text:p>
      <text:p text:style-name="P30">Creating : ok / updating : out / deleting : out</text:p>
      <text:p text:style-name="P3"><text:span text:style-name="T35">Note: The </text:span><text:span text:style-name="Source_20_Text"><text:span text:style-name="T36">type</text:span></text:span><text:span text:style-name="T35"> member is required in every </text:span><text:a xlink:type="simple" xlink:href="https://jsonapi.org/format/#document-resource-objects" text:style-name="Internet_20_link" text:visited-style-name="Visited_20_Internet_20_Link"><text:span text:style-name="T7">resource object</text:span></text:a><text:span text:style-name="T35"> throughout requests and responses in JSON:API. There are some cases, such as when </text:span><text:span text:style-name="Source_20_Text"><text:span text:style-name="T36">POST</text:span></text:span><text:span text:style-name="T35">ing to an endpoint representing heterogenous data, when the </text:span><text:span text:style-name="Source_20_Text"><text:span text:style-name="T36">type</text:span></text:span><text:span text:style-name="T35"> could not be inferred from the endpoint. However, picking and choosing when it is required would be confusing; it would be hard to remember when it was required and when it was not. Therefore, to improve consistency and minimize confusion, </text:span><text:span text:style-name="Source_20_Text"><text:span text:style-name="T36">type</text:span></text:span><text:span text:style-name="T35">is always required.</text:span></text:p>
      <text:h text:style-name="P18" text:outline-level="3"><text:bookmark text:name="crud-creating"/><text:bookmark-start text:name="__RefHeading___Toc26515_4225345026"/><text:bookmark text:name="auto-id--creating-resources"/><text:soft-page-break/>Creating Resources<text:bookmark-end text:name="__RefHeading___Toc26515_4225345026"/></text:h>
      <text:p text:style-name="P5"><text:span text:style-name="T39">A resource can be created by sending a </text:span><text:span text:style-name="Source_20_Text"><text:span text:style-name="T16">POST</text:span></text:span><text:span text:style-name="T39"> request to a URL that represents a collection of resources. The request </text:span><text:span text:style-name="Strong_20_Emphasis"><text:span text:style-name="T4">MUST</text:span></text:span><text:span text:style-name="T39"> include a single </text:span><text:a xlink:type="simple" xlink:href="https://jsonapi.org/format/#document-resource-objects" text:style-name="Internet_20_link" text:visited-style-name="Visited_20_Internet_20_Link"><text:span text:style-name="T10">resource object</text:span></text:a><text:span text:style-name="T39"> as primary data. The </text:span><text:a xlink:type="simple" xlink:href="https://jsonapi.org/format/#document-resource-objects" text:style-name="Internet_20_link" text:visited-style-name="Visited_20_Internet_20_Link"><text:span text:style-name="T10">resource object</text:span></text:a><text:span text:style-name="Strong_20_Emphasis"><text:span text:style-name="T4">MUST</text:span></text:span><text:span text:style-name="T39"> contain at least a </text:span><text:span text:style-name="Source_20_Text"><text:span text:style-name="T16">type</text:span></text:span><text:span text:style-name="T39"> member.</text:span></text:p>
      <text:p text:style-name="P5">For instance, a new photo might be created with the following request:</text:p>
      <text:p text:style-name="P20"><text:span text:style-name="Source_20_Text"><text:span text:style-name="T22">POST</text:span></text:span><text:span text:style-name="Source_20_Text"><text:span text:style-name="T21"> </text:span></text:span><text:span text:style-name="Source_20_Text"><text:span text:style-name="T29">/photos</text:span></text:span><text:span text:style-name="Source_20_Text"><text:span text:style-name="T21"> </text:span></text:span><text:span text:style-name="Source_20_Text"><text:span text:style-name="T22">HTTP/1.1</text:span></text:span></text:p>
      <text:p text:style-name="P22"><text:span text:style-name="Source_20_Text"><text:span text:style-name="T25">Content-Type</text:span></text:span><text:span text:style-name="Source_20_Text"><text:span text:style-name="T21">: </text:span></text:span><text:span text:style-name="Source_20_Text"><text:span text:style-name="T28">application/vnd.api+json</text:span></text:span></text:p>
      <text:p text:style-name="P22"><text:span text:style-name="Source_20_Text"><text:span text:style-name="T25">Accept</text:span></text:span><text:span text:style-name="Source_20_Text"><text:span text:style-name="T21">: </text:span></text:span><text:span text:style-name="Source_20_Text"><text:span text:style-name="T28">application/vnd.api+json</text:span></text:span></text:p>
      <text:p text:style-name="P22"/>
      <text:p text:style-name="P22"><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data</text:span></text:span><text:span text:style-name="Source_20_Text"><text:span text:style-name="T21">": {</text:span></text:span></text:p>
      <text:p text:style-name="P22"><text:span text:style-name="Source_20_Text"><text:span text:style-name="T20"><text:s text:c="4"/></text:span></text:span><text:span text:style-name="Source_20_Text"><text:span text:style-name="T21">"</text:span></text:span><text:span text:style-name="Source_20_Text"><text:span text:style-name="T25">type</text:span></text:span><text:span text:style-name="Source_20_Text"><text:span text:style-name="T21">": </text:span></text:span><text:span text:style-name="Source_20_Text"><text:span text:style-name="T28">"photos"</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attributes</text:span></text:span><text:span text:style-name="Source_20_Text"><text:span text:style-name="T21">": {</text:span></text:span></text:p>
      <text:p text:style-name="P22"><text:span text:style-name="Source_20_Text"><text:span text:style-name="T20"><text:s text:c="6"/></text:span></text:span><text:span text:style-name="Source_20_Text"><text:span text:style-name="T21">"</text:span></text:span><text:span text:style-name="Source_20_Text"><text:span text:style-name="T25">title</text:span></text:span><text:span text:style-name="Source_20_Text"><text:span text:style-name="T21">": </text:span></text:span><text:span text:style-name="Source_20_Text"><text:span text:style-name="T28">"Ember Hamster"</text:span></text:span><text:span text:style-name="Source_20_Text"><text:span text:style-name="T21">,</text:span></text:span></text:p>
      <text:p text:style-name="P22"><text:span text:style-name="Source_20_Text"><text:span text:style-name="T20"><text:s text:c="6"/></text:span></text:span><text:span text:style-name="Source_20_Text"><text:span text:style-name="T21">"</text:span></text:span><text:span text:style-name="Source_20_Text"><text:span text:style-name="T25">src</text:span></text:span><text:span text:style-name="Source_20_Text"><text:span text:style-name="T21">": </text:span></text:span><text:span text:style-name="Source_20_Text"><text:span text:style-name="T28">"http://example.com/images/productivity.png"</text:span></text:span></text:p>
      <text:p text:style-name="P22"><text:span text:style-name="Source_20_Text"><text:span text:style-name="T20"><text:s text:c="4"/></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relationships</text:span></text:span><text:span text:style-name="Source_20_Text"><text:span text:style-name="T21">": {</text:span></text:span></text:p>
      <text:p text:style-name="P22"><text:span text:style-name="Source_20_Text"><text:span text:style-name="T20"><text:s text:c="6"/></text:span></text:span><text:span text:style-name="Source_20_Text"><text:span text:style-name="T21">"</text:span></text:span><text:span text:style-name="Source_20_Text"><text:span text:style-name="T25">photographer</text:span></text:span><text:span text:style-name="Source_20_Text"><text:span text:style-name="T21">": {</text:span></text:span></text:p>
      <text:p text:style-name="P22"><text:span text:style-name="Source_20_Text"><text:span text:style-name="T20"><text:s text:c="8"/></text:span></text:span><text:span text:style-name="Source_20_Text"><text:span text:style-name="T21">"</text:span></text:span><text:span text:style-name="Source_20_Text"><text:span text:style-name="T25">data</text:span></text:span><text:span text:style-name="Source_20_Text"><text:span text:style-name="T21">": { "</text:span></text:span><text:span text:style-name="Source_20_Text"><text:span text:style-name="T25">type</text:span></text:span><text:span text:style-name="Source_20_Text"><text:span text:style-name="T21">": </text:span></text:span><text:span text:style-name="Source_20_Text"><text:span text:style-name="T28">"people"</text:span></text:span><text:span text:style-name="Source_20_Text"><text:span text:style-name="T21">, "</text:span></text:span><text:span text:style-name="Source_20_Text"><text:span text:style-name="T25">id</text:span></text:span><text:span text:style-name="Source_20_Text"><text:span text:style-name="T21">": </text:span></text:span><text:span text:style-name="Source_20_Text"><text:span text:style-name="T28">"9"</text:span></text:span><text:span text:style-name="Source_20_Text"><text:span text:style-name="T21"> }</text:span></text:span></text:p>
      <text:p text:style-name="P22"><text:span text:style-name="Source_20_Text"><text:span text:style-name="T20"><text:s text:c="6"/></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p>
      <text:p text:style-name="P22"><text:span text:style-name="Source_20_Text"><text:span text:style-name="T20"><text:s text:c="2"/></text:span></text:span><text:span text:style-name="Source_20_Text"><text:span text:style-name="T21">}</text:span></text:span></text:p>
      <text:p text:style-name="P21"><text:span text:style-name="Source_20_Text"><text:span text:style-name="T21">}</text:span></text:span></text:p>
      <text:p text:style-name="P5"><text:span text:style-name="T39">If a relationship is provided in the </text:span><text:span text:style-name="Source_20_Text"><text:span text:style-name="T16">relationships</text:span></text:span><text:span text:style-name="T39"> member of the </text:span><text:a xlink:type="simple" xlink:href="https://jsonapi.org/format/#document-resource-objects" text:style-name="Internet_20_link" text:visited-style-name="Visited_20_Internet_20_Link"><text:span text:style-name="T10">resource object</text:span></text:a><text:span text:style-name="T39">, its value </text:span><text:span text:style-name="Strong_20_Emphasis"><text:span text:style-name="T4">MUST</text:span></text:span><text:span text:style-name="T39">be a relationship object with a </text:span><text:span text:style-name="Source_20_Text"><text:span text:style-name="T16">data</text:span></text:span><text:span text:style-name="T39"> member. The value of this key represents the </text:span><text:a xlink:type="simple" xlink:href="https://jsonapi.org/format/#document-resource-object-linkage" text:style-name="Internet_20_link" text:visited-style-name="Visited_20_Internet_20_Link"><text:span text:style-name="T10">linkage</text:span></text:a><text:span text:style-name="T39"> the new resource is to have.</text:span></text:p>
      <text:h text:style-name="P17" text:outline-level="4"><text:bookmark text:name="crud-creating-client-ids"/><text:bookmark-start text:name="__RefHeading___Toc26517_4225345026"/><text:bookmark text:name="auto-id--client-generated-ids"/>Client-Generated IDs<text:bookmark-end text:name="__RefHeading___Toc26517_4225345026"/></text:h>
      <text:p text:style-name="P5"><text:span text:style-name="T39">A server </text:span><text:span text:style-name="Strong_20_Emphasis"><text:span text:style-name="T4">MAY</text:span></text:span><text:span text:style-name="T39"> accept a client-generated ID along with a request to create a resource. An ID </text:span><text:span text:style-name="Strong_20_Emphasis"><text:span text:style-name="T4">MUST</text:span></text:span><text:span text:style-name="T39"> be specified with an </text:span><text:span text:style-name="Source_20_Text"><text:span text:style-name="T16">id</text:span></text:span><text:span text:style-name="T39"> key, the value of which </text:span><text:span text:style-name="Strong_20_Emphasis"><text:span text:style-name="T4">MUST</text:span></text:span><text:span text:style-name="T39"> be a universally unique identifier. The client </text:span><text:span text:style-name="Strong_20_Emphasis"><text:span text:style-name="T4">SHOULD</text:span></text:span><text:span text:style-name="T39"> use a properly generated and formatted </text:span><text:span text:style-name="Emphasis"><text:span text:style-name="T39">UUID</text:span></text:span><text:span text:style-name="T39"> as described in RFC 4122 [</text:span><text:a xlink:type="simple" xlink:href="http://tools.ietf.org/html/rfc4122.html" text:style-name="Internet_20_link" text:visited-style-name="Visited_20_Internet_20_Link"><text:span text:style-name="T10">RFC4122</text:span></text:a><text:span text:style-name="T39">].</text:span></text:p>
      <text:p text:style-name="P1">NOTE: In some use-cases, such as importing data from another source, it may be possible to use something other than a UUID that is still guaranteed to be globally unique. Do not use anything other than a UUID unless you are 100% confident that the strategy you are using indeed generates globally unique identifiers.</text:p>
      <text:p text:style-name="P5"><text:soft-page-break/>For example:</text:p>
      <text:p text:style-name="P20"><text:span text:style-name="Source_20_Text"><text:span text:style-name="T22">POST</text:span></text:span><text:span text:style-name="Source_20_Text"><text:span text:style-name="T21"> </text:span></text:span><text:span text:style-name="Source_20_Text"><text:span text:style-name="T29">/photos</text:span></text:span><text:span text:style-name="Source_20_Text"><text:span text:style-name="T21"> </text:span></text:span><text:span text:style-name="Source_20_Text"><text:span text:style-name="T22">HTTP/1.1</text:span></text:span></text:p>
      <text:p text:style-name="P22"><text:span text:style-name="Source_20_Text"><text:span text:style-name="T25">Content-Type</text:span></text:span><text:span text:style-name="Source_20_Text"><text:span text:style-name="T21">: </text:span></text:span><text:span text:style-name="Source_20_Text"><text:span text:style-name="T28">application/vnd.api+json</text:span></text:span></text:p>
      <text:p text:style-name="P22"><text:span text:style-name="Source_20_Text"><text:span text:style-name="T25">Accept</text:span></text:span><text:span text:style-name="Source_20_Text"><text:span text:style-name="T21">: </text:span></text:span><text:span text:style-name="Source_20_Text"><text:span text:style-name="T28">application/vnd.api+json</text:span></text:span></text:p>
      <text:p text:style-name="P22"/>
      <text:p text:style-name="P22"><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data</text:span></text:span><text:span text:style-name="Source_20_Text"><text:span text:style-name="T21">": {</text:span></text:span></text:p>
      <text:p text:style-name="P22"><text:span text:style-name="Source_20_Text"><text:span text:style-name="T20"><text:s text:c="4"/></text:span></text:span><text:span text:style-name="Source_20_Text"><text:span text:style-name="T21">"</text:span></text:span><text:span text:style-name="Source_20_Text"><text:span text:style-name="T25">type</text:span></text:span><text:span text:style-name="Source_20_Text"><text:span text:style-name="T21">": </text:span></text:span><text:span text:style-name="Source_20_Text"><text:span text:style-name="T28">"photos"</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id</text:span></text:span><text:span text:style-name="Source_20_Text"><text:span text:style-name="T21">": </text:span></text:span><text:span text:style-name="Source_20_Text"><text:span text:style-name="T28">"550e8400-e29b-41d4-a716-446655440000"</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attributes</text:span></text:span><text:span text:style-name="Source_20_Text"><text:span text:style-name="T21">": {</text:span></text:span></text:p>
      <text:p text:style-name="P22"><text:span text:style-name="Source_20_Text"><text:span text:style-name="T20"><text:s text:c="6"/></text:span></text:span><text:span text:style-name="Source_20_Text"><text:span text:style-name="T21">"</text:span></text:span><text:span text:style-name="Source_20_Text"><text:span text:style-name="T25">title</text:span></text:span><text:span text:style-name="Source_20_Text"><text:span text:style-name="T21">": </text:span></text:span><text:span text:style-name="Source_20_Text"><text:span text:style-name="T28">"Ember Hamster"</text:span></text:span><text:span text:style-name="Source_20_Text"><text:span text:style-name="T21">,</text:span></text:span></text:p>
      <text:p text:style-name="P22"><text:span text:style-name="Source_20_Text"><text:span text:style-name="T20"><text:s text:c="6"/></text:span></text:span><text:span text:style-name="Source_20_Text"><text:span text:style-name="T21">"</text:span></text:span><text:span text:style-name="Source_20_Text"><text:span text:style-name="T25">src</text:span></text:span><text:span text:style-name="Source_20_Text"><text:span text:style-name="T21">": </text:span></text:span><text:span text:style-name="Source_20_Text"><text:span text:style-name="T28">"http://example.com/images/productivity.png"</text:span></text:span></text:p>
      <text:p text:style-name="P22"><text:span text:style-name="Source_20_Text"><text:span text:style-name="T20"><text:s text:c="4"/></text:span></text:span><text:span text:style-name="Source_20_Text"><text:span text:style-name="T21">}</text:span></text:span></text:p>
      <text:p text:style-name="P22"><text:span text:style-name="Source_20_Text"><text:span text:style-name="T20"><text:s text:c="2"/></text:span></text:span><text:span text:style-name="Source_20_Text"><text:span text:style-name="T21">}</text:span></text:span></text:p>
      <text:p text:style-name="P21"><text:span text:style-name="Source_20_Text"><text:span text:style-name="T21">}</text:span></text:span></text:p>
      <text:p text:style-name="P5"><text:span text:style-name="T39">A server </text:span><text:span text:style-name="Strong_20_Emphasis"><text:span text:style-name="T4">MUST</text:span></text:span><text:span text:style-name="T39"> return </text:span><text:span text:style-name="Source_20_Text"><text:span text:style-name="T16">403 Forbidden</text:span></text:span><text:span text:style-name="T39"> in response to an unsupported request to create a resource with a client-generated ID.</text:span></text:p>
      <text:h text:style-name="P17" text:outline-level="4"><text:bookmark text:name="crud-creating-responses"/><text:bookmark-start text:name="__RefHeading___Toc26519_4225345026"/><text:bookmark text:name="auto-id--responses-2"/>Responses<text:bookmark-end text:name="__RefHeading___Toc26519_4225345026"/></text:h>
      <text:h text:style-name="P14" text:outline-level="5"><text:bookmark text:name="crud-creating-responses-201"/><text:bookmark-start text:name="__RefHeading___Toc26521_4225345026"/><text:bookmark text:name="auto-id--201-created"/>201 Created<text:bookmark-end text:name="__RefHeading___Toc26521_4225345026"/></text:h>
      <text:p text:style-name="P5"><text:span text:style-name="T39">If a </text:span><text:span text:style-name="Source_20_Text"><text:span text:style-name="T16">POST</text:span></text:span><text:span text:style-name="T39"> request did not include a </text:span><text:a xlink:type="simple" xlink:href="https://jsonapi.org/format/#crud-creating-client-ids" text:style-name="Internet_20_link" text:visited-style-name="Visited_20_Internet_20_Link"><text:span text:style-name="T10">Client-Generated ID</text:span></text:a><text:span text:style-name="T39"> and the requested resource has been created successfully, the server </text:span><text:span text:style-name="Strong_20_Emphasis"><text:span text:style-name="T4">MUST</text:span></text:span><text:span text:style-name="T39"> return a </text:span><text:span text:style-name="Source_20_Text"><text:span text:style-name="T16">201 Created</text:span></text:span><text:span text:style-name="T39"> status code.</text:span></text:p>
      <text:p text:style-name="P5"><text:span text:style-name="T39">The response </text:span><text:span text:style-name="Strong_20_Emphasis"><text:span text:style-name="T4">SHOULD</text:span></text:span><text:span text:style-name="T39"> include a </text:span><text:span text:style-name="Source_20_Text"><text:span text:style-name="T16">Location</text:span></text:span><text:span text:style-name="T39"> header identifying the location of the newly created resource.</text:span></text:p>
      <text:p text:style-name="P5"><text:span text:style-name="T39">The response </text:span><text:span text:style-name="Strong_20_Emphasis"><text:span text:style-name="T4">MUST</text:span></text:span><text:span text:style-name="T39"> also include a document that contains the primary resource created.</text:span></text:p>
      <text:p text:style-name="P5"><text:span text:style-name="T39">If the </text:span><text:a xlink:type="simple" xlink:href="https://jsonapi.org/format/#document-resource-objects" text:style-name="Internet_20_link" text:visited-style-name="Visited_20_Internet_20_Link"><text:span text:style-name="T10">resource object</text:span></text:a><text:span text:style-name="T39"> returned by the response contains a </text:span><text:span text:style-name="Source_20_Text"><text:span text:style-name="T16">self</text:span></text:span><text:span text:style-name="T39"> key in its </text:span><text:span text:style-name="Source_20_Text"><text:span text:style-name="T16">links</text:span></text:span><text:span text:style-name="T39"> member and a </text:span><text:span text:style-name="Source_20_Text"><text:span text:style-name="T16">Location</text:span></text:span><text:span text:style-name="T39"> header is provided, the value of the </text:span><text:span text:style-name="Source_20_Text"><text:span text:style-name="T16">self</text:span></text:span><text:span text:style-name="T39"> member </text:span><text:span text:style-name="Strong_20_Emphasis"><text:span text:style-name="T4">MUST</text:span></text:span><text:span text:style-name="T39"> match the value of the </text:span><text:span text:style-name="Source_20_Text"><text:span text:style-name="T16">Location</text:span></text:span><text:span text:style-name="T39"> header.</text:span></text:p>
      <text:p text:style-name="P20"><text:span text:style-name="Source_20_Text"><text:span text:style-name="T22">HTTP/1.1</text:span></text:span><text:span text:style-name="Source_20_Text"><text:span text:style-name="T21"> </text:span></text:span><text:span text:style-name="Source_20_Text"><text:span text:style-name="T26">201</text:span></text:span><text:span text:style-name="Source_20_Text"><text:span text:style-name="T21"> </text:span></text:span><text:span text:style-name="Source_20_Text"><text:span text:style-name="T26">Created</text:span></text:span></text:p>
      <text:p text:style-name="P22"><text:span text:style-name="Source_20_Text"><text:span text:style-name="T25">Location</text:span></text:span><text:span text:style-name="Source_20_Text"><text:span text:style-name="T21">: </text:span></text:span><text:span text:style-name="Source_20_Text"><text:span text:style-name="T28">http://example.com/photos/550e8400-e29b-41d4-a716-446655440000</text:span></text:span></text:p>
      <text:p text:style-name="P22"><text:span text:style-name="Source_20_Text"><text:span text:style-name="T25">Content-Type</text:span></text:span><text:span text:style-name="Source_20_Text"><text:span text:style-name="T21">: </text:span></text:span><text:span text:style-name="Source_20_Text"><text:span text:style-name="T28">application/vnd.api+json</text:span></text:span></text:p>
      <text:p text:style-name="P22"/>
      <text:p text:style-name="P22"><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data</text:span></text:span><text:span text:style-name="Source_20_Text"><text:span text:style-name="T21">": {</text:span></text:span></text:p>
      <text:p text:style-name="P22"><text:span text:style-name="Source_20_Text"><text:span text:style-name="T20"><text:s text:c="4"/></text:span></text:span><text:span text:style-name="Source_20_Text"><text:span text:style-name="T21">"</text:span></text:span><text:span text:style-name="Source_20_Text"><text:span text:style-name="T25">type</text:span></text:span><text:span text:style-name="Source_20_Text"><text:span text:style-name="T21">": </text:span></text:span><text:span text:style-name="Source_20_Text"><text:span text:style-name="T28">"photos"</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id</text:span></text:span><text:span text:style-name="Source_20_Text"><text:span text:style-name="T21">": </text:span></text:span><text:span text:style-name="Source_20_Text"><text:span text:style-name="T28">"550e8400-e29b-41d4-a716-446655440000"</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attributes</text:span></text:span><text:span text:style-name="Source_20_Text"><text:span text:style-name="T21">": {</text:span></text:span></text:p>
      <text:p text:style-name="P22"><text:span text:style-name="Source_20_Text"><text:span text:style-name="T20"><text:s text:c="6"/></text:span></text:span><text:span text:style-name="Source_20_Text"><text:span text:style-name="T21">"</text:span></text:span><text:span text:style-name="Source_20_Text"><text:span text:style-name="T25">title</text:span></text:span><text:span text:style-name="Source_20_Text"><text:span text:style-name="T21">": </text:span></text:span><text:span text:style-name="Source_20_Text"><text:span text:style-name="T28">"Ember Hamster"</text:span></text:span><text:span text:style-name="Source_20_Text"><text:span text:style-name="T21">,</text:span></text:span></text:p>
      <text:p text:style-name="P22"><text:soft-page-break/><text:span text:style-name="Source_20_Text"><text:span text:style-name="T20"><text:s text:c="6"/></text:span></text:span><text:span text:style-name="Source_20_Text"><text:span text:style-name="T21">"</text:span></text:span><text:span text:style-name="Source_20_Text"><text:span text:style-name="T25">src</text:span></text:span><text:span text:style-name="Source_20_Text"><text:span text:style-name="T21">": </text:span></text:span><text:span text:style-name="Source_20_Text"><text:span text:style-name="T28">"http://example.com/images/productivity.png"</text:span></text:span></text:p>
      <text:p text:style-name="P22"><text:span text:style-name="Source_20_Text"><text:span text:style-name="T20"><text:s text:c="4"/></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links</text:span></text:span><text:span text:style-name="Source_20_Text"><text:span text:style-name="T21">": {</text:span></text:span></text:p>
      <text:p text:style-name="P22"><text:span text:style-name="Source_20_Text"><text:span text:style-name="T20"><text:s text:c="6"/></text:span></text:span><text:span text:style-name="Source_20_Text"><text:span text:style-name="T21">"</text:span></text:span><text:span text:style-name="Source_20_Text"><text:span text:style-name="T25">self</text:span></text:span><text:span text:style-name="Source_20_Text"><text:span text:style-name="T21">": </text:span></text:span><text:span text:style-name="Source_20_Text"><text:span text:style-name="T28">"http://example.com/photos/550e8400-e29b-41d4-a716-446655440000"</text:span></text:span></text:p>
      <text:p text:style-name="P22"><text:span text:style-name="Source_20_Text"><text:span text:style-name="T20"><text:s text:c="4"/></text:span></text:span><text:span text:style-name="Source_20_Text"><text:span text:style-name="T21">}</text:span></text:span></text:p>
      <text:p text:style-name="P22"><text:span text:style-name="Source_20_Text"><text:span text:style-name="T20"><text:s text:c="2"/></text:span></text:span><text:span text:style-name="Source_20_Text"><text:span text:style-name="T21">}</text:span></text:span></text:p>
      <text:p text:style-name="P21"><text:span text:style-name="Source_20_Text"><text:span text:style-name="T21">}</text:span></text:span></text:p>
      <text:h text:style-name="P13" text:outline-level="5"><text:bookmark text:name="crud-creating-responses-202"/><text:bookmark-start text:name="__RefHeading___Toc26523_4225345026"/><text:bookmark text:name="auto-id--202-accepted"/>202 Accepted<text:bookmark-end text:name="__RefHeading___Toc26523_4225345026"/></text:h>
      <text:p text:style-name="P5"><text:span text:style-name="T38">If a request to create a resource has been accepted for processing, but the processing has not been completed by the time the server responds, the server </text:span><text:span text:style-name="Strong_20_Emphasis"><text:span text:style-name="T3">MUST</text:span></text:span><text:span text:style-name="T38"> return a </text:span><text:span text:style-name="Source_20_Text"><text:span text:style-name="T15">202 Accepted</text:span></text:span><text:span text:style-name="T38"> status code.</text:span></text:p>
      <text:h text:style-name="P14" text:outline-level="5"><text:bookmark text:name="crud-creating-responses-204"/><text:bookmark-start text:name="__RefHeading___Toc26525_4225345026"/><text:bookmark text:name="auto-id--204-no-content"/>204 No Content<text:bookmark-end text:name="__RefHeading___Toc26525_4225345026"/></text:h>
      <text:p text:style-name="P5"><text:span text:style-name="T39">If a </text:span><text:span text:style-name="Source_20_Text"><text:span text:style-name="T16">POST</text:span></text:span><text:span text:style-name="T39"> request </text:span><text:span text:style-name="Emphasis"><text:span text:style-name="T39">did</text:span></text:span><text:span text:style-name="T39"> include a </text:span><text:a xlink:type="simple" xlink:href="https://jsonapi.org/format/#crud-creating-client-ids" text:style-name="Internet_20_link" text:visited-style-name="Visited_20_Internet_20_Link"><text:span text:style-name="T10">Client-Generated ID</text:span></text:a><text:span text:style-name="T39"> and the requested resource has been created successfully, the server </text:span><text:span text:style-name="Strong_20_Emphasis"><text:span text:style-name="T4">MUST</text:span></text:span><text:span text:style-name="T39"> return either a </text:span><text:span text:style-name="Source_20_Text"><text:span text:style-name="T16">201 Created</text:span></text:span><text:span text:style-name="T39"> status code and response document (as described above) or a </text:span><text:span text:style-name="Source_20_Text"><text:span text:style-name="T16">204 No Content</text:span></text:span><text:span text:style-name="T39"> status code with no response document.</text:span></text:p>
      <text:p text:style-name="P3"><text:span text:style-name="T35">Note: If a </text:span><text:span text:style-name="Source_20_Text"><text:span text:style-name="T36">204</text:span></text:span><text:span text:style-name="T35"> response is received the client should consider the resource object sent in the request to be accepted by the server, as if the server had returned it back in a </text:span><text:span text:style-name="Source_20_Text"><text:span text:style-name="T36">201</text:span></text:span><text:span text:style-name="T35"> response.</text:span></text:p>
      <text:h text:style-name="P13" text:outline-level="5"><text:bookmark text:name="crud-creating-responses-403"/><text:bookmark-start text:name="__RefHeading___Toc26527_4225345026"/><text:bookmark text:name="auto-id--403-forbidden"/>403 Forbidden<text:bookmark-end text:name="__RefHeading___Toc26527_4225345026"/></text:h>
      <text:p text:style-name="P5"><text:span text:style-name="T39">A server </text:span><text:span text:style-name="Strong_20_Emphasis"><text:span text:style-name="T4">MAY</text:span></text:span><text:span text:style-name="T39"> return </text:span><text:span text:style-name="Source_20_Text"><text:span text:style-name="T16">403 Forbidden</text:span></text:span><text:span text:style-name="T39"> in response to an unsupported request to create a resource.</text:span></text:p>
      <text:h text:style-name="P15" text:outline-level="5"><text:bookmark text:name="auto-id--404-not-found-2"/><text:bookmark-start text:name="__RefHeading___Toc26529_4225345026"/><text:bookmark text:name="crud-creating-responses-404"/>404 Not Found<text:bookmark-end text:name="__RefHeading___Toc26529_4225345026"/></text:h>
      <text:p text:style-name="P5"><text:span text:style-name="T39">A server </text:span><text:span text:style-name="Strong_20_Emphasis"><text:span text:style-name="T4">MUST</text:span></text:span><text:span text:style-name="T39"> return </text:span><text:span text:style-name="Source_20_Text"><text:span text:style-name="T16">404 Not Found</text:span></text:span><text:span text:style-name="T39"> when processing a request that references a related resource that does not exist.</text:span></text:p>
      <text:h text:style-name="P14" text:outline-level="5"><text:bookmark text:name="crud-creating-responses-409"/><text:bookmark-start text:name="__RefHeading___Toc26531_4225345026"/><text:bookmark text:name="auto-id--409-conflict"/>409 Conflict<text:bookmark-end text:name="__RefHeading___Toc26531_4225345026"/></text:h>
      <text:p text:style-name="P5"><text:span text:style-name="T39">A server </text:span><text:span text:style-name="Strong_20_Emphasis"><text:span text:style-name="T4">MUST</text:span></text:span><text:span text:style-name="T39"> return </text:span><text:span text:style-name="Source_20_Text"><text:span text:style-name="T16">409 Conflict</text:span></text:span><text:span text:style-name="T39"> when processing a </text:span><text:span text:style-name="Source_20_Text"><text:span text:style-name="T16">POST</text:span></text:span><text:span text:style-name="T39"> request to create a resource with a client-generated ID that already exists.</text:span></text:p>
      <text:p text:style-name="P5"><text:span text:style-name="T39">A server </text:span><text:span text:style-name="Strong_20_Emphasis"><text:span text:style-name="T4">MUST</text:span></text:span><text:span text:style-name="T39"> return </text:span><text:span text:style-name="Source_20_Text"><text:span text:style-name="T16">409 Conflict</text:span></text:span><text:span text:style-name="T39"> when processing a </text:span><text:span text:style-name="Source_20_Text"><text:span text:style-name="T16">POST</text:span></text:span><text:span text:style-name="T39"> request in which the </text:span><text:a xlink:type="simple" xlink:href="https://jsonapi.org/format/#document-resource-objects" text:style-name="Internet_20_link" text:visited-style-name="Visited_20_Internet_20_Link"><text:span text:style-name="T10">resource object</text:span></text:a><text:span text:style-name="T39">’s </text:span><text:span text:style-name="Source_20_Text"><text:span text:style-name="T16">type</text:span></text:span><text:span text:style-name="T39"> is not among the type(s) that constitute the collection represented by the endpoint.</text:span></text:p>
      <text:p text:style-name="P5"><text:soft-page-break/><text:span text:style-name="T39">A server </text:span><text:span text:style-name="Strong_20_Emphasis"><text:span text:style-name="T4">SHOULD</text:span></text:span><text:span text:style-name="T39"> include error details and provide enough information to recognize the source of the conflict.</text:span></text:p>
      <text:h text:style-name="P13" text:outline-level="5"><text:bookmark text:name="crud-creating-responses-other"/><text:bookmark-start text:name="__RefHeading___Toc26533_4225345026"/><text:bookmark text:name="auto-id--other-responses-2"/>Other Responses<text:bookmark-end text:name="__RefHeading___Toc26533_4225345026"/></text:h>
      <text:p text:style-name="P5">A server <text:span text:style-name="Strong_20_Emphasis"><text:span text:style-name="T1">MAY</text:span></text:span> respond with other HTTP status codes.</text:p>
      <text:p text:style-name="P5">A server <text:span text:style-name="Strong_20_Emphasis"><text:span text:style-name="T1">MAY</text:span></text:span> include <text:a xlink:type="simple" xlink:href="https://jsonapi.org/format/#errors" text:style-name="Internet_20_link" text:visited-style-name="Visited_20_Internet_20_Link"><text:span text:style-name="T7">error details</text:span></text:a> with error responses.</text:p>
      <text:p text:style-name="P5">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8">HTTP semantics</text:span></text:span></text:a>.</text:p>
      <text:h text:style-name="P18" text:outline-level="3"><text:bookmark text:name="crud-updating"/><text:bookmark-start text:name="__RefHeading___Toc26535_4225345026"/><text:bookmark text:name="auto-id--updating-resources"/>Updating Resources<text:bookmark-end text:name="__RefHeading___Toc26535_4225345026"/></text:h>
      <text:p text:style-name="P5">A resource can be updated by sending a <text:span text:style-name="Source_20_Text"><text:span text:style-name="T14">PATCH</text:span></text:span> request to the URL that represents the resource.</text:p>
      <text:p text:style-name="P5">The URL for a resource can be obtained in the <text:span text:style-name="Source_20_Text"><text:span text:style-name="T14">self</text:span></text:span> link of the resource object. Alternatively, when a <text:span text:style-name="Source_20_Text"><text:span text:style-name="T14">GET</text:span></text:span> request returns a single <text:a xlink:type="simple" xlink:href="https://jsonapi.org/format/#document-resource-objects" text:style-name="Internet_20_link" text:visited-style-name="Visited_20_Internet_20_Link"><text:span text:style-name="T7">resource object</text:span></text:a> as primary data, the same request URL can be used for updates.</text:p>
      <text:p text:style-name="P5"><text:span text:style-name="T38">The </text:span><text:span text:style-name="Source_20_Text"><text:span text:style-name="T15">PATCH</text:span></text:span><text:span text:style-name="T38"> request </text:span><text:span text:style-name="Strong_20_Emphasis"><text:span text:style-name="T3">MUST</text:span></text:span><text:span text:style-name="T38"> include a single </text:span><text:a xlink:type="simple" xlink:href="https://jsonapi.org/format/#document-resource-objects" text:style-name="Internet_20_link" text:visited-style-name="Visited_20_Internet_20_Link"><text:span text:style-name="T9">resource object</text:span></text:a><text:span text:style-name="T38"> as primary data. The </text:span><text:a xlink:type="simple" xlink:href="https://jsonapi.org/format/#document-resource-objects" text:style-name="Internet_20_link" text:visited-style-name="Visited_20_Internet_20_Link"><text:span text:style-name="T9">resource object</text:span></text:a><text:span text:style-name="Strong_20_Emphasis"><text:span text:style-name="T3">MUST</text:span></text:span><text:span text:style-name="T38"> contain </text:span><text:span text:style-name="Source_20_Text"><text:span text:style-name="T15">type</text:span></text:span><text:span text:style-name="T38"> and </text:span><text:span text:style-name="Source_20_Text"><text:span text:style-name="T15">id</text:span></text:span><text:span text:style-name="T38"> members.</text:span></text:p>
      <text:p text:style-name="P5">For example:</text:p>
      <text:p text:style-name="P20"><text:span text:style-name="Source_20_Text"><text:span text:style-name="T22">PATCH</text:span></text:span><text:span text:style-name="Source_20_Text"><text:span text:style-name="T21"> </text:span></text:span><text:span text:style-name="Source_20_Text"><text:span text:style-name="T29">/articles/1</text:span></text:span><text:span text:style-name="Source_20_Text"><text:span text:style-name="T21"> </text:span></text:span><text:span text:style-name="Source_20_Text"><text:span text:style-name="T22">HTTP/1.1</text:span></text:span></text:p>
      <text:p text:style-name="P22"><text:span text:style-name="Source_20_Text"><text:span text:style-name="T25">Content-Type</text:span></text:span><text:span text:style-name="Source_20_Text"><text:span text:style-name="T21">: </text:span></text:span><text:span text:style-name="Source_20_Text"><text:span text:style-name="T28">application/vnd.api+json</text:span></text:span></text:p>
      <text:p text:style-name="P22"><text:span text:style-name="Source_20_Text"><text:span text:style-name="T25">Accept</text:span></text:span><text:span text:style-name="Source_20_Text"><text:span text:style-name="T21">: </text:span></text:span><text:span text:style-name="Source_20_Text"><text:span text:style-name="T28">application/vnd.api+json</text:span></text:span></text:p>
      <text:p text:style-name="P22"/>
      <text:p text:style-name="P22"><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data</text:span></text:span><text:span text:style-name="Source_20_Text"><text:span text:style-name="T21">": {</text:span></text:span></text:p>
      <text:p text:style-name="P22"><text:span text:style-name="Source_20_Text"><text:span text:style-name="T20"><text:s text:c="4"/></text:span></text:span><text:span text:style-name="Source_20_Text"><text:span text:style-name="T21">"</text:span></text:span><text:span text:style-name="Source_20_Text"><text:span text:style-name="T25">type</text:span></text:span><text:span text:style-name="Source_20_Text"><text:span text:style-name="T21">": </text:span></text:span><text:span text:style-name="Source_20_Text"><text:span text:style-name="T28">"articles"</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id</text:span></text:span><text:span text:style-name="Source_20_Text"><text:span text:style-name="T21">": </text:span></text:span><text:span text:style-name="Source_20_Text"><text:span text:style-name="T28">"1"</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attributes</text:span></text:span><text:span text:style-name="Source_20_Text"><text:span text:style-name="T21">": {</text:span></text:span></text:p>
      <text:p text:style-name="P22"><text:span text:style-name="Source_20_Text"><text:span text:style-name="T20"><text:s text:c="6"/></text:span></text:span><text:span text:style-name="Source_20_Text"><text:span text:style-name="T21">"</text:span></text:span><text:span text:style-name="Source_20_Text"><text:span text:style-name="T25">title</text:span></text:span><text:span text:style-name="Source_20_Text"><text:span text:style-name="T21">": </text:span></text:span><text:span text:style-name="Source_20_Text"><text:span text:style-name="T28">"To TDD or Not"</text:span></text:span></text:p>
      <text:p text:style-name="P22"><text:span text:style-name="Source_20_Text"><text:span text:style-name="T20"><text:s text:c="4"/></text:span></text:span><text:span text:style-name="Source_20_Text"><text:span text:style-name="T21">}</text:span></text:span></text:p>
      <text:p text:style-name="P22"><text:span text:style-name="Source_20_Text"><text:span text:style-name="T20"><text:s text:c="2"/></text:span></text:span><text:span text:style-name="Source_20_Text"><text:span text:style-name="T21">}</text:span></text:span></text:p>
      <text:p text:style-name="P21"><text:span text:style-name="Source_20_Text"><text:span text:style-name="T21">}</text:span></text:span></text:p>
      <text:h text:style-name="P16" text:outline-level="4"><text:bookmark text:name="crud-updating-resource-attributes"/><text:bookmark-start text:name="__RefHeading___Toc26537_4225345026"/><text:bookmark text:name="auto-id--updating-a-resources-attributes"/><text:soft-page-break/>Updating a Resource’s Attributes<text:bookmark-end text:name="__RefHeading___Toc26537_4225345026"/></text:h>
      <text:p text:style-name="P5"><text:span text:style-name="T39">Any or all of a resource’s </text:span><text:a xlink:type="simple" xlink:href="https://jsonapi.org/format/#document-resource-object-attributes" text:style-name="Internet_20_link" text:visited-style-name="Visited_20_Internet_20_Link"><text:span text:style-name="T10">attributes</text:span></text:a><text:span text:style-name="T39"> </text:span><text:span text:style-name="Strong_20_Emphasis"><text:span text:style-name="T4">MAY</text:span></text:span><text:span text:style-name="T39"> be included in the resource object included in a </text:span><text:span text:style-name="Source_20_Text"><text:span text:style-name="T16">PATCH</text:span></text:span><text:span text:style-name="T39">request.</text:span></text:p>
      <text:p text:style-name="P5"><text:span text:style-name="T39">If a request does not include all of the </text:span><text:a xlink:type="simple" xlink:href="https://jsonapi.org/format/#document-resource-object-attributes" text:style-name="Internet_20_link" text:visited-style-name="Visited_20_Internet_20_Link"><text:span text:style-name="T10">attributes</text:span></text:a><text:span text:style-name="T39"> for a resource, the server </text:span><text:span text:style-name="Strong_20_Emphasis"><text:span text:style-name="T4">MUST</text:span></text:span><text:span text:style-name="T39"> interpret the missing </text:span><text:a xlink:type="simple" xlink:href="https://jsonapi.org/format/#document-resource-object-attributes" text:style-name="Internet_20_link" text:visited-style-name="Visited_20_Internet_20_Link"><text:span text:style-name="T10">attributes</text:span></text:a><text:span text:style-name="T39"> as if they were included with their current values. The server </text:span><text:span text:style-name="Strong_20_Emphasis"><text:span text:style-name="T4">MUST NOT</text:span></text:span><text:span text:style-name="T39"> interpret missing attributes as </text:span><text:span text:style-name="Source_20_Text"><text:span text:style-name="T16">null</text:span></text:span><text:span text:style-name="T39"> values.</text:span></text:p>
      <text:p text:style-name="Standard">For example, the following <text:span text:style-name="Source_20_Text"><text:span text:style-name="T14">PATCH</text:span></text:span> request is interpreted as a request to update only the <text:span text:style-name="Source_20_Text"><text:span text:style-name="T14">title</text:span></text:span> and <text:span text:style-name="Source_20_Text"><text:span text:style-name="T14">text</text:span></text:span> attributes of an article:</text:p>
      <text:p text:style-name="P20"><text:span text:style-name="Source_20_Text"><text:span text:style-name="T22">PATCH</text:span></text:span><text:span text:style-name="Source_20_Text"><text:span text:style-name="T21"> </text:span></text:span><text:span text:style-name="Source_20_Text"><text:span text:style-name="T29">/articles/1</text:span></text:span><text:span text:style-name="Source_20_Text"><text:span text:style-name="T21"> </text:span></text:span><text:span text:style-name="Source_20_Text"><text:span text:style-name="T22">HTTP/1.1</text:span></text:span></text:p>
      <text:p text:style-name="P22"><text:span text:style-name="Source_20_Text"><text:span text:style-name="T25">Content-Type</text:span></text:span><text:span text:style-name="Source_20_Text"><text:span text:style-name="T21">: </text:span></text:span><text:span text:style-name="Source_20_Text"><text:span text:style-name="T28">application/vnd.api+json</text:span></text:span></text:p>
      <text:p text:style-name="P22"><text:span text:style-name="Source_20_Text"><text:span text:style-name="T25">Accept</text:span></text:span><text:span text:style-name="Source_20_Text"><text:span text:style-name="T21">: </text:span></text:span><text:span text:style-name="Source_20_Text"><text:span text:style-name="T28">application/vnd.api+json</text:span></text:span></text:p>
      <text:p text:style-name="P22"/>
      <text:p text:style-name="P22"><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data</text:span></text:span><text:span text:style-name="Source_20_Text"><text:span text:style-name="T21">": {</text:span></text:span></text:p>
      <text:p text:style-name="P22"><text:span text:style-name="Source_20_Text"><text:span text:style-name="T20"><text:s text:c="4"/></text:span></text:span><text:span text:style-name="Source_20_Text"><text:span text:style-name="T21">"</text:span></text:span><text:span text:style-name="Source_20_Text"><text:span text:style-name="T25">type</text:span></text:span><text:span text:style-name="Source_20_Text"><text:span text:style-name="T21">": </text:span></text:span><text:span text:style-name="Source_20_Text"><text:span text:style-name="T28">"articles"</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id</text:span></text:span><text:span text:style-name="Source_20_Text"><text:span text:style-name="T21">": </text:span></text:span><text:span text:style-name="Source_20_Text"><text:span text:style-name="T28">"1"</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attributes</text:span></text:span><text:span text:style-name="Source_20_Text"><text:span text:style-name="T21">": {</text:span></text:span></text:p>
      <text:p text:style-name="P22"><text:span text:style-name="Source_20_Text"><text:span text:style-name="T20"><text:s text:c="6"/></text:span></text:span><text:span text:style-name="Source_20_Text"><text:span text:style-name="T21">"</text:span></text:span><text:span text:style-name="Source_20_Text"><text:span text:style-name="T25">title</text:span></text:span><text:span text:style-name="Source_20_Text"><text:span text:style-name="T21">": </text:span></text:span><text:span text:style-name="Source_20_Text"><text:span text:style-name="T28">"To TDD or Not"</text:span></text:span><text:span text:style-name="Source_20_Text"><text:span text:style-name="T21">,</text:span></text:span></text:p>
      <text:p text:style-name="P22"><text:span text:style-name="Source_20_Text"><text:span text:style-name="T20"><text:s text:c="6"/></text:span></text:span><text:span text:style-name="Source_20_Text"><text:span text:style-name="T21">"</text:span></text:span><text:span text:style-name="Source_20_Text"><text:span text:style-name="T25">text</text:span></text:span><text:span text:style-name="Source_20_Text"><text:span text:style-name="T21">": </text:span></text:span><text:span text:style-name="Source_20_Text"><text:span text:style-name="T28">"TLDR; It's complicated... but check your test coverage regardless."</text:span></text:span></text:p>
      <text:p text:style-name="P22"><text:span text:style-name="Source_20_Text"><text:span text:style-name="T20"><text:s text:c="4"/></text:span></text:span><text:span text:style-name="Source_20_Text"><text:span text:style-name="T21">}</text:span></text:span></text:p>
      <text:p text:style-name="P22"><text:span text:style-name="Source_20_Text"><text:span text:style-name="T20"><text:s text:c="2"/></text:span></text:span><text:span text:style-name="Source_20_Text"><text:span text:style-name="T21">}</text:span></text:span></text:p>
      <text:p text:style-name="P21"><text:span text:style-name="Source_20_Text"><text:span text:style-name="T21">}</text:span></text:span></text:p>
      <text:h text:style-name="P16" text:outline-level="4"><text:bookmark text:name="crud-updating-resource-relationships"/><text:bookmark-start text:name="__RefHeading___Toc26539_4225345026"/><text:bookmark text:name="auto-id--updating-a-resources-relationships"/>Updating a Resource’s Relationships<text:bookmark-end text:name="__RefHeading___Toc26539_4225345026"/></text:h>
      <text:p text:style-name="P5"><text:span text:style-name="T39">Any or all of a resource’s </text:span><text:a xlink:type="simple" xlink:href="https://jsonapi.org/format/#document-resource-object-relationships" text:style-name="Internet_20_link" text:visited-style-name="Visited_20_Internet_20_Link"><text:span text:style-name="T10">relationships</text:span></text:a><text:span text:style-name="T39"> </text:span><text:span text:style-name="Strong_20_Emphasis"><text:span text:style-name="T4">MAY</text:span></text:span><text:span text:style-name="T39"> be included in the resource object included in a </text:span><text:span text:style-name="Source_20_Text"><text:span text:style-name="T16">PATCH</text:span></text:span><text:span text:style-name="T39">request.</text:span></text:p>
      <text:p text:style-name="P5"><text:span text:style-name="T39">If a request does not include all of the </text:span><text:a xlink:type="simple" xlink:href="https://jsonapi.org/format/#document-resource-object-relationships" text:style-name="Internet_20_link" text:visited-style-name="Visited_20_Internet_20_Link"><text:span text:style-name="T10">relationships</text:span></text:a><text:span text:style-name="T39"> for a resource, the server </text:span><text:span text:style-name="Strong_20_Emphasis"><text:span text:style-name="T4">MUST</text:span></text:span><text:span text:style-name="T39"> interpret the missing </text:span><text:a xlink:type="simple" xlink:href="https://jsonapi.org/format/#document-resource-object-relationships" text:style-name="Internet_20_link" text:visited-style-name="Visited_20_Internet_20_Link"><text:span text:style-name="T10">relationships</text:span></text:a><text:span text:style-name="T39"> as if they were included with their current values. It </text:span><text:span text:style-name="Strong_20_Emphasis"><text:span text:style-name="T4">MUST NOT</text:span></text:span><text:span text:style-name="T39"> interpret them as </text:span><text:span text:style-name="Source_20_Text"><text:span text:style-name="T16">null</text:span></text:span><text:span text:style-name="T39"> or empty values.</text:span></text:p>
      <text:p text:style-name="P5"><text:span text:style-name="T39">If a relationship is provided in the </text:span><text:span text:style-name="Source_20_Text"><text:span text:style-name="T16">relationships</text:span></text:span><text:span text:style-name="T39"> member of a resource object in a </text:span><text:span text:style-name="Source_20_Text"><text:span text:style-name="T16">PATCH</text:span></text:span><text:span text:style-name="T39">request, its value </text:span><text:span text:style-name="Strong_20_Emphasis"><text:span text:style-name="T4">MUST</text:span></text:span><text:span text:style-name="T39"> be a relationship object with a </text:span><text:span text:style-name="Source_20_Text"><text:span text:style-name="T16">data</text:span></text:span><text:span text:style-name="T39"> member. The relationship’s value will be replaced with the value specified in this member.</text:span></text:p>
      <text:p text:style-name="P5">For instance, the following <text:span text:style-name="Source_20_Text"><text:span text:style-name="T14">PATCH</text:span></text:span> request will update the <text:span text:style-name="Source_20_Text"><text:span text:style-name="T14">author</text:span></text:span> relationship of an article:</text:p>
      <text:p text:style-name="P20"><text:span text:style-name="Source_20_Text"><text:span text:style-name="T22">PATCH</text:span></text:span><text:span text:style-name="Source_20_Text"><text:span text:style-name="T21"> </text:span></text:span><text:span text:style-name="Source_20_Text"><text:span text:style-name="T29">/articles/1</text:span></text:span><text:span text:style-name="Source_20_Text"><text:span text:style-name="T21"> </text:span></text:span><text:span text:style-name="Source_20_Text"><text:span text:style-name="T22">HTTP/1.1</text:span></text:span></text:p>
      <text:p text:style-name="P22"><text:span text:style-name="Source_20_Text"><text:span text:style-name="T25">Content-Type</text:span></text:span><text:span text:style-name="Source_20_Text"><text:span text:style-name="T21">: </text:span></text:span><text:span text:style-name="Source_20_Text"><text:span text:style-name="T28">application/vnd.api+json</text:span></text:span></text:p>
      <text:p text:style-name="P22"><text:soft-page-break/><text:span text:style-name="Source_20_Text"><text:span text:style-name="T25">Accept</text:span></text:span><text:span text:style-name="Source_20_Text"><text:span text:style-name="T21">: </text:span></text:span><text:span text:style-name="Source_20_Text"><text:span text:style-name="T28">application/vnd.api+json</text:span></text:span></text:p>
      <text:p text:style-name="P22"/>
      <text:p text:style-name="P22"><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data</text:span></text:span><text:span text:style-name="Source_20_Text"><text:span text:style-name="T21">": {</text:span></text:span></text:p>
      <text:p text:style-name="P22"><text:span text:style-name="Source_20_Text"><text:span text:style-name="T20"><text:s text:c="4"/></text:span></text:span><text:span text:style-name="Source_20_Text"><text:span text:style-name="T21">"</text:span></text:span><text:span text:style-name="Source_20_Text"><text:span text:style-name="T25">type</text:span></text:span><text:span text:style-name="Source_20_Text"><text:span text:style-name="T21">": </text:span></text:span><text:span text:style-name="Source_20_Text"><text:span text:style-name="T28">"articles"</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id</text:span></text:span><text:span text:style-name="Source_20_Text"><text:span text:style-name="T21">": </text:span></text:span><text:span text:style-name="Source_20_Text"><text:span text:style-name="T28">"1"</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relationships</text:span></text:span><text:span text:style-name="Source_20_Text"><text:span text:style-name="T21">": {</text:span></text:span></text:p>
      <text:p text:style-name="P22"><text:span text:style-name="Source_20_Text"><text:span text:style-name="T20"><text:s text:c="6"/></text:span></text:span><text:span text:style-name="Source_20_Text"><text:span text:style-name="T21">"</text:span></text:span><text:span text:style-name="Source_20_Text"><text:span text:style-name="T25">author</text:span></text:span><text:span text:style-name="Source_20_Text"><text:span text:style-name="T21">": {</text:span></text:span></text:p>
      <text:p text:style-name="P22"><text:span text:style-name="Source_20_Text"><text:span text:style-name="T20"><text:s text:c="8"/></text:span></text:span><text:span text:style-name="Source_20_Text"><text:span text:style-name="T21">"</text:span></text:span><text:span text:style-name="Source_20_Text"><text:span text:style-name="T25">data</text:span></text:span><text:span text:style-name="Source_20_Text"><text:span text:style-name="T21">": { "</text:span></text:span><text:span text:style-name="Source_20_Text"><text:span text:style-name="T25">type</text:span></text:span><text:span text:style-name="Source_20_Text"><text:span text:style-name="T21">": </text:span></text:span><text:span text:style-name="Source_20_Text"><text:span text:style-name="T28">"people"</text:span></text:span><text:span text:style-name="Source_20_Text"><text:span text:style-name="T21">, "</text:span></text:span><text:span text:style-name="Source_20_Text"><text:span text:style-name="T25">id</text:span></text:span><text:span text:style-name="Source_20_Text"><text:span text:style-name="T21">": </text:span></text:span><text:span text:style-name="Source_20_Text"><text:span text:style-name="T28">"1"</text:span></text:span><text:span text:style-name="Source_20_Text"><text:span text:style-name="T21"> }</text:span></text:span></text:p>
      <text:p text:style-name="P22"><text:span text:style-name="Source_20_Text"><text:span text:style-name="T20"><text:s text:c="6"/></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p>
      <text:p text:style-name="P22"><text:span text:style-name="Source_20_Text"><text:span text:style-name="T20"><text:s text:c="2"/></text:span></text:span><text:span text:style-name="Source_20_Text"><text:span text:style-name="T21">}</text:span></text:span></text:p>
      <text:p text:style-name="P21"><text:span text:style-name="Source_20_Text"><text:span text:style-name="T21">}</text:span></text:span></text:p>
      <text:p text:style-name="P5">Likewise, the following <text:span text:style-name="Source_20_Text"><text:span text:style-name="T14">PATCH</text:span></text:span> request performs a complete replacement of the <text:span text:style-name="Source_20_Text"><text:span text:style-name="T14">tags</text:span></text:span> for an article:</text:p>
      <text:p text:style-name="P20"><text:span text:style-name="Source_20_Text"><text:span text:style-name="T22">PATCH</text:span></text:span><text:span text:style-name="Source_20_Text"><text:span text:style-name="T21"> </text:span></text:span><text:span text:style-name="Source_20_Text"><text:span text:style-name="T29">/articles/1</text:span></text:span><text:span text:style-name="Source_20_Text"><text:span text:style-name="T21"> </text:span></text:span><text:span text:style-name="Source_20_Text"><text:span text:style-name="T22">HTTP/1.1</text:span></text:span></text:p>
      <text:p text:style-name="P22"><text:span text:style-name="Source_20_Text"><text:span text:style-name="T25">Content-Type</text:span></text:span><text:span text:style-name="Source_20_Text"><text:span text:style-name="T21">: </text:span></text:span><text:span text:style-name="Source_20_Text"><text:span text:style-name="T28">application/vnd.api+json</text:span></text:span></text:p>
      <text:p text:style-name="P22"><text:span text:style-name="Source_20_Text"><text:span text:style-name="T25">Accept</text:span></text:span><text:span text:style-name="Source_20_Text"><text:span text:style-name="T21">: </text:span></text:span><text:span text:style-name="Source_20_Text"><text:span text:style-name="T28">application/vnd.api+json</text:span></text:span></text:p>
      <text:p text:style-name="P22"/>
      <text:p text:style-name="P22"><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data</text:span></text:span><text:span text:style-name="Source_20_Text"><text:span text:style-name="T21">": {</text:span></text:span></text:p>
      <text:p text:style-name="P22"><text:span text:style-name="Source_20_Text"><text:span text:style-name="T20"><text:s text:c="4"/></text:span></text:span><text:span text:style-name="Source_20_Text"><text:span text:style-name="T21">"</text:span></text:span><text:span text:style-name="Source_20_Text"><text:span text:style-name="T25">type</text:span></text:span><text:span text:style-name="Source_20_Text"><text:span text:style-name="T21">": </text:span></text:span><text:span text:style-name="Source_20_Text"><text:span text:style-name="T28">"articles"</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id</text:span></text:span><text:span text:style-name="Source_20_Text"><text:span text:style-name="T21">": </text:span></text:span><text:span text:style-name="Source_20_Text"><text:span text:style-name="T28">"1"</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span text:style-name="Source_20_Text"><text:span text:style-name="T25">relationships</text:span></text:span><text:span text:style-name="Source_20_Text"><text:span text:style-name="T21">": {</text:span></text:span></text:p>
      <text:p text:style-name="P22"><text:span text:style-name="Source_20_Text"><text:span text:style-name="T20"><text:s text:c="6"/></text:span></text:span><text:span text:style-name="Source_20_Text"><text:span text:style-name="T21">"</text:span></text:span><text:span text:style-name="Source_20_Text"><text:span text:style-name="T25">tags</text:span></text:span><text:span text:style-name="Source_20_Text"><text:span text:style-name="T21">": {</text:span></text:span></text:p>
      <text:p text:style-name="P22"><text:span text:style-name="Source_20_Text"><text:span text:style-name="T20"><text:s text:c="8"/></text:span></text:span><text:span text:style-name="Source_20_Text"><text:span text:style-name="T21">"</text:span></text:span><text:span text:style-name="Source_20_Text"><text:span text:style-name="T25">data</text:span></text:span><text:span text:style-name="Source_20_Text"><text:span text:style-name="T21">": [</text:span></text:span></text:p>
      <text:p text:style-name="P22"><text:span text:style-name="Source_20_Text"><text:span text:style-name="T20"><text:s text:c="10"/></text:span></text:span><text:span text:style-name="Source_20_Text"><text:span text:style-name="T21">{ "</text:span></text:span><text:span text:style-name="Source_20_Text"><text:span text:style-name="T25">type</text:span></text:span><text:span text:style-name="Source_20_Text"><text:span text:style-name="T21">": </text:span></text:span><text:span text:style-name="Source_20_Text"><text:span text:style-name="T28">"tags"</text:span></text:span><text:span text:style-name="Source_20_Text"><text:span text:style-name="T21">, "</text:span></text:span><text:span text:style-name="Source_20_Text"><text:span text:style-name="T25">id</text:span></text:span><text:span text:style-name="Source_20_Text"><text:span text:style-name="T21">": </text:span></text:span><text:span text:style-name="Source_20_Text"><text:span text:style-name="T28">"2"</text:span></text:span><text:span text:style-name="Source_20_Text"><text:span text:style-name="T21"> },</text:span></text:span></text:p>
      <text:p text:style-name="P22"><text:span text:style-name="Source_20_Text"><text:span text:style-name="T20"><text:s text:c="10"/></text:span></text:span><text:span text:style-name="Source_20_Text"><text:span text:style-name="T21">{ "</text:span></text:span><text:span text:style-name="Source_20_Text"><text:span text:style-name="T25">type</text:span></text:span><text:span text:style-name="Source_20_Text"><text:span text:style-name="T21">": </text:span></text:span><text:span text:style-name="Source_20_Text"><text:span text:style-name="T28">"tags"</text:span></text:span><text:span text:style-name="Source_20_Text"><text:span text:style-name="T21">, "</text:span></text:span><text:span text:style-name="Source_20_Text"><text:span text:style-name="T25">id</text:span></text:span><text:span text:style-name="Source_20_Text"><text:span text:style-name="T21">": </text:span></text:span><text:span text:style-name="Source_20_Text"><text:span text:style-name="T28">"3"</text:span></text:span><text:span text:style-name="Source_20_Text"><text:span text:style-name="T21"> }</text:span></text:span></text:p>
      <text:p text:style-name="P22"><text:span text:style-name="Source_20_Text"><text:span text:style-name="T20"><text:s text:c="8"/></text:span></text:span><text:span text:style-name="Source_20_Text"><text:span text:style-name="T21">]</text:span></text:span></text:p>
      <text:p text:style-name="P22"><text:span text:style-name="Source_20_Text"><text:span text:style-name="T20"><text:s text:c="6"/></text:span></text:span><text:span text:style-name="Source_20_Text"><text:span text:style-name="T21">}</text:span></text:span></text:p>
      <text:p text:style-name="P22"><text:span text:style-name="Source_20_Text"><text:span text:style-name="T20"><text:s text:c="4"/></text:span></text:span><text:span text:style-name="Source_20_Text"><text:span text:style-name="T21">}</text:span></text:span></text:p>
      <text:p text:style-name="P22"><text:span text:style-name="Source_20_Text"><text:span text:style-name="T20"><text:s text:c="2"/></text:span></text:span><text:span text:style-name="Source_20_Text"><text:span text:style-name="T21">}</text:span></text:span></text:p>
      <text:p text:style-name="P21"><text:span text:style-name="Source_20_Text"><text:span text:style-name="T21">}</text:span></text:span></text:p>
      <text:p text:style-name="P5"><text:span text:style-name="T40">A server </text:span><text:span text:style-name="Strong_20_Emphasis"><text:span text:style-name="T5">MAY</text:span></text:span><text:span text:style-name="T40"> reject an attempt to do a full replacement of a to-many relationship. In such a case, the server </text:span><text:span text:style-name="Strong_20_Emphasis"><text:span text:style-name="T5">MUST</text:span></text:span><text:span text:style-name="T40"> reject the entire update, and return a </text:span><text:span text:style-name="Source_20_Text"><text:span text:style-name="T17">403 Forbidden</text:span></text:span><text:span text:style-name="T40"> response.</text:span></text:p>
      <text:p text:style-name="P1">Note: Since full replacement may be a very dangerous operation, a server may choose to disallow it. For example, a server may reject full replacement if it has not provided the client with the full list of associated objects, and does not want to allow deletion of records the client has not seen.</text:p>
      <text:h text:style-name="P16" text:outline-level="4"><text:bookmark text:name="crud-updating-responses"/><text:bookmark-start text:name="__RefHeading___Toc26541_4225345026"/><text:bookmark text:name="auto-id--responses-3"/><text:soft-page-break/>Responses<text:bookmark-end text:name="__RefHeading___Toc26541_4225345026"/></text:h>
      <text:h text:style-name="P13" text:outline-level="5"><text:bookmark text:name="crud-updating-responses-202"/><text:bookmark-start text:name="__RefHeading___Toc26543_4225345026"/><text:bookmark text:name="auto-id--202-accepted-1"/>202 Accepted<text:bookmark-end text:name="__RefHeading___Toc26543_4225345026"/></text:h>
      <text:p text:style-name="P5"><text:span text:style-name="T38">If an update request has been accepted for processing, but the processing has not been completed by the time the server responds, the server </text:span><text:span text:style-name="Strong_20_Emphasis"><text:span text:style-name="T3">MUST</text:span></text:span><text:span text:style-name="T38"> return a </text:span><text:span text:style-name="Source_20_Text"><text:span text:style-name="T15">202 Accepted</text:span></text:span><text:span text:style-name="T38"> status code.</text:span></text:p>
      <text:h text:style-name="P13" text:outline-level="5"><text:bookmark text:name="crud-updating-responses-200"/><text:bookmark-start text:name="__RefHeading___Toc26545_4225345026"/><text:bookmark text:name="auto-id--200-ok-2"/>200 OK<text:bookmark-end text:name="__RefHeading___Toc26545_4225345026"/></text:h>
      <text:p text:style-name="P5"><text:span text:style-name="T40">If a server accepts an update but also changes the resource(s) in ways other than those specified by the request (for example, updating the </text:span><text:span text:style-name="Source_20_Text"><text:span text:style-name="T17">updated-at</text:span></text:span><text:span text:style-name="T40"> attribute or a computed </text:span><text:span text:style-name="Source_20_Text"><text:span text:style-name="T17">sha</text:span></text:span><text:span text:style-name="T40">), it </text:span><text:span text:style-name="Strong_20_Emphasis"><text:span text:style-name="T5">MUST</text:span></text:span><text:span text:style-name="T40"> return a </text:span><text:span text:style-name="Source_20_Text"><text:span text:style-name="T17">200 OK</text:span></text:span><text:span text:style-name="T40"> response. The response document </text:span><text:span text:style-name="Strong_20_Emphasis"><text:span text:style-name="T5">MUST</text:span></text:span><text:span text:style-name="T40"> include a representation of the updated resource(s) as if a </text:span><text:span text:style-name="Source_20_Text"><text:span text:style-name="T17">GET</text:span></text:span><text:span text:style-name="T40"> request was made to the request URL.</text:span></text:p>
      <text:p text:style-name="P5"><text:span text:style-name="T40">A server </text:span><text:span text:style-name="Strong_20_Emphasis"><text:span text:style-name="T5">MUST</text:span></text:span><text:span text:style-name="T40"> return a </text:span><text:span text:style-name="Source_20_Text"><text:span text:style-name="T17">200 OK</text:span></text:span><text:span text:style-name="T40"> status code if an update is successful, the client’s current attributes remain up to date, and the server responds only with top-level </text:span><text:a xlink:type="simple" xlink:href="https://jsonapi.org/format/#document-meta" text:style-name="Internet_20_link" text:visited-style-name="Visited_20_Internet_20_Link"><text:span text:style-name="T11">meta</text:span></text:a><text:span text:style-name="T40"> data. In this case the server </text:span><text:span text:style-name="Strong_20_Emphasis"><text:span text:style-name="T5">MUST NOT</text:span></text:span><text:span text:style-name="T40"> include a representation of the updated resource(s).</text:span></text:p>
      <text:h text:style-name="P13" text:outline-level="5"><text:bookmark text:name="crud-updating-responses-204"/><text:bookmark-start text:name="__RefHeading___Toc26547_4225345026"/><text:bookmark text:name="auto-id--204-no-content-1"/>204 No Content<text:bookmark-end text:name="__RefHeading___Toc26547_4225345026"/></text:h>
      <text:p text:style-name="P5"><text:span text:style-name="T40">If an update is successful and the server doesn’t update any attributes besides those provided, the server </text:span><text:span text:style-name="Strong_20_Emphasis"><text:span text:style-name="T5">MUST</text:span></text:span><text:span text:style-name="T40"> return either a </text:span><text:span text:style-name="Source_20_Text"><text:span text:style-name="T17">200 OK</text:span></text:span><text:span text:style-name="T40"> status code and response document (as described above) or a </text:span><text:span text:style-name="Source_20_Text"><text:span text:style-name="T17">204 No Content</text:span></text:span><text:span text:style-name="T40"> status code with no response document.</text:span></text:p>
      <text:h text:style-name="P13" text:outline-level="5"><text:bookmark text:name="crud-updating-relationship-responses-403"/><text:bookmark-start text:name="__RefHeading___Toc26549_4225345026"/><text:bookmark text:name="auto-id--403-forbidden-1"/>403 Forbidden<text:bookmark-end text:name="__RefHeading___Toc26549_4225345026"/></text:h>
      <text:p text:style-name="P5"><text:span text:style-name="T40">A server </text:span><text:span text:style-name="Strong_20_Emphasis"><text:span text:style-name="T5">MUST</text:span></text:span><text:span text:style-name="T40"> return </text:span><text:span text:style-name="Source_20_Text"><text:span text:style-name="T17">403 Forbidden</text:span></text:span><text:span text:style-name="T40"> in response to an unsupported request to update a resource or relationship.</text:span></text:p>
      <text:h text:style-name="P13" text:outline-level="5"><text:bookmark text:name="crud-updating-responses-404"/><text:bookmark-start text:name="__RefHeading___Toc26551_4225345026"/><text:bookmark text:name="auto-id--404-not-found-3"/>404 Not Found<text:bookmark-end text:name="__RefHeading___Toc26551_4225345026"/></text:h>
      <text:p text:style-name="P5"><text:span text:style-name="T40">A server </text:span><text:span text:style-name="Strong_20_Emphasis"><text:span text:style-name="T5">MUST</text:span></text:span><text:span text:style-name="T40"> return </text:span><text:span text:style-name="Source_20_Text"><text:span text:style-name="T17">404 Not Found</text:span></text:span><text:span text:style-name="T40"> when processing a request to modify a resource that does not exist.</text:span></text:p>
      <text:p text:style-name="P5"><text:span text:style-name="T40">A server </text:span><text:span text:style-name="Strong_20_Emphasis"><text:span text:style-name="T5">MUST</text:span></text:span><text:span text:style-name="T40"> return </text:span><text:span text:style-name="Source_20_Text"><text:span text:style-name="T17">404 Not Found</text:span></text:span><text:span text:style-name="T40"> when processing a request that references a related resource that does not exist.</text:span></text:p>
      <text:h text:style-name="P13" text:outline-level="5"><text:bookmark text:name="crud-updating-responses-409"/><text:bookmark-start text:name="__RefHeading___Toc26553_4225345026"/><text:bookmark text:name="auto-id--409-conflict-1"/><text:soft-page-break/>409 Conflict<text:bookmark-end text:name="__RefHeading___Toc26553_4225345026"/></text:h>
      <text:p text:style-name="P5"><text:span text:style-name="T40">A server </text:span><text:span text:style-name="Strong_20_Emphasis"><text:span text:style-name="T5">MAY</text:span></text:span><text:span text:style-name="T40"> return </text:span><text:span text:style-name="Source_20_Text"><text:span text:style-name="T17">409 Conflict</text:span></text:span><text:span text:style-name="T40"> when processing a </text:span><text:span text:style-name="Source_20_Text"><text:span text:style-name="T17">PATCH</text:span></text:span><text:span text:style-name="T40"> request to update a resource if that update would violate other server-enforced constraints (such as a uniqueness constraint on a property other than </text:span><text:span text:style-name="Source_20_Text"><text:span text:style-name="T17">id</text:span></text:span><text:span text:style-name="T40">).</text:span></text:p>
      <text:p text:style-name="P5"><text:span text:style-name="T40">A server </text:span><text:span text:style-name="Strong_20_Emphasis"><text:span text:style-name="T5">MUST</text:span></text:span><text:span text:style-name="T40"> return </text:span><text:span text:style-name="Source_20_Text"><text:span text:style-name="T17">409 Conflict</text:span></text:span><text:span text:style-name="T40"> when processing a </text:span><text:span text:style-name="Source_20_Text"><text:span text:style-name="T17">PATCH</text:span></text:span><text:span text:style-name="T40"> request in which the resource object’s </text:span><text:span text:style-name="Source_20_Text"><text:span text:style-name="T17">type</text:span></text:span><text:span text:style-name="T40"> and </text:span><text:span text:style-name="Source_20_Text"><text:span text:style-name="T17">id</text:span></text:span><text:span text:style-name="T40"> do not match the server’s endpoint.</text:span></text:p>
      <text:p text:style-name="P5"><text:span text:style-name="T40">A server </text:span><text:span text:style-name="Strong_20_Emphasis"><text:span text:style-name="T5">SHOULD</text:span></text:span><text:span text:style-name="T40"> include error details and provide enough information to recognize the source of the conflict.</text:span></text:p>
      <text:h text:style-name="P13" text:outline-level="5"><text:bookmark text:name="crud-updating-responses-other"/><text:bookmark-start text:name="__RefHeading___Toc26555_4225345026"/><text:bookmark text:name="auto-id--other-responses-3"/>Other Responses<text:bookmark-end text:name="__RefHeading___Toc26555_4225345026"/></text:h>
      <text:p text:style-name="P5">A server <text:span text:style-name="Strong_20_Emphasis"><text:span text:style-name="T1">MAY</text:span></text:span> respond with other HTTP status codes.</text:p>
      <text:p text:style-name="P5">A server <text:span text:style-name="Strong_20_Emphasis"><text:span text:style-name="T1">MAY</text:span></text:span> include <text:a xlink:type="simple" xlink:href="https://jsonapi.org/format/#errors" text:style-name="Internet_20_link" text:visited-style-name="Visited_20_Internet_20_Link"><text:span text:style-name="T7">error details</text:span></text:a> with error responses.</text:p>
      <text:p text:style-name="P5">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8">HTTP semantics</text:span></text:span></text:a>.</text:p>
      <text:h text:style-name="P18" text:outline-level="3"><text:bookmark text:name="crud-updating-relationships"/><text:bookmark-start text:name="__RefHeading___Toc26557_4225345026"/><text:bookmark text:name="auto-id--updating-relationships"/>Updating Relationships<text:bookmark-end text:name="__RefHeading___Toc26557_4225345026"/></text:h>
      <text:p text:style-name="P5">Although relationships can be modified along with resources (as described above), JSON:API also supports updating of relationships independently at URLs from <text:a xlink:type="simple" xlink:href="https://jsonapi.org/format/#document-resource-object-relationships" text:style-name="Internet_20_link" text:visited-style-name="Visited_20_Internet_20_Link"><text:span text:style-name="T7">relationship links</text:span></text:a>.</text:p>
      <text:p text:style-name="P1">Note: Relationships are updated without exposing the underlying server semantics, such as foreign keys. Furthermore, relationships can be updated without necessarily affecting the related resources. For example, if an article has many authors, it is possible to remove one of the authors from the article without deleting the person itself. Similarly, if an article has many tags, it is possible to add or remove tags. Under the hood on the server, the first of these examples might be implemented with a foreign key, while the second could be implemented with a join table, but the JSON:API protocol would be the same in both cases.</text:p>
      <text:p text:style-name="P1"><text:soft-page-break/>Note: A server may choose to delete the underlying resource if a relationship is deleted (as a garbage collection measure).</text:p>
      <text:h text:style-name="P16" text:outline-level="4"><text:bookmark text:name="crud-updating-to-one-relationships"/><text:bookmark-start text:name="__RefHeading___Toc26559_4225345026"/><text:bookmark text:name="auto-id--updating-to-one-relationships"/>Updating To-One Relationships<text:bookmark-end text:name="__RefHeading___Toc26559_4225345026"/></text:h>
      <text:p text:style-name="P5"><text:span text:style-name="T38">A server </text:span><text:span text:style-name="Strong_20_Emphasis"><text:span text:style-name="T3">MUST</text:span></text:span><text:span text:style-name="T38"> respond to </text:span><text:span text:style-name="Source_20_Text"><text:span text:style-name="T15">PATCH</text:span></text:span><text:span text:style-name="T38"> requests to a URL from a to-one </text:span><text:a xlink:type="simple" xlink:href="https://jsonapi.org/format/#document-resource-object-relationships" text:style-name="Internet_20_link" text:visited-style-name="Visited_20_Internet_20_Link"><text:span text:style-name="T9">relationship link</text:span></text:a><text:span text:style-name="T38"> as described below.</text:span></text:p>
      <text:p text:style-name="P5"><text:span text:style-name="T37">The </text:span><text:span text:style-name="Source_20_Text"><text:span text:style-name="T18">PATCH</text:span></text:span><text:span text:style-name="T37"> request </text:span><text:span text:style-name="Strong_20_Emphasis"><text:span text:style-name="T2">MUST</text:span></text:span><text:span text:style-name="T37"> include a top-level member named </text:span><text:span text:style-name="Source_20_Text"><text:span text:style-name="T18">data</text:span></text:span><text:span text:style-name="T37"> containing one of:</text:span></text:p>
      <text:list xml:id="list2245312208" text:style-name="L16">
        <text:list-item>
          <text:p text:style-name="P65"><text:span text:style-name="T37">a </text:span><text:a xlink:type="simple" xlink:href="https://jsonapi.org/format/#document-resource-identifier-objects" text:style-name="Internet_20_link" text:visited-style-name="Visited_20_Internet_20_Link"><text:span text:style-name="T13">resource identifier object</text:span></text:a><text:span text:style-name="T37"> corresponding to the new related resource.</text:span></text:p>
        </text:list-item>
        <text:list-item>
          <text:p text:style-name="P46"><text:span text:style-name="Source_20_Text"><text:span text:style-name="T18">null</text:span></text:span><text:span text:style-name="T37">, to remove the relationship.</text:span></text:p>
        </text:list-item>
      </text:list>
      <text:p text:style-name="P5">For example, the following request updates the author of an article:</text:p>
      <text:p text:style-name="P20"><text:span text:style-name="Source_20_Text"><text:span text:style-name="T22">PATCH</text:span></text:span><text:span text:style-name="Source_20_Text"><text:span text:style-name="T21"> </text:span></text:span><text:span text:style-name="Source_20_Text"><text:span text:style-name="T29">/articles/1/relationships/author</text:span></text:span><text:span text:style-name="Source_20_Text"><text:span text:style-name="T21"> </text:span></text:span><text:span text:style-name="Source_20_Text"><text:span text:style-name="T22">HTTP/1.1</text:span></text:span></text:p>
      <text:p text:style-name="P22"><text:span text:style-name="Source_20_Text"><text:span text:style-name="T25">Content-Type</text:span></text:span><text:span text:style-name="Source_20_Text"><text:span text:style-name="T21">: </text:span></text:span><text:span text:style-name="Source_20_Text"><text:span text:style-name="T28">application/vnd.api+json</text:span></text:span></text:p>
      <text:p text:style-name="P22"><text:span text:style-name="Source_20_Text"><text:span text:style-name="T25">Accept</text:span></text:span><text:span text:style-name="Source_20_Text"><text:span text:style-name="T21">: </text:span></text:span><text:span text:style-name="Source_20_Text"><text:span text:style-name="T28">application/vnd.api+json</text:span></text:span></text:p>
      <text:p text:style-name="P22"/>
      <text:p text:style-name="P22"><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data</text:span></text:span><text:span text:style-name="Source_20_Text"><text:span text:style-name="T21">": { "</text:span></text:span><text:span text:style-name="Source_20_Text"><text:span text:style-name="T25">type</text:span></text:span><text:span text:style-name="Source_20_Text"><text:span text:style-name="T21">": </text:span></text:span><text:span text:style-name="Source_20_Text"><text:span text:style-name="T28">"people"</text:span></text:span><text:span text:style-name="Source_20_Text"><text:span text:style-name="T21">, "</text:span></text:span><text:span text:style-name="Source_20_Text"><text:span text:style-name="T25">id</text:span></text:span><text:span text:style-name="Source_20_Text"><text:span text:style-name="T21">": </text:span></text:span><text:span text:style-name="Source_20_Text"><text:span text:style-name="T28">"12"</text:span></text:span><text:span text:style-name="Source_20_Text"><text:span text:style-name="T21"> }</text:span></text:span></text:p>
      <text:p text:style-name="P21"><text:span text:style-name="Source_20_Text"><text:span text:style-name="T21">}</text:span></text:span></text:p>
      <text:p text:style-name="P5">And the following request clears the author of the same article:</text:p>
      <text:p text:style-name="P20"><text:span text:style-name="Source_20_Text"><text:span text:style-name="T22">PATCH</text:span></text:span><text:span text:style-name="Source_20_Text"><text:span text:style-name="T21"> </text:span></text:span><text:span text:style-name="Source_20_Text"><text:span text:style-name="T29">/articles/1/relationships/author</text:span></text:span><text:span text:style-name="Source_20_Text"><text:span text:style-name="T21"> </text:span></text:span><text:span text:style-name="Source_20_Text"><text:span text:style-name="T22">HTTP/1.1</text:span></text:span></text:p>
      <text:p text:style-name="P22"><text:span text:style-name="Source_20_Text"><text:span text:style-name="T25">Content-Type</text:span></text:span><text:span text:style-name="Source_20_Text"><text:span text:style-name="T21">: </text:span></text:span><text:span text:style-name="Source_20_Text"><text:span text:style-name="T28">application/vnd.api+json</text:span></text:span></text:p>
      <text:p text:style-name="P22"><text:span text:style-name="Source_20_Text"><text:span text:style-name="T25">Accept</text:span></text:span><text:span text:style-name="Source_20_Text"><text:span text:style-name="T21">: </text:span></text:span><text:span text:style-name="Source_20_Text"><text:span text:style-name="T28">application/vnd.api+json</text:span></text:span></text:p>
      <text:p text:style-name="P22"/>
      <text:p text:style-name="P22"><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data</text:span></text:span><text:span text:style-name="Source_20_Text"><text:span text:style-name="T21">": null</text:span></text:span></text:p>
      <text:p text:style-name="P21"><text:span text:style-name="Source_20_Text"><text:span text:style-name="T21">}</text:span></text:span></text:p>
      <text:p text:style-name="P5"><text:span text:style-name="T37">If the relationship is updated successfully then the server </text:span><text:span text:style-name="Strong_20_Emphasis"><text:span text:style-name="T2">MUST</text:span></text:span><text:span text:style-name="T37"> return a successful response.</text:span></text:p>
      <text:h text:style-name="P17" text:outline-level="4"><text:bookmark text:name="crud-updating-to-many-relationships"/><text:bookmark-start text:name="__RefHeading___Toc26561_4225345026"/><text:bookmark text:name="auto-id--updating-to-many-relationships"/>Updating To-Many Relationships<text:bookmark-end text:name="__RefHeading___Toc26561_4225345026"/></text:h>
      <text:p text:style-name="P5"><text:span text:style-name="T37">A server </text:span><text:span text:style-name="Strong_20_Emphasis"><text:span text:style-name="T2">MUST</text:span></text:span><text:span text:style-name="T37"> respond to </text:span><text:span text:style-name="Source_20_Text"><text:span text:style-name="T18">PATCH</text:span></text:span><text:span text:style-name="T37">, </text:span><text:span text:style-name="Source_20_Text"><text:span text:style-name="T18">POST</text:span></text:span><text:span text:style-name="T37">, and </text:span><text:span text:style-name="Source_20_Text"><text:span text:style-name="T18">DELETE</text:span></text:span><text:span text:style-name="T37"> requests to a URL from a to-many </text:span><text:a xlink:type="simple" xlink:href="https://jsonapi.org/format/#document-resource-object-relationships" text:style-name="Internet_20_link" text:visited-style-name="Visited_20_Internet_20_Link"><text:span text:style-name="T13">relationship link</text:span></text:a><text:span text:style-name="T37"> as described below.</text:span></text:p>
      <text:p text:style-name="P5"><text:span text:style-name="T37">For all request types, the body </text:span><text:span text:style-name="Strong_20_Emphasis"><text:span text:style-name="T2">MUST</text:span></text:span><text:span text:style-name="T37"> contain a </text:span><text:span text:style-name="Source_20_Text"><text:span text:style-name="T18">data</text:span></text:span><text:span text:style-name="T37"> member whose value is an empty array or an array of </text:span><text:a xlink:type="simple" xlink:href="https://jsonapi.org/format/#document-resource-identifier-objects" text:style-name="Internet_20_link" text:visited-style-name="Visited_20_Internet_20_Link"><text:span text:style-name="T13">resource identifier objects</text:span></text:a><text:span text:style-name="T37">.</text:span></text:p>
      <text:p text:style-name="P5"><text:soft-page-break/><text:span text:style-name="T38">If a client makes a </text:span><text:span text:style-name="Source_20_Text"><text:span text:style-name="T15">PATCH</text:span></text:span><text:span text:style-name="T38"> request to a URL from a to-many </text:span><text:a xlink:type="simple" xlink:href="https://jsonapi.org/format/#document-resource-object-relationships" text:style-name="Internet_20_link" text:visited-style-name="Visited_20_Internet_20_Link"><text:span text:style-name="T9">relationship link</text:span></text:a><text:span text:style-name="T38">, the server </text:span><text:span text:style-name="Strong_20_Emphasis"><text:span text:style-name="T3">MUST</text:span></text:span><text:span text:style-name="T38"> either completely replace every member of the relationship, return an appropriate error response if some resources can not be found or accessed, or return a </text:span><text:span text:style-name="Source_20_Text"><text:span text:style-name="T15">403 Forbidden</text:span></text:span><text:span text:style-name="T38"> response if complete replacement is not allowed by the server.</text:span></text:p>
      <text:p text:style-name="P5">For example, the following request replaces every tag for an article:</text:p>
      <text:p text:style-name="P20"><text:span text:style-name="Source_20_Text"><text:span text:style-name="T22">PATCH</text:span></text:span><text:span text:style-name="Source_20_Text"><text:span text:style-name="T21"> </text:span></text:span><text:span text:style-name="Source_20_Text"><text:span text:style-name="T29">/articles/1/relationships/tags</text:span></text:span><text:span text:style-name="Source_20_Text"><text:span text:style-name="T21"> </text:span></text:span><text:span text:style-name="Source_20_Text"><text:span text:style-name="T22">HTTP/1.1</text:span></text:span></text:p>
      <text:p text:style-name="P22"><text:span text:style-name="Source_20_Text"><text:span text:style-name="T25">Content-Type</text:span></text:span><text:span text:style-name="Source_20_Text"><text:span text:style-name="T21">: </text:span></text:span><text:span text:style-name="Source_20_Text"><text:span text:style-name="T28">application/vnd.api+json</text:span></text:span></text:p>
      <text:p text:style-name="P22"><text:span text:style-name="Source_20_Text"><text:span text:style-name="T25">Accept</text:span></text:span><text:span text:style-name="Source_20_Text"><text:span text:style-name="T21">: </text:span></text:span><text:span text:style-name="Source_20_Text"><text:span text:style-name="T28">application/vnd.api+json</text:span></text:span></text:p>
      <text:p text:style-name="P22"/>
      <text:p text:style-name="P22"><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data</text:span></text:span><text:span text:style-name="Source_20_Text"><text:span text:style-name="T21">": [</text:span></text:span></text:p>
      <text:p text:style-name="P22"><text:span text:style-name="Source_20_Text"><text:span text:style-name="T20"><text:s text:c="4"/></text:span></text:span><text:span text:style-name="Source_20_Text"><text:span text:style-name="T21">{ "</text:span></text:span><text:span text:style-name="Source_20_Text"><text:span text:style-name="T25">type</text:span></text:span><text:span text:style-name="Source_20_Text"><text:span text:style-name="T21">": </text:span></text:span><text:span text:style-name="Source_20_Text"><text:span text:style-name="T28">"tags"</text:span></text:span><text:span text:style-name="Source_20_Text"><text:span text:style-name="T21">, "</text:span></text:span><text:span text:style-name="Source_20_Text"><text:span text:style-name="T25">id</text:span></text:span><text:span text:style-name="Source_20_Text"><text:span text:style-name="T21">": </text:span></text:span><text:span text:style-name="Source_20_Text"><text:span text:style-name="T28">"2"</text:span></text:span><text:span text:style-name="Source_20_Text"><text:span text:style-name="T21"> },</text:span></text:span></text:p>
      <text:p text:style-name="P22"><text:span text:style-name="Source_20_Text"><text:span text:style-name="T20"><text:s text:c="4"/></text:span></text:span><text:span text:style-name="Source_20_Text"><text:span text:style-name="T21">{ "</text:span></text:span><text:span text:style-name="Source_20_Text"><text:span text:style-name="T25">type</text:span></text:span><text:span text:style-name="Source_20_Text"><text:span text:style-name="T21">": </text:span></text:span><text:span text:style-name="Source_20_Text"><text:span text:style-name="T28">"tags"</text:span></text:span><text:span text:style-name="Source_20_Text"><text:span text:style-name="T21">, "</text:span></text:span><text:span text:style-name="Source_20_Text"><text:span text:style-name="T25">id</text:span></text:span><text:span text:style-name="Source_20_Text"><text:span text:style-name="T21">": </text:span></text:span><text:span text:style-name="Source_20_Text"><text:span text:style-name="T28">"3"</text:span></text:span><text:span text:style-name="Source_20_Text"><text:span text:style-name="T21"> }</text:span></text:span></text:p>
      <text:p text:style-name="P22"><text:span text:style-name="Source_20_Text"><text:span text:style-name="T20"><text:s text:c="2"/></text:span></text:span><text:span text:style-name="Source_20_Text"><text:span text:style-name="T21">]</text:span></text:span></text:p>
      <text:p text:style-name="P21"><text:span text:style-name="Source_20_Text"><text:span text:style-name="T21">}</text:span></text:span></text:p>
      <text:p text:style-name="P5">And the following request clears every tag for an article:</text:p>
      <text:p text:style-name="P20"><text:span text:style-name="Source_20_Text"><text:span text:style-name="T22">PATCH</text:span></text:span><text:span text:style-name="Source_20_Text"><text:span text:style-name="T21"> </text:span></text:span><text:span text:style-name="Source_20_Text"><text:span text:style-name="T29">/articles/1/relationships/tags</text:span></text:span><text:span text:style-name="Source_20_Text"><text:span text:style-name="T21"> </text:span></text:span><text:span text:style-name="Source_20_Text"><text:span text:style-name="T22">HTTP/1.1</text:span></text:span></text:p>
      <text:p text:style-name="P22"><text:span text:style-name="Source_20_Text"><text:span text:style-name="T25">Content-Type</text:span></text:span><text:span text:style-name="Source_20_Text"><text:span text:style-name="T21">: </text:span></text:span><text:span text:style-name="Source_20_Text"><text:span text:style-name="T28">application/vnd.api+json</text:span></text:span></text:p>
      <text:p text:style-name="P22"><text:span text:style-name="Source_20_Text"><text:span text:style-name="T25">Accept</text:span></text:span><text:span text:style-name="Source_20_Text"><text:span text:style-name="T21">: </text:span></text:span><text:span text:style-name="Source_20_Text"><text:span text:style-name="T28">application/vnd.api+json</text:span></text:span></text:p>
      <text:p text:style-name="P22"/>
      <text:p text:style-name="P22"><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data</text:span></text:span><text:span text:style-name="Source_20_Text"><text:span text:style-name="T21">": []</text:span></text:span></text:p>
      <text:p text:style-name="P21"><text:span text:style-name="Source_20_Text"><text:span text:style-name="T21">}</text:span></text:span></text:p>
      <text:p text:style-name="P5"><text:span text:style-name="T38">If a client makes a </text:span><text:span text:style-name="Source_20_Text"><text:span text:style-name="T15">POST</text:span></text:span><text:span text:style-name="T38"> request to a URL from a </text:span><text:a xlink:type="simple" xlink:href="https://jsonapi.org/format/#document-resource-object-relationships" text:style-name="Internet_20_link" text:visited-style-name="Visited_20_Internet_20_Link"><text:span text:style-name="T9">relationship link</text:span></text:a><text:span text:style-name="T38">, the server </text:span><text:span text:style-name="Strong_20_Emphasis"><text:span text:style-name="T3">MUST</text:span></text:span><text:span text:style-name="T38"> add the specified members to the relationship unless they are already present. If a given </text:span><text:span text:style-name="Source_20_Text"><text:span text:style-name="T15">type</text:span></text:span><text:span text:style-name="T38"> and </text:span><text:span text:style-name="Source_20_Text"><text:span text:style-name="T15">id</text:span></text:span><text:span text:style-name="T38"> is already in the relationship, the server </text:span><text:span text:style-name="Strong_20_Emphasis"><text:span text:style-name="T3">MUST NOT</text:span></text:span><text:span text:style-name="T38"> add it again.</text:span></text:p>
      <text:p text:style-name="P2">Note: This matches the semantics of databases that use foreign keys for has-many relationships. Document-based storage should check the has-many relationship before appending to avoid duplicates.</text:p>
      <text:p text:style-name="P5"><text:span text:style-name="T38">If all of the specified resources can be added to, or are already present in, the relationship then the server </text:span><text:span text:style-name="Strong_20_Emphasis"><text:span text:style-name="T3">MUST</text:span></text:span><text:span text:style-name="T38"> return a successful response.</text:span></text:p>
      <text:p text:style-name="P1"><text:soft-page-break/>Note: This approach ensures that a request is successful if the server’s state matches the requested state, and helps avoid pointless race conditions caused by multiple clients making the same changes to a relationship.</text:p>
      <text:p text:style-name="P5">In the following example, the comment with ID <text:span text:style-name="Source_20_Text"><text:span text:style-name="T14">123</text:span></text:span> is added to the list of comments for the article with ID <text:span text:style-name="Source_20_Text"><text:span text:style-name="T14">1</text:span></text:span>:</text:p>
      <text:p text:style-name="P20"><text:span text:style-name="Source_20_Text"><text:span text:style-name="T22">POST</text:span></text:span><text:span text:style-name="Source_20_Text"><text:span text:style-name="T21"> </text:span></text:span><text:span text:style-name="Source_20_Text"><text:span text:style-name="T29">/articles/1/relationships/comments</text:span></text:span><text:span text:style-name="Source_20_Text"><text:span text:style-name="T21"> </text:span></text:span><text:span text:style-name="Source_20_Text"><text:span text:style-name="T22">HTTP/1.1</text:span></text:span></text:p>
      <text:p text:style-name="P22"><text:span text:style-name="Source_20_Text"><text:span text:style-name="T25">Content-Type</text:span></text:span><text:span text:style-name="Source_20_Text"><text:span text:style-name="T21">: </text:span></text:span><text:span text:style-name="Source_20_Text"><text:span text:style-name="T28">application/vnd.api+json</text:span></text:span></text:p>
      <text:p text:style-name="P22"><text:span text:style-name="Source_20_Text"><text:span text:style-name="T25">Accept</text:span></text:span><text:span text:style-name="Source_20_Text"><text:span text:style-name="T21">: </text:span></text:span><text:span text:style-name="Source_20_Text"><text:span text:style-name="T28">application/vnd.api+json</text:span></text:span></text:p>
      <text:p text:style-name="P22"/>
      <text:p text:style-name="P22"><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data</text:span></text:span><text:span text:style-name="Source_20_Text"><text:span text:style-name="T21">": [</text:span></text:span></text:p>
      <text:p text:style-name="P22"><text:span text:style-name="Source_20_Text"><text:span text:style-name="T20"><text:s text:c="4"/></text:span></text:span><text:span text:style-name="Source_20_Text"><text:span text:style-name="T21">{ "</text:span></text:span><text:span text:style-name="Source_20_Text"><text:span text:style-name="T25">type</text:span></text:span><text:span text:style-name="Source_20_Text"><text:span text:style-name="T21">": </text:span></text:span><text:span text:style-name="Source_20_Text"><text:span text:style-name="T28">"comments"</text:span></text:span><text:span text:style-name="Source_20_Text"><text:span text:style-name="T21">, "</text:span></text:span><text:span text:style-name="Source_20_Text"><text:span text:style-name="T25">id</text:span></text:span><text:span text:style-name="Source_20_Text"><text:span text:style-name="T21">": </text:span></text:span><text:span text:style-name="Source_20_Text"><text:span text:style-name="T28">"123"</text:span></text:span><text:span text:style-name="Source_20_Text"><text:span text:style-name="T21"> }</text:span></text:span></text:p>
      <text:p text:style-name="P22"><text:span text:style-name="Source_20_Text"><text:span text:style-name="T20"><text:s text:c="2"/></text:span></text:span><text:span text:style-name="Source_20_Text"><text:span text:style-name="T21">]</text:span></text:span></text:p>
      <text:p text:style-name="P21"><text:span text:style-name="Source_20_Text"><text:span text:style-name="T21">}</text:span></text:span></text:p>
      <text:p text:style-name="P5"><text:span text:style-name="T38">If the client makes a </text:span><text:span text:style-name="Source_20_Text"><text:span text:style-name="T15">DELETE</text:span></text:span><text:span text:style-name="T38"> request to a URL from a </text:span><text:a xlink:type="simple" xlink:href="https://jsonapi.org/format/#document-resource-object-relationships" text:style-name="Internet_20_link" text:visited-style-name="Visited_20_Internet_20_Link"><text:span text:style-name="T9">relationship link</text:span></text:a><text:span text:style-name="T38"> the server </text:span><text:span text:style-name="Strong_20_Emphasis"><text:span text:style-name="T3">MUST</text:span></text:span><text:span text:style-name="T38"> delete the specified members from the relationship or return a </text:span><text:span text:style-name="Source_20_Text"><text:span text:style-name="T15">403 Forbidden</text:span></text:span><text:span text:style-name="T38"> response. If all of the specified resources are able to be removed from, or are already missing from, the relationship then the server </text:span><text:span text:style-name="Strong_20_Emphasis"><text:span text:style-name="T3">MUST</text:span></text:span><text:span text:style-name="T38"> return a successful response.</text:span></text:p>
      <text:p text:style-name="P3"><text:span text:style-name="T35">Note: As described above for </text:span><text:span text:style-name="Source_20_Text"><text:span text:style-name="T36">POST</text:span></text:span><text:span text:style-name="T35"> requests, this approach helps avoid pointless race conditions between multiple clients making the same changes.</text:span></text:p>
      <text:p text:style-name="P5">Relationship members are specified in the same way as in the <text:span text:style-name="Source_20_Text"><text:span text:style-name="T14">POST</text:span></text:span> request.</text:p>
      <text:p text:style-name="P5">In the following example, comments with IDs of <text:span text:style-name="Source_20_Text"><text:span text:style-name="T14">12</text:span></text:span> and <text:span text:style-name="Source_20_Text"><text:span text:style-name="T14">13</text:span></text:span> are removed from the list of comments for the article with ID <text:span text:style-name="Source_20_Text"><text:span text:style-name="T14">1</text:span></text:span>:</text:p>
      <text:p text:style-name="P20"><text:span text:style-name="Source_20_Text"><text:span text:style-name="T22">DELETE</text:span></text:span><text:span text:style-name="Source_20_Text"><text:span text:style-name="T21"> </text:span></text:span><text:span text:style-name="Source_20_Text"><text:span text:style-name="T29">/articles/1/relationships/comments</text:span></text:span><text:span text:style-name="Source_20_Text"><text:span text:style-name="T21"> </text:span></text:span><text:span text:style-name="Source_20_Text"><text:span text:style-name="T22">HTTP/1.1</text:span></text:span></text:p>
      <text:p text:style-name="P22"><text:span text:style-name="Source_20_Text"><text:span text:style-name="T25">Content-Type</text:span></text:span><text:span text:style-name="Source_20_Text"><text:span text:style-name="T21">: </text:span></text:span><text:span text:style-name="Source_20_Text"><text:span text:style-name="T28">application/vnd.api+json</text:span></text:span></text:p>
      <text:p text:style-name="P22"><text:span text:style-name="Source_20_Text"><text:span text:style-name="T25">Accept</text:span></text:span><text:span text:style-name="Source_20_Text"><text:span text:style-name="T21">: </text:span></text:span><text:span text:style-name="Source_20_Text"><text:span text:style-name="T28">application/vnd.api+json</text:span></text:span></text:p>
      <text:p text:style-name="P22"/>
      <text:p text:style-name="P22"><text:span text:style-name="Source_20_Text"><text:span text:style-name="T21">{</text:span></text:span></text:p>
      <text:p text:style-name="P22"><text:span text:style-name="Source_20_Text"><text:span text:style-name="T20"><text:s text:c="2"/></text:span></text:span><text:span text:style-name="Source_20_Text"><text:span text:style-name="T21">"</text:span></text:span><text:span text:style-name="Source_20_Text"><text:span text:style-name="T25">data</text:span></text:span><text:span text:style-name="Source_20_Text"><text:span text:style-name="T21">": [</text:span></text:span></text:p>
      <text:p text:style-name="P22"><text:span text:style-name="Source_20_Text"><text:span text:style-name="T20"><text:s text:c="4"/></text:span></text:span><text:span text:style-name="Source_20_Text"><text:span text:style-name="T21">{ "</text:span></text:span><text:span text:style-name="Source_20_Text"><text:span text:style-name="T25">type</text:span></text:span><text:span text:style-name="Source_20_Text"><text:span text:style-name="T21">": </text:span></text:span><text:span text:style-name="Source_20_Text"><text:span text:style-name="T28">"comments"</text:span></text:span><text:span text:style-name="Source_20_Text"><text:span text:style-name="T21">, "</text:span></text:span><text:span text:style-name="Source_20_Text"><text:span text:style-name="T25">id</text:span></text:span><text:span text:style-name="Source_20_Text"><text:span text:style-name="T21">": </text:span></text:span><text:span text:style-name="Source_20_Text"><text:span text:style-name="T28">"12"</text:span></text:span><text:span text:style-name="Source_20_Text"><text:span text:style-name="T21"> },</text:span></text:span></text:p>
      <text:p text:style-name="P22"><text:span text:style-name="Source_20_Text"><text:span text:style-name="T20"><text:s text:c="4"/></text:span></text:span><text:span text:style-name="Source_20_Text"><text:span text:style-name="T21">{ "</text:span></text:span><text:span text:style-name="Source_20_Text"><text:span text:style-name="T25">type</text:span></text:span><text:span text:style-name="Source_20_Text"><text:span text:style-name="T21">": </text:span></text:span><text:span text:style-name="Source_20_Text"><text:span text:style-name="T28">"comments"</text:span></text:span><text:span text:style-name="Source_20_Text"><text:span text:style-name="T21">, "</text:span></text:span><text:span text:style-name="Source_20_Text"><text:span text:style-name="T25">id</text:span></text:span><text:span text:style-name="Source_20_Text"><text:span text:style-name="T21">": </text:span></text:span><text:span text:style-name="Source_20_Text"><text:span text:style-name="T28">"13"</text:span></text:span><text:span text:style-name="Source_20_Text"><text:span text:style-name="T21"> }</text:span></text:span></text:p>
      <text:p text:style-name="P22"><text:span text:style-name="Source_20_Text"><text:span text:style-name="T20"><text:s text:c="2"/></text:span></text:span><text:span text:style-name="Source_20_Text"><text:span text:style-name="T21">]</text:span></text:span></text:p>
      <text:p text:style-name="P21"><text:span text:style-name="Source_20_Text"><text:span text:style-name="T21">}</text:span></text:span></text:p>
      <text:p text:style-name="P1"><text:soft-page-break/>Note: RFC 7231 specifies that a DELETE request may include a body, but that a server may reject the request. This spec defines the semantics of a server, and we are defining its semantics for JSON:API.</text:p>
      <text:h text:style-name="P16" text:outline-level="4"><text:bookmark text:name="crud-updating-relationship-responses"/><text:bookmark-start text:name="__RefHeading___Toc26563_4225345026"/><text:bookmark text:name="auto-id--responses-4"/>Responses<text:bookmark-end text:name="__RefHeading___Toc26563_4225345026"/></text:h>
      <text:h text:style-name="P13" text:outline-level="5"><text:bookmark text:name="crud-updating-relationship-responses-202"/><text:bookmark-start text:name="__RefHeading___Toc26565_4225345026"/><text:bookmark text:name="auto-id--202-accepted-2"/>202 Accepted<text:bookmark-end text:name="__RefHeading___Toc26565_4225345026"/></text:h>
      <text:p text:style-name="P5"><text:span text:style-name="T38">If a relationship update request has been accepted for processing, but the processing has not been completed by the time the server responds, the server </text:span><text:span text:style-name="Strong_20_Emphasis"><text:span text:style-name="T3">MUST</text:span></text:span><text:span text:style-name="T38"> return a </text:span><text:span text:style-name="Source_20_Text"><text:span text:style-name="T15">202 Accepted</text:span></text:span><text:span text:style-name="T38"> status code.</text:span></text:p>
      <text:h text:style-name="P14" text:outline-level="5"><text:bookmark text:name="crud-updating-relationship-responses-204"/><text:bookmark-start text:name="__RefHeading___Toc26567_4225345026"/><text:bookmark text:name="auto-id--204-no-content-2"/>204 No Content<text:bookmark-end text:name="__RefHeading___Toc26567_4225345026"/></text:h>
      <text:p text:style-name="P5"><text:span text:style-name="T38">A server </text:span><text:span text:style-name="Strong_20_Emphasis"><text:span text:style-name="T3">MUST</text:span></text:span><text:span text:style-name="T38"> return a </text:span><text:span text:style-name="Source_20_Text"><text:span text:style-name="T15">204 No Content</text:span></text:span><text:span text:style-name="T38"> status code if an update is successful and the representation of the resource in the request matches the result.</text:span></text:p>
      <text:p text:style-name="P3"><text:span text:style-name="T35">Note: This is the appropriate response to a </text:span><text:span text:style-name="Source_20_Text"><text:span text:style-name="T36">POST</text:span></text:span><text:span text:style-name="T35"> request sent to a URL from a to-many </text:span><text:a xlink:type="simple" xlink:href="https://jsonapi.org/format/#document-resource-object-relationships" text:style-name="Internet_20_link" text:visited-style-name="Visited_20_Internet_20_Link"><text:span text:style-name="T7">relationship link</text:span></text:a><text:span text:style-name="T35"> when that relationship already exists. It is also the appropriate response to a </text:span><text:span text:style-name="Source_20_Text"><text:span text:style-name="T36">DELETE</text:span></text:span><text:span text:style-name="T35"> request sent to a URL from a to-many </text:span><text:a xlink:type="simple" xlink:href="https://jsonapi.org/format/#document-resource-object-relationships" text:style-name="Internet_20_link" text:visited-style-name="Visited_20_Internet_20_Link"><text:span text:style-name="T7">relationship link</text:span></text:a><text:span text:style-name="T35"> when that relationship does not exist.</text:span></text:p>
      <text:h text:style-name="P13" text:outline-level="5"><text:bookmark text:name="crud-updating-relationship-responses-200"/><text:bookmark-start text:name="__RefHeading___Toc26569_4225345026"/><text:bookmark text:name="auto-id--200-ok-3"/>200 OK<text:bookmark-end text:name="__RefHeading___Toc26569_4225345026"/></text:h>
      <text:p text:style-name="P5"><text:span text:style-name="T38">If a server accepts an update but also changes the targeted relationship(s) in other ways than those specified by the request, it </text:span><text:span text:style-name="Strong_20_Emphasis"><text:span text:style-name="T3">MUST</text:span></text:span><text:span text:style-name="T38"> return a </text:span><text:span text:style-name="Source_20_Text"><text:span text:style-name="T15">200 OK</text:span></text:span><text:span text:style-name="T38"> response. The response document </text:span><text:span text:style-name="Strong_20_Emphasis"><text:span text:style-name="T3">MUST</text:span></text:span><text:span text:style-name="T38"> include a representation of the updated relationship(s).</text:span></text:p>
      <text:p text:style-name="P5"><text:span text:style-name="T38">A server </text:span><text:span text:style-name="Strong_20_Emphasis"><text:span text:style-name="T3">MUST</text:span></text:span><text:span text:style-name="T38"> return a </text:span><text:span text:style-name="Source_20_Text"><text:span text:style-name="T15">200 OK</text:span></text:span><text:span text:style-name="T38"> status code if an update is successful, the client’s current data remain up to date, and the server responds only with top-level </text:span><text:a xlink:type="simple" xlink:href="https://jsonapi.org/format/#document-meta" text:style-name="Internet_20_link" text:visited-style-name="Visited_20_Internet_20_Link"><text:span text:style-name="T9">meta</text:span></text:a><text:span text:style-name="T38"> data. In this case the server </text:span><text:span text:style-name="Strong_20_Emphasis"><text:span text:style-name="T3">MUST NOT</text:span></text:span><text:span text:style-name="T38"> include a representation of the updated relationship(s).</text:span></text:p>
      <text:h text:style-name="P14" text:outline-level="5"><text:bookmark text:name="crud-updating-relationship-responses-4031"/><text:bookmark-start text:name="__RefHeading___Toc26571_4225345026"/><text:bookmark text:name="auto-id--403-forbidden-2"/>403 Forbidden<text:bookmark-end text:name="__RefHeading___Toc26571_4225345026"/></text:h>
      <text:p text:style-name="P5"><text:span text:style-name="T38">A server </text:span><text:span text:style-name="Strong_20_Emphasis"><text:span text:style-name="T3">MUST</text:span></text:span><text:span text:style-name="T38"> return </text:span><text:span text:style-name="Source_20_Text"><text:span text:style-name="T15">403 Forbidden</text:span></text:span><text:span text:style-name="T38"> in response to an unsupported request to update a relationship.</text:span></text:p>
      <text:h text:style-name="P13" text:outline-level="5"><text:bookmark text:name="crud-updating-relationship-responses-other"/><text:bookmark-start text:name="__RefHeading___Toc26573_4225345026"/><text:bookmark text:name="auto-id--other-responses-4"/><text:soft-page-break/>Other Responses<text:bookmark-end text:name="__RefHeading___Toc26573_4225345026"/></text:h>
      <text:p text:style-name="P5">A server <text:span text:style-name="Strong_20_Emphasis"><text:span text:style-name="T1">MAY</text:span></text:span> respond with other HTTP status codes.</text:p>
      <text:p text:style-name="P5">A server <text:span text:style-name="Strong_20_Emphasis"><text:span text:style-name="T1">MAY</text:span></text:span> include <text:a xlink:type="simple" xlink:href="https://jsonapi.org/format/#errors" text:style-name="Internet_20_link" text:visited-style-name="Visited_20_Internet_20_Link"><text:span text:style-name="T7">error details</text:span></text:a> with error responses.</text:p>
      <text:p text:style-name="P5">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8">HTTP semantics</text:span></text:span></text:a>.</text:p>
      <text:h text:style-name="P18" text:outline-level="3"><text:bookmark text:name="crud-deleting"/><text:bookmark-start text:name="__RefHeading___Toc26575_4225345026"/><text:bookmark text:name="auto-id--deleting-resources"/>Deleting Resources<text:bookmark-end text:name="__RefHeading___Toc26575_4225345026"/></text:h>
      <text:p text:style-name="P5">An individual resource can be <text:span text:style-name="Emphasis">deleted</text:span> by making a <text:span text:style-name="Source_20_Text"><text:span text:style-name="T14">DELETE</text:span></text:span> request to the resource’s URL:</text:p>
      <text:p text:style-name="P20"><text:span text:style-name="Source_20_Text"><text:span text:style-name="T22">DELETE</text:span></text:span><text:span text:style-name="Source_20_Text"><text:span text:style-name="T21"> </text:span></text:span><text:span text:style-name="Source_20_Text"><text:span text:style-name="T29">/photos/1</text:span></text:span><text:span text:style-name="Source_20_Text"><text:span text:style-name="T21"> </text:span></text:span><text:span text:style-name="Source_20_Text"><text:span text:style-name="T22">HTTP/1.1</text:span></text:span></text:p>
      <text:p text:style-name="P21"><text:span text:style-name="Source_20_Text"><text:span text:style-name="T25">Accept</text:span></text:span><text:span text:style-name="Source_20_Text"><text:span text:style-name="T21">: </text:span></text:span><text:span text:style-name="Source_20_Text"><text:span text:style-name="T28">application/vnd.api+json</text:span></text:span></text:p>
      <text:h text:style-name="P16" text:outline-level="4"><text:bookmark text:name="crud-deleting-responses"/><text:bookmark-start text:name="__RefHeading___Toc26577_4225345026"/><text:bookmark text:name="auto-id--responses-5"/>Responses<text:bookmark-end text:name="__RefHeading___Toc26577_4225345026"/></text:h>
      <text:h text:style-name="P13" text:outline-level="5"><text:bookmark text:name="crud-deleting-responses-202"/><text:bookmark-start text:name="__RefHeading___Toc26579_4225345026"/><text:bookmark text:name="auto-id--202-accepted-3"/>202 Accepted<text:bookmark-end text:name="__RefHeading___Toc26579_4225345026"/></text:h>
      <text:p text:style-name="P5"><text:span text:style-name="T38">If a deletion request has been accepted for processing, but the processing has not been completed by the time the server responds, the server </text:span><text:span text:style-name="Strong_20_Emphasis"><text:span text:style-name="T3">MUST</text:span></text:span><text:span text:style-name="T38"> return a </text:span><text:span text:style-name="Source_20_Text"><text:span text:style-name="T15">202 Accepted</text:span></text:span><text:span text:style-name="T38"> status code.</text:span></text:p>
      <text:h text:style-name="P14" text:outline-level="5"><text:bookmark text:name="crud-deleting-responses-204"/><text:bookmark-start text:name="__RefHeading___Toc26581_4225345026"/><text:bookmark text:name="auto-id--204-no-content-3"/>204 No Content<text:bookmark-end text:name="__RefHeading___Toc26581_4225345026"/></text:h>
      <text:p text:style-name="P5"><text:span text:style-name="T40">A server </text:span><text:span text:style-name="Strong_20_Emphasis"><text:span text:style-name="T5">MUST</text:span></text:span><text:span text:style-name="T40"> return a </text:span><text:span text:style-name="Source_20_Text"><text:span text:style-name="T17">204 No Content</text:span></text:span><text:span text:style-name="T40"> status code if a deletion request is successful and no content is returned.</text:span></text:p>
      <text:h text:style-name="P13" text:outline-level="5"><text:bookmark text:name="crud-deleting-responses-200"/><text:bookmark-start text:name="__RefHeading___Toc26583_4225345026"/><text:bookmark text:name="auto-id--200-ok-4"/>200 OK<text:bookmark-end text:name="__RefHeading___Toc26583_4225345026"/></text:h>
      <text:p text:style-name="P5"><text:span text:style-name="T40">A server </text:span><text:span text:style-name="Strong_20_Emphasis"><text:span text:style-name="T5">MUST</text:span></text:span><text:span text:style-name="T40"> return a </text:span><text:span text:style-name="Source_20_Text"><text:span text:style-name="T17">200 OK</text:span></text:span><text:span text:style-name="T40"> status code if a deletion request is successful and the server responds with only top-level </text:span><text:a xlink:type="simple" xlink:href="https://jsonapi.org/format/#document-meta" text:style-name="Internet_20_link" text:visited-style-name="Visited_20_Internet_20_Link"><text:span text:style-name="T11">meta</text:span></text:a><text:span text:style-name="T40"> data.</text:span></text:p>
      <text:h text:style-name="P14" text:outline-level="5"><text:bookmark text:name="crud-deleting-responses-404"/><text:bookmark-start text:name="__RefHeading___Toc26585_4225345026"/><text:bookmark text:name="auto-id--404-not-found-4"/>404 NOT FOUND<text:bookmark-end text:name="__RefHeading___Toc26585_4225345026"/></text:h>
      <text:p text:style-name="P5"><text:span text:style-name="T40">A server </text:span><text:span text:style-name="Strong_20_Emphasis"><text:span text:style-name="T5">SHOULD</text:span></text:span><text:span text:style-name="T40"> return a </text:span><text:span text:style-name="Source_20_Text"><text:span text:style-name="T17">404 Not Found</text:span></text:span><text:span text:style-name="T40"> status code if a deletion request fails due to the resource not existing.</text:span></text:p>
      <text:h text:style-name="P13" text:outline-level="5"><text:bookmark text:name="crud-deleting-responses-other"/><text:bookmark-start text:name="__RefHeading___Toc26587_4225345026"/><text:bookmark text:name="auto-id--other-responses-5"/><text:soft-page-break/>Other Responses<text:bookmark-end text:name="__RefHeading___Toc26587_4225345026"/></text:h>
      <text:p text:style-name="P5">A server <text:span text:style-name="Strong_20_Emphasis"><text:span text:style-name="T1">MAY</text:span></text:span> respond with other HTTP status codes.</text:p>
      <text:p text:style-name="P5">A server <text:span text:style-name="Strong_20_Emphasis"><text:span text:style-name="T1">MAY</text:span></text:span> include <text:a xlink:type="simple" xlink:href="https://jsonapi.org/format/#errors" text:style-name="Internet_20_link" text:visited-style-name="Visited_20_Internet_20_Link"><text:span text:style-name="T7">error details</text:span></text:a> with error responses.</text:p>
      <text:p text:style-name="P5">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8">HTTP semantics</text:span></text:span></text:a>.</text:p>
      <text:h text:style-name="P9" text:outline-level="2"><text:bookmark text:name="query-parameters"/><text:bookmark-start text:name="__RefHeading___Toc26589_4225345026"/><text:bookmark text:name="auto-id--query-parameters"/>Query Parameters<text:bookmark-end text:name="__RefHeading___Toc26589_4225345026"/></text:h>
      <text:p text:style-name="P5"><text:span text:style-name="T38">Implementation specific query parameters </text:span><text:span text:style-name="Strong_20_Emphasis"><text:span text:style-name="T3">MUST</text:span></text:span><text:span text:style-name="T38"> adhere to the same constraints as </text:span><text:a xlink:type="simple" xlink:href="https://jsonapi.org/format/#document-member-names" text:style-name="Internet_20_link" text:visited-style-name="Visited_20_Internet_20_Link"><text:span text:style-name="T9">member names</text:span></text:a><text:span text:style-name="T38">with the additional requirement that they </text:span><text:span text:style-name="Strong_20_Emphasis"><text:span text:style-name="T3">MUST</text:span></text:span><text:span text:style-name="T38"> contain at least one non a-z character (U+0061 to U+007A). It is </text:span><text:span text:style-name="Strong_20_Emphasis"><text:span text:style-name="T3">RECOMMENDED</text:span></text:span><text:span text:style-name="T38"> that a U+002D HYPHEN-MINUS, “-“, U+005F LOW LINE, “_”, or capital letter is used (e.g. camelCasing).</text:span></text:p>
      <text:p text:style-name="P5"><text:span text:style-name="T38">If a server encounters a query parameter that does not follow the naming conventions above, and the server does not know how to process it as a query parameter from this specification, it </text:span><text:span text:style-name="Strong_20_Emphasis"><text:span text:style-name="T3">MUST</text:span></text:span><text:span text:style-name="T38"> return </text:span><text:span text:style-name="Source_20_Text"><text:span text:style-name="T15">400 Bad Request</text:span></text:span><text:span text:style-name="T38">.</text:span></text:p>
      <text:p text:style-name="P1">Note: This is to preserve the ability of JSON:API to make additive additions to standard query parameters without conflicting with existing implementations.</text:p>
      <text:h text:style-name="P9" text:outline-level="2"><text:bookmark text:name="errors"/><text:bookmark-start text:name="__RefHeading___Toc26591_4225345026"/><text:bookmark text:name="auto-id--errors"/>Errors<text:bookmark-end text:name="__RefHeading___Toc26591_4225345026"/></text:h>
      <text:h text:style-name="P18" text:outline-level="3"><text:bookmark text:name="errors-processing"/><text:bookmark-start text:name="__RefHeading___Toc26593_4225345026"/><text:bookmark text:name="auto-id--processing-errors"/>Processing Errors<text:bookmark-end text:name="__RefHeading___Toc26593_4225345026"/></text:h>
      <text:p text:style-name="P5">A server <text:span text:style-name="Strong_20_Emphasis"><text:span text:style-name="T1">MAY</text:span></text:span> choose to stop processing as soon as a problem is encountered, or it <text:span text:style-name="Strong_20_Emphasis"><text:span text:style-name="T1">MAY</text:span></text:span> continue processing and encounter multiple problems. For instance, a server might process multiple attributes and then return multiple validation problems in a single response.</text:p>
      <text:p text:style-name="P5"><text:span text:style-name="T38">When a server encounters multiple problems for a single request, the most generally applicable HTTP error code </text:span><text:span text:style-name="Strong_20_Emphasis"><text:span text:style-name="T3">SHOULD</text:span></text:span><text:span text:style-name="T38"> be used in the response. For instance, </text:span><text:span text:style-name="Source_20_Text"><text:span text:style-name="T15">400 Bad Request</text:span></text:span><text:span text:style-name="T38"> might be appropriate for multiple 4xx errors or </text:span><text:span text:style-name="Source_20_Text"><text:span text:style-name="T15">500 Internal Server Error</text:span></text:span><text:span text:style-name="T38"> might be appropriate for multiple 5xx errors.</text:span></text:p>
      <text:h text:style-name="P18" text:outline-level="3"><text:bookmark text:name="error-objects"/><text:bookmark-start text:name="__RefHeading___Toc26595_4225345026"/><text:bookmark text:name="auto-id--error-objects"/><text:soft-page-break/>Error Objects<text:bookmark-end text:name="__RefHeading___Toc26595_4225345026"/></text:h>
      <text:p text:style-name="P5">Error objects provide additional information about problems encountered while performing an <text:span text:style-name="T38">operation. Error objects </text:span><text:span text:style-name="Strong_20_Emphasis"><text:span text:style-name="T3">MUST</text:span></text:span><text:span text:style-name="T38"> be returned as an array keyed by </text:span><text:span text:style-name="Source_20_Text"><text:span text:style-name="T15">errors</text:span></text:span><text:span text:style-name="T38"> in the top level of a JSON:API document.</text:span></text:p>
      <text:p text:style-name="P5"><text:span text:style-name="T38">An error object </text:span><text:span text:style-name="Strong_20_Emphasis"><text:span text:style-name="T3">MAY</text:span></text:span><text:span text:style-name="T38"> have the following members:</text:span></text:p>
      <text:list xml:id="list1442728862" text:style-name="L17">
        <text:list-item>
          <text:p text:style-name="P66"><text:span text:style-name="Source_20_Text"><text:span text:style-name="T15">id</text:span></text:span><text:span text:style-name="T38">: a unique identifier for this particular occurrence of the problem.</text:span></text:p>
        </text:list-item>
        <text:list-item>
          <text:p text:style-name="P66"><text:span text:style-name="Source_20_Text"><text:span text:style-name="T15">links</text:span></text:span><text:span text:style-name="T38">: a </text:span><text:a xlink:type="simple" xlink:href="https://jsonapi.org/format/#document-links" text:style-name="Internet_20_link" text:visited-style-name="Visited_20_Internet_20_Link"><text:span text:style-name="T9">links object</text:span></text:a><text:span text:style-name="T38"> containing the following members:</text:span></text:p>
          <text:list>
            <text:list-item>
              <text:p text:style-name="P66"><text:span text:style-name="Source_20_Text"><text:span text:style-name="T15">about</text:span></text:span><text:span text:style-name="T38">: a </text:span><text:a xlink:type="simple" xlink:href="https://jsonapi.org/format/#document-links" text:style-name="Internet_20_link" text:visited-style-name="Visited_20_Internet_20_Link"><text:span text:style-name="T9">link</text:span></text:a><text:span text:style-name="T38"> that leads to further details about this particular occurrence of the problem.</text:span></text:p>
            </text:list-item>
          </text:list>
        </text:list-item>
        <text:list-item>
          <text:p text:style-name="P66"><text:span text:style-name="Source_20_Text"><text:span text:style-name="T15">status</text:span></text:span><text:span text:style-name="T38">: the HTTP status code applicable to this problem, expressed as a string value.</text:span></text:p>
        </text:list-item>
        <text:list-item>
          <text:p text:style-name="P66"><text:span text:style-name="Source_20_Text"><text:span text:style-name="T15">code</text:span></text:span><text:span text:style-name="T38">: an application-specific error code, expressed as a string value.</text:span></text:p>
        </text:list-item>
        <text:list-item>
          <text:p text:style-name="P66"><text:span text:style-name="Source_20_Text"><text:span text:style-name="T15">title</text:span></text:span><text:span text:style-name="T38">: a short, human-readable summary of the problem that </text:span><text:span text:style-name="Strong_20_Emphasis"><text:span text:style-name="T3">SHOULD NOT</text:span></text:span><text:span text:style-name="T38"> change from occurrence to occurrence of the problem, except for purposes of localization.</text:span></text:p>
        </text:list-item>
        <text:list-item>
          <text:p text:style-name="P66"><text:span text:style-name="Source_20_Text"><text:span text:style-name="T15">detail</text:span></text:span><text:span text:style-name="T38">: a human-readable explanation specific to this occurrence of the problem. Like </text:span><text:span text:style-name="Source_20_Text"><text:span text:style-name="T15">title</text:span></text:span><text:span text:style-name="T38">, this field’s value can be localized.</text:span></text:p>
        </text:list-item>
        <text:list-item>
          <text:p text:style-name="P66"><text:span text:style-name="Source_20_Text"><text:span text:style-name="T15">source</text:span></text:span><text:span text:style-name="T38">: an object containing references to the source of the error, optionally including any of the following members:</text:span></text:p>
          <text:list>
            <text:list-item>
              <text:p text:style-name="P66"><text:span text:style-name="Source_20_Text"><text:span text:style-name="T15">pointer</text:span></text:span><text:span text:style-name="T38">: a JSON Pointer [</text:span><text:a xlink:type="simple" xlink:href="https://tools.ietf.org/html/rfc6901" text:style-name="Internet_20_link" text:visited-style-name="Visited_20_Internet_20_Link"><text:span text:style-name="T9">RFC6901</text:span></text:a><text:span text:style-name="T38">] to the associated entity in the request document [e.g. </text:span><text:span text:style-name="Source_20_Text"><text:span text:style-name="T15">"/data"</text:span></text:span><text:span text:style-name="T38"> for a primary data object, or </text:span><text:span text:style-name="Source_20_Text"><text:span text:style-name="T15">"/data/attributes/title"</text:span></text:span><text:span text:style-name="T38"> for a specific attribute].</text:span></text:p>
            </text:list-item>
            <text:list-item>
              <text:p text:style-name="P66"><text:span text:style-name="Source_20_Text"><text:span text:style-name="T15">parameter</text:span></text:span><text:span text:style-name="T38">: a string indicating which URI query parameter caused the error.</text:span></text:p>
            </text:list-item>
          </text:list>
        </text:list-item>
        <text:list-item>
          <text:p text:style-name="P47"><text:span text:style-name="Source_20_Text"><text:span text:style-name="T15">meta</text:span></text:span><text:span text:style-name="T38">: a </text:span><text:a xlink:type="simple" xlink:href="https://jsonapi.org/format/#document-meta" text:style-name="Internet_20_link" text:visited-style-name="Visited_20_Internet_20_Link"><text:span text:style-name="T9">meta object</text:span></text:a><text:span text:style-name="T38"> containing non-standard meta-information about the error.</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Open Sans', sans-serif"/>
    <style:font-face style:name="Lohit Devanagari1" svg:font-family="'Lohit Devanagari'"/>
    <style:font-face style:name="monospace" svg:font-family="monospace,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jsonapi-assert" style:family="paragraph" style:master-page-name="">
      <loext:graphic-properties draw:fill="solid" draw:fill-color="#dfcce4"/>
      <style:paragraph-properties fo:margin-left="0.3cm" fo:margin-right="0.3cm" fo:margin-top="0.101cm" fo:margin-bottom="0.6cm" loext:contextual-spacing="true" fo:line-height="100%" fo:text-indent="0cm" style:auto-text-indent="false" style:page-number="auto" fo:background-color="#dfcce4" fo:padding="0.101cm" fo:border="0.06pt solid #c7a0cb" style:shadow="none">
        <style:tab-stops/>
      </style:paragraph-properties>
      <style:text-properties fo:font-size="10pt" fo:background-color="transparent" style:font-size-asian="10.5pt"/>
    </style:style>
    <style:style style:name="jsonapi" style:family="paragraph" style:master-page-name="">
      <loext:graphic-properties draw:fill="solid" draw:fill-color="#adc5e7"/>
      <style:paragraph-properties fo:margin-left="0.3cm" fo:margin-right="0.3cm" fo:margin-top="0.101cm" fo:margin-bottom="0.499cm" loext:contextual-spacing="true" fo:text-indent="0cm" style:auto-text-indent="false" style:page-number="auto" fo:background-color="#adc5e7" fo:padding="0.101cm" fo:border="0.06pt solid #7da7d8" style:shadow="none"/>
      <style:text-properties fo:font-size="10pt" style:font-size-asian="10.5pt"/>
    </style:style>
    <style:style style:name="jsonapi-assert-laravel" style:family="paragraph">
      <loext:graphic-properties draw:fill="solid" draw:fill-color="#bce4e5"/>
      <style:paragraph-properties fo:margin-left="0.3cm" fo:margin-right="0.3cm" fo:margin-top="0.101cm" fo:margin-bottom="0.6cm" loext:contextual-spacing="false" fo:text-indent="0cm" style:auto-text-indent="false" fo:background-color="#bce4e5" fo:padding="0.101cm" fo:border="0.06pt solid #87d1d1" style:shadow="none"/>
      <style:text-properties fo:font-variant="normal" fo:text-transform="none" style:use-window-font-color="true" style:font-name="Liberation Serif1" fo:font-family="'Liberation Serif'" style:font-style-name="Normal" style:font-family-generic="roman" style:font-pitch="variable" fo:font-size="10pt" fo:letter-spacing="normal" fo:font-style="normal" fo:font-weight="normal"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5T15:51:42.214810848</meta:creation-date>
    <dc:date>2019-12-01T23:32:22.315686409</dc:date>
    <meta:editing-duration>P1DT18H15M43S</meta:editing-duration>
    <meta:editing-cycles>103</meta:editing-cycles>
    <meta:generator>LibreOffice/6.0.7.3$Linux_X86_64 LibreOffice_project/00m0$Build-3</meta:generator>
    <meta:document-statistic meta:table-count="0" meta:image-count="0" meta:object-count="0" meta:page-count="42" meta:paragraph-count="967" meta:word-count="8432" meta:character-count="55267" meta:non-whitespace-character-count="46674"/>
  </office:meta>
</office:document-meta>
</file>